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F00000025956CFB12.jpg"/>
  <manifest:file-entry manifest:media-type="image/jpeg" manifest:full-path="Pictures/100000000000007F00000025F05729D0.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Palatino Linotype" svg:font-family="'Palatino Linotype'" style:font-family-generic="roman"/>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2" style:family="table-column">
      <style:table-column-properties fo:break-before="auto" style:column-width="2.3925in"/>
    </style:style>
    <style:style style:name="co3" style:family="table-column">
      <style:table-column-properties fo:break-before="auto" style:column-width="1.1799in"/>
    </style:style>
    <style:style style:name="co4" style:family="table-column">
      <style:table-column-properties fo:break-before="auto" style:column-width="1.6752in"/>
    </style:style>
    <style:style style:name="co5" style:family="table-column">
      <style:table-column-properties fo:break-before="auto" style:column-width="2.2819in"/>
    </style:style>
    <style:style style:name="co6" style:family="table-column">
      <style:table-column-properties fo:break-before="auto" style:column-width="3.4063in"/>
    </style:style>
    <style:style style:name="co7" style:family="table-column">
      <style:table-column-properties fo:break-before="auto" style:column-width="1.1465in"/>
    </style:style>
    <style:style style:name="co8" style:family="table-column">
      <style:table-column-properties fo:break-before="auto" style:column-width="7.2646in"/>
    </style:style>
    <style:style style:name="co9" style:family="table-column">
      <style:table-column-properties fo:break-before="auto" style:column-width="1.6929in"/>
    </style:style>
    <style:style style:name="co10" style:family="table-column">
      <style:table-column-properties fo:break-before="auto" style:column-width="1.9071in"/>
    </style:style>
    <style:style style:name="co11" style:family="table-column">
      <style:table-column-properties fo:break-before="auto" style:column-width="0.9583in"/>
    </style:style>
    <style:style style:name="co12" style:family="table-column">
      <style:table-column-properties fo:break-before="auto" style:column-width="0.9366in"/>
    </style:style>
    <style:style style:name="co13" style:family="table-column">
      <style:table-column-properties fo:break-before="auto" style:column-width="1.2126in"/>
    </style:style>
    <style:style style:name="co14" style:family="table-column">
      <style:table-column-properties fo:break-before="auto" style:column-width="1.1689in"/>
    </style:style>
    <style:style style:name="co15" style:family="table-column">
      <style:table-column-properties fo:break-before="auto" style:column-width="0.6984in"/>
    </style:style>
    <style:style style:name="co16" style:family="table-column">
      <style:table-column-properties fo:break-before="auto" style:column-width="0.5283in"/>
    </style:style>
    <style:style style:name="co17" style:family="table-column">
      <style:table-column-properties fo:break-before="auto" style:column-width="1.0791in"/>
    </style:style>
    <style:style style:name="co18" style:family="table-column">
      <style:table-column-properties fo:break-before="auto" style:column-width="1.1118in"/>
    </style:style>
    <style:style style:name="co19" style:family="table-column">
      <style:table-column-properties fo:break-before="auto" style:column-width="1.4098in"/>
    </style:style>
    <style:style style:name="co20" style:family="table-column">
      <style:table-column-properties fo:break-before="auto" style:column-width="1.3102in"/>
    </style:style>
    <style:style style:name="co21" style:family="table-column">
      <style:table-column-properties fo:break-before="auto" style:column-width="1.2992in"/>
    </style:style>
    <style:style style:name="co22" style:family="table-column">
      <style:table-column-properties fo:break-before="auto" style:column-width="0.352in"/>
    </style:style>
    <style:style style:name="co23" style:family="table-column">
      <style:table-column-properties fo:break-before="auto" style:column-width="0.3854in"/>
    </style:style>
    <style:style style:name="co24" style:family="table-column">
      <style:table-column-properties fo:break-before="auto" style:column-width="1.2555in"/>
    </style:style>
    <style:style style:name="co25" style:family="table-column">
      <style:table-column-properties fo:break-before="auto" style:column-width="1.189in"/>
    </style:style>
    <style:style style:name="co26" style:family="table-column">
      <style:table-column-properties fo:break-before="auto" style:column-width="0.6602in"/>
    </style:style>
    <style:style style:name="co27" style:family="table-column">
      <style:table-column-properties fo:break-before="auto" style:column-width="0.7047in"/>
    </style:style>
    <style:style style:name="co28" style:family="table-column">
      <style:table-column-properties fo:break-before="auto" style:column-width="1.9984in"/>
    </style:style>
    <style:style style:name="co29" style:family="table-column">
      <style:table-column-properties fo:break-before="auto" style:column-width="3.0043in"/>
    </style:style>
    <style:style style:name="co30" style:family="table-column">
      <style:table-column-properties fo:break-before="auto" style:column-width="7.0028in"/>
    </style:style>
    <style:style style:name="co31" style:family="table-column">
      <style:table-column-properties fo:break-before="auto" style:column-width="4.052in"/>
    </style:style>
    <style:style style:name="co32" style:family="table-column">
      <style:table-column-properties fo:break-before="auto" style:column-width="2.0591in"/>
    </style:style>
    <style:style style:name="co33" style:family="table-column">
      <style:table-column-properties fo:break-before="auto" style:column-width="1.872in"/>
    </style:style>
    <style:style style:name="co34" style:family="table-column">
      <style:table-column-properties fo:break-before="auto" style:column-width="7.0244in"/>
    </style:style>
    <style:style style:name="co35" style:family="table-column">
      <style:table-column-properties fo:break-before="auto" style:column-width="0.8925in"/>
    </style:style>
    <style:style style:name="co36" style:family="table-column">
      <style:table-column-properties fo:break-before="auto" style:column-width="0.9299in"/>
    </style:style>
    <style:style style:name="ro1" style:family="table-row">
      <style:table-row-properties style:row-height="0.5in" fo:break-before="auto" style:use-optimal-row-height="false"/>
    </style:style>
    <style:style style:name="ro2" style:family="table-row">
      <style:table-row-properties style:row-height="0.3335in" fo:break-before="auto" style:use-optimal-row-height="false"/>
    </style:style>
    <style:style style:name="ro3" style:family="table-row">
      <style:table-row-properties style:row-height="0.3854in" fo:break-before="auto" style:use-optimal-row-height="false"/>
    </style:style>
    <style:style style:name="ro4" style:family="table-row">
      <style:table-row-properties style:row-height="0.4374in" fo:break-before="auto" style:use-optimal-row-height="false"/>
    </style:style>
    <style:style style:name="ro5" style:family="table-row">
      <style:table-row-properties style:row-height="1.1354in" fo:break-before="auto" style:use-optimal-row-height="false"/>
    </style:style>
    <style:style style:name="ro6" style:family="table-row">
      <style:table-row-properties style:row-height="1.6272in" fo:break-before="auto" style:use-optimal-row-height="false"/>
    </style:style>
    <style:style style:name="ro7" style:family="table-row">
      <style:table-row-properties style:row-height="1.3681in" fo:break-before="auto" style:use-optimal-row-height="false"/>
    </style:style>
    <style:style style:name="ro8" style:family="table-row">
      <style:table-row-properties style:row-height="1.4819in" fo:break-before="auto" style:use-optimal-row-height="false"/>
    </style:style>
    <style:style style:name="ro9" style:family="table-row">
      <style:table-row-properties style:row-height="2.0728in" fo:break-before="auto" style:use-optimal-row-height="false"/>
    </style:style>
    <style:style style:name="ro10" style:family="table-row">
      <style:table-row-properties style:row-height="2.1866in" fo:break-before="auto" style:use-optimal-row-height="false"/>
    </style:style>
    <style:style style:name="ro11" style:family="table-row">
      <style:table-row-properties style:row-height="1.8134in" fo:break-before="auto" style:use-optimal-row-height="false"/>
    </style:style>
    <style:style style:name="ro12" style:family="table-row">
      <style:table-row-properties style:row-height="2.1764in" fo:break-before="auto" style:use-optimal-row-height="true"/>
    </style:style>
    <style:style style:name="ro13" style:family="table-row">
      <style:table-row-properties style:row-height="2.8709in" fo:break-before="auto" style:use-optimal-row-height="false"/>
    </style:style>
    <style:style style:name="ro14" style:family="table-row">
      <style:table-row-properties style:row-height="1.9071in" fo:break-before="auto" style:use-optimal-row-height="false"/>
    </style:style>
    <style:style style:name="ro15" style:family="table-row">
      <style:table-row-properties style:row-height="2.0417in" fo:break-before="auto" style:use-optimal-row-height="false"/>
    </style:style>
    <style:style style:name="ro16" style:family="table-row">
      <style:table-row-properties style:row-height="1.8547in" fo:break-before="auto" style:use-optimal-row-height="false"/>
    </style:style>
    <style:style style:name="ro17" style:family="table-row">
      <style:table-row-properties style:row-height="1.948in" fo:break-before="auto" style:use-optimal-row-height="false"/>
    </style:style>
    <style:style style:name="ro18" style:family="table-row">
      <style:table-row-properties style:row-height="2.0102in" fo:break-before="auto" style:use-optimal-row-height="true"/>
    </style:style>
    <style:style style:name="ro19" style:family="table-row">
      <style:table-row-properties style:row-height="2.7047in" fo:break-before="auto" style:use-optimal-row-height="false"/>
    </style:style>
    <style:style style:name="ro20" style:family="table-row">
      <style:table-row-properties style:row-height="2.6528in" fo:break-before="auto" style:use-optimal-row-height="false"/>
    </style:style>
    <style:style style:name="ro21" style:family="table-row">
      <style:table-row-properties style:row-height="2.3528in" fo:break-before="auto" style:use-optimal-row-height="false"/>
    </style:style>
    <style:style style:name="ro22" style:family="table-row">
      <style:table-row-properties style:row-height="2.6736in" fo:break-before="auto" style:use-optimal-row-height="false"/>
    </style:style>
    <style:style style:name="ro23" style:family="table-row">
      <style:table-row-properties style:row-height="2.6118in" fo:break-before="auto" style:use-optimal-row-height="false"/>
    </style:style>
    <style:style style:name="ro24" style:family="table-row">
      <style:table-row-properties style:row-height="3.8346in" fo:break-before="auto" style:use-optimal-row-height="true"/>
    </style:style>
    <style:style style:name="ro25" style:family="table-row">
      <style:table-row-properties style:row-height="2.7772in" fo:break-before="auto" style:use-optimal-row-height="false"/>
    </style:style>
    <style:style style:name="ro26" style:family="table-row">
      <style:table-row-properties style:row-height="3.4516in" fo:break-before="auto" style:use-optimal-row-height="false"/>
    </style:style>
    <style:style style:name="ro27" style:family="table-row">
      <style:table-row-properties style:row-height="3.5445in" fo:break-before="auto" style:use-optimal-row-height="false"/>
    </style:style>
    <style:style style:name="ro28" style:family="table-row">
      <style:table-row-properties style:row-height="2.7571in" fo:break-before="auto" style:use-optimal-row-height="false"/>
    </style:style>
    <style:style style:name="ro29" style:family="table-row">
      <style:table-row-properties style:row-height="2.7154in" fo:break-before="auto" style:use-optimal-row-height="false"/>
    </style:style>
    <style:style style:name="ro30" style:family="table-row">
      <style:table-row-properties style:row-height="2.4874in" fo:break-before="auto" style:use-optimal-row-height="false"/>
    </style:style>
    <style:style style:name="ro31" style:family="table-row">
      <style:table-row-properties style:row-height="2.7465in" fo:break-before="auto" style:use-optimal-row-height="false"/>
    </style:style>
    <style:style style:name="ro32" style:family="table-row">
      <style:table-row-properties style:row-height="2.3937in" fo:break-before="auto" style:use-optimal-row-height="false"/>
    </style:style>
    <style:style style:name="ro33" style:family="table-row">
      <style:table-row-properties style:row-height="2.6634in" fo:break-before="auto" style:use-optimal-row-height="false"/>
    </style:style>
    <style:style style:name="ro34" style:family="table-row">
      <style:table-row-properties style:row-height="2.3425in" fo:break-before="auto" style:use-optimal-row-height="false"/>
    </style:style>
    <style:style style:name="ro35" style:family="table-row">
      <style:table-row-properties style:row-height="2.9535in" fo:break-before="auto" style:use-optimal-row-height="false"/>
    </style:style>
    <style:style style:name="ro36" style:family="table-row">
      <style:table-row-properties style:row-height="3.3752in" fo:break-before="auto" style:use-optimal-row-height="false"/>
    </style:style>
    <style:style style:name="ro37" style:family="table-row">
      <style:table-row-properties style:row-height="3.7618in" fo:break-before="auto" style:use-optimal-row-height="false"/>
    </style:style>
    <style:style style:name="ro38" style:family="table-row">
      <style:table-row-properties style:row-height="3.7827in" fo:break-before="auto" style:use-optimal-row-height="false"/>
    </style:style>
    <style:style style:name="ro39" style:family="table-row">
      <style:table-row-properties style:row-height="2.4146in" fo:break-before="auto" style:use-optimal-row-height="false"/>
    </style:style>
    <style:style style:name="ro40" style:family="table-row">
      <style:table-row-properties style:row-height="2.4043in" fo:break-before="auto" style:use-optimal-row-height="false"/>
    </style:style>
    <style:style style:name="ro41" style:family="table-row">
      <style:table-row-properties style:row-height="2.7362in" fo:break-before="auto" style:use-optimal-row-height="false"/>
    </style:style>
    <style:style style:name="ro42" style:family="table-row">
      <style:table-row-properties style:row-height="1.0571in" fo:break-before="auto" style:use-optimal-row-height="false"/>
    </style:style>
    <style:style style:name="ro43" style:family="table-row">
      <style:table-row-properties style:row-height="4.0311in" fo:break-before="auto" style:use-optimal-row-height="false"/>
    </style:style>
    <style:style style:name="ro44" style:family="table-row">
      <style:table-row-properties style:row-height="3.8244in" fo:break-before="auto" style:use-optimal-row-height="false"/>
    </style:style>
    <style:style style:name="ro45" style:family="table-row">
      <style:table-row-properties style:row-height="3.3063in" fo:break-before="auto" style:use-optimal-row-height="false"/>
    </style:style>
    <style:style style:name="ro46" style:family="table-row">
      <style:table-row-properties style:row-height="3.3472in" fo:break-before="auto" style:use-optimal-row-height="false"/>
    </style:style>
    <style:style style:name="ro47" style:family="table-row">
      <style:table-row-properties style:row-height="2.0102in" fo:break-before="auto" style:use-optimal-row-height="false"/>
    </style:style>
    <style:style style:name="ro48" style:family="table-row">
      <style:table-row-properties style:row-height="2.2799in" fo:break-before="auto" style:use-optimal-row-height="false"/>
    </style:style>
    <style:style style:name="ro49" style:family="table-row">
      <style:table-row-properties style:row-height="2.0209in" fo:break-before="auto" style:use-optimal-row-height="false"/>
    </style:style>
    <style:style style:name="ro50" style:family="table-row">
      <style:table-row-properties style:row-height="1.3366in" fo:break-before="auto" style:use-optimal-row-height="false"/>
    </style:style>
    <style:style style:name="ro51" style:family="table-row">
      <style:table-row-properties style:row-height="2.5598in" fo:break-before="auto" style:use-optimal-row-height="false"/>
    </style:style>
    <style:style style:name="ro52" style:family="table-row">
      <style:table-row-properties style:row-height="2.2484in" fo:break-before="auto" style:use-optimal-row-height="false"/>
    </style:style>
    <style:style style:name="ro53" style:family="table-row">
      <style:table-row-properties style:row-height="3.8453in" fo:break-before="auto" style:use-optimal-row-height="false"/>
    </style:style>
    <style:style style:name="ro54" style:family="table-row">
      <style:table-row-properties style:row-height="4.1665in" fo:break-before="auto" style:use-optimal-row-height="false"/>
    </style:style>
    <style:style style:name="ro55" style:family="table-row">
      <style:table-row-properties style:row-height="3.4409in" fo:break-before="auto" style:use-optimal-row-height="false"/>
    </style:style>
    <style:style style:name="ro56" style:family="table-row">
      <style:table-row-properties style:row-height="3.7311in" fo:break-before="auto" style:use-optimal-row-height="false"/>
    </style:style>
    <style:style style:name="ro57" style:family="table-row">
      <style:table-row-properties style:row-height="3.3575in" fo:break-before="auto" style:use-optimal-row-height="false"/>
    </style:style>
    <style:style style:name="ro58" style:family="table-row">
      <style:table-row-properties style:row-height="3.5965in" fo:break-before="auto" style:use-optimal-row-height="false"/>
    </style:style>
    <style:style style:name="ro59" style:family="table-row">
      <style:table-row-properties style:row-height="3.3165in" fo:break-before="auto" style:use-optimal-row-height="false"/>
    </style:style>
    <style:style style:name="ro60" style:family="table-row">
      <style:table-row-properties style:row-height="1.5134in" fo:break-before="auto" style:use-optimal-row-height="false"/>
    </style:style>
    <style:style style:name="ro61" style:family="table-row">
      <style:table-row-properties style:row-height="1.5236in" fo:break-before="auto" style:use-optimal-row-height="false"/>
    </style:style>
    <style:style style:name="ro62" style:family="table-row">
      <style:table-row-properties style:row-height="2.0626in" fo:break-before="auto" style:use-optimal-row-height="false"/>
    </style:style>
    <style:style style:name="ro63" style:family="table-row">
      <style:table-row-properties style:row-height="1.9689in" fo:break-before="auto" style:use-optimal-row-height="false"/>
    </style:style>
    <style:style style:name="ro64" style:family="table-row">
      <style:table-row-properties style:row-height="1.5854in" fo:break-before="auto" style:use-optimal-row-height="false"/>
    </style:style>
    <style:style style:name="ro65" style:family="table-row">
      <style:table-row-properties style:row-height="1.6374in" fo:break-before="auto" style:use-optimal-row-height="false"/>
    </style:style>
    <style:style style:name="ro66" style:family="table-row">
      <style:table-row-properties style:row-height="1.6063in" fo:break-before="auto" style:use-optimal-row-height="false"/>
    </style:style>
    <style:style style:name="ro67" style:family="table-row">
      <style:table-row-properties style:row-height="1.5437in" fo:break-before="auto" style:use-optimal-row-height="false"/>
    </style:style>
    <style:style style:name="ro68" style:family="table-row">
      <style:table-row-properties style:row-height="2.1346in" fo:break-before="auto" style:use-optimal-row-height="false"/>
    </style:style>
    <style:style style:name="ro69" style:family="table-row">
      <style:table-row-properties style:row-height="2.2181in" fo:break-before="auto" style:use-optimal-row-height="false"/>
    </style:style>
    <style:style style:name="ro70" style:family="table-row">
      <style:table-row-properties style:row-height="1.9583in" fo:break-before="auto" style:use-optimal-row-height="false"/>
    </style:style>
    <style:style style:name="ro71" style:family="table-row">
      <style:table-row-properties style:row-height="1.772in" fo:break-before="auto" style:use-optimal-row-height="false"/>
    </style:style>
    <style:style style:name="ro72" style:family="table-row">
      <style:table-row-properties style:row-height="2.0929in" fo:break-before="auto" style:use-optimal-row-height="false"/>
    </style:style>
    <style:style style:name="ro73" style:family="table-row">
      <style:table-row-properties style:row-height="2.1972in" fo:break-before="auto" style:use-optimal-row-height="false"/>
    </style:style>
    <style:style style:name="ro74" style:family="table-row">
      <style:table-row-properties style:row-height="1.7929in" fo:break-before="auto" style:use-optimal-row-height="false"/>
    </style:style>
    <style:style style:name="ro75" style:family="table-row">
      <style:table-row-properties style:row-height="2.4563in" fo:break-before="auto" style:use-optimal-row-height="false"/>
    </style:style>
    <style:style style:name="ro76" style:family="table-row">
      <style:table-row-properties style:row-height="3.6272in" fo:break-before="auto" style:use-optimal-row-height="false"/>
    </style:style>
    <style:style style:name="ro77" style:family="table-row">
      <style:table-row-properties style:row-height="4.0217in" fo:break-before="auto" style:use-optimal-row-height="false"/>
    </style:style>
    <style:style style:name="ro78" style:family="table-row">
      <style:table-row-properties style:row-height="3.3366in" fo:break-before="auto" style:use-optimal-row-height="false"/>
    </style:style>
    <style:style style:name="ro79" style:family="table-row">
      <style:table-row-properties style:row-height="3.5134in" fo:break-before="auto" style:use-optimal-row-height="false"/>
    </style:style>
    <style:style style:name="ro80" style:family="table-row">
      <style:table-row-properties style:row-height="3.2957in" fo:break-before="auto" style:use-optimal-row-height="false"/>
    </style:style>
    <style:style style:name="ro81" style:family="table-row">
      <style:table-row-properties style:row-height="4.1972in" fo:break-before="auto" style:use-optimal-row-height="false"/>
    </style:style>
    <style:style style:name="ro82" style:family="table-row">
      <style:table-row-properties style:row-height="1.8965in" fo:break-before="auto" style:use-optimal-row-height="false"/>
    </style:style>
    <style:style style:name="ro83" style:family="table-row">
      <style:table-row-properties style:row-height="2.5283in" fo:break-before="auto" style:use-optimal-row-height="false"/>
    </style:style>
    <style:style style:name="ro84" style:family="table-row">
      <style:table-row-properties style:row-height="1.7618in" fo:break-before="auto" style:use-optimal-row-height="false"/>
    </style:style>
    <style:style style:name="ro85" style:family="table-row">
      <style:table-row-properties style:row-height="2.1764in" fo:break-before="auto" style:use-optimal-row-height="false"/>
    </style:style>
    <style:style style:name="ro86" style:family="table-row">
      <style:table-row-properties style:row-height="3.6374in" fo:break-before="auto" style:use-optimal-row-height="false"/>
    </style:style>
    <style:style style:name="ro87" style:family="table-row">
      <style:table-row-properties style:row-height="2.8189in" fo:break-before="auto" style:use-optimal-row-height="false"/>
    </style:style>
    <style:style style:name="ro88" style:family="table-row">
      <style:table-row-properties style:row-height="2.9846in" fo:break-before="auto" style:use-optimal-row-height="false"/>
    </style:style>
    <style:style style:name="ro89" style:family="table-row">
      <style:table-row-properties style:row-height="2.4772in" fo:break-before="auto" style:use-optimal-row-height="false"/>
    </style:style>
    <style:style style:name="ro90" style:family="table-row">
      <style:table-row-properties style:row-height="2.5492in" fo:break-before="auto" style:use-optimal-row-height="false"/>
    </style:style>
    <style:style style:name="ro91" style:family="table-row">
      <style:table-row-properties style:row-height="2.498in" fo:break-before="auto" style:use-optimal-row-height="false"/>
    </style:style>
    <style:style style:name="ro92" style:family="table-row">
      <style:table-row-properties style:row-height="2.311in" fo:break-before="auto" style:use-optimal-row-height="false"/>
    </style:style>
    <style:style style:name="ro93" style:family="table-row">
      <style:table-row-properties style:row-height="2.0311in" fo:break-before="auto" style:use-optimal-row-height="false"/>
    </style:style>
    <style:style style:name="ro94" style:family="table-row">
      <style:table-row-properties style:row-height="2.1035in" fo:break-before="auto" style:use-optimal-row-height="false"/>
    </style:style>
    <style:style style:name="ro95" style:family="table-row">
      <style:table-row-properties style:row-height="2.1555in" fo:break-before="auto" style:use-optimal-row-height="false"/>
    </style:style>
    <style:style style:name="ro96" style:family="table-row">
      <style:table-row-properties style:row-height="2.6945in" fo:break-before="auto" style:use-optimal-row-height="false"/>
    </style:style>
    <style:style style:name="ro97" style:family="table-row">
      <style:table-row-properties style:row-height="2.8083in" fo:break-before="auto" style:use-optimal-row-height="false"/>
    </style:style>
    <style:style style:name="ro98" style:family="table-row">
      <style:table-row-properties style:row-height="2.8398in" fo:break-before="auto" style:use-optimal-row-height="false"/>
    </style:style>
    <style:style style:name="ro99" style:family="table-row">
      <style:table-row-properties style:row-height="2.9638in" fo:break-before="auto" style:use-optimal-row-height="false"/>
    </style:style>
    <style:style style:name="ro100" style:family="table-row">
      <style:table-row-properties style:row-height="2.7874in" fo:break-before="auto" style:use-optimal-row-height="false"/>
    </style:style>
    <style:style style:name="ro101" style:family="table-row">
      <style:table-row-properties style:row-height="2.7673in" fo:break-before="auto" style:use-optimal-row-height="false"/>
    </style:style>
    <style:style style:name="ro102" style:family="table-row">
      <style:table-row-properties style:row-height="1.9382in" fo:break-before="auto" style:use-optimal-row-height="false"/>
    </style:style>
    <style:style style:name="ro103" style:family="table-row">
      <style:table-row-properties style:row-height="1.8862in" fo:break-before="auto" style:use-optimal-row-height="false"/>
    </style:style>
    <style:style style:name="ro104" style:family="table-row">
      <style:table-row-properties style:row-height="2.3008in" fo:break-before="auto" style:use-optimal-row-height="false"/>
    </style:style>
    <style:style style:name="ro105" style:family="table-row">
      <style:table-row-properties style:row-height="2.3626in" fo:break-before="auto" style:use-optimal-row-height="false"/>
    </style:style>
    <style:style style:name="ro106" style:family="table-row">
      <style:table-row-properties style:row-height="1.6165in" fo:break-before="auto" style:use-optimal-row-height="false"/>
    </style:style>
    <style:style style:name="ro107" style:family="table-row">
      <style:table-row-properties style:row-height="1.2535in" fo:break-before="auto" style:use-optimal-row-height="false"/>
    </style:style>
    <style:style style:name="ro108" style:family="table-row">
      <style:table-row-properties style:row-height="2.5075in" fo:break-before="auto" style:use-optimal-row-height="false"/>
    </style:style>
    <style:style style:name="ro109" style:family="table-row">
      <style:table-row-properties style:row-height="0.1783in" fo:break-before="auto" style:use-optimal-row-height="true"/>
    </style:style>
    <style:style style:name="ro110" style:family="table-row">
      <style:table-row-properties style:row-height="0.6252in" fo:break-before="auto" style:use-optimal-row-height="false"/>
    </style:style>
    <style:style style:name="ro111" style:family="table-row">
      <style:table-row-properties style:row-height="0.4689in" fo:break-before="auto" style:use-optimal-row-height="false"/>
    </style:style>
    <style:style style:name="ro112" style:family="table-row">
      <style:table-row-properties style:row-height="0.352in" fo:break-before="auto" style:use-optimal-row-height="true"/>
    </style:style>
    <style:style style:name="ro113" style:family="table-row">
      <style:table-row-properties style:row-height="0.3465in" fo:break-before="auto" style:use-optimal-row-height="false"/>
    </style:style>
    <style:style style:name="ro114" style:family="table-row">
      <style:table-row-properties style:row-height="0.1862in" fo:break-before="auto" style:use-optimal-row-height="true"/>
    </style:style>
    <style:style style:name="ro115" style:family="table-row">
      <style:table-row-properties style:row-height="0.2709in" fo:break-before="auto" style:use-optimal-row-height="false"/>
    </style:style>
    <style:style style:name="ro116" style:family="table-row">
      <style:table-row-properties style:row-height="0.8299in" fo:break-before="auto" style:use-optimal-row-height="false"/>
    </style:style>
    <style:style style:name="ro117" style:family="table-row">
      <style:table-row-properties style:row-height="0.4402in" fo:break-before="auto" style:use-optimal-row-height="false"/>
    </style:style>
    <style:style style:name="ro118" style:family="table-row">
      <style:table-row-properties style:row-height="0.25in" fo:break-before="auto" style:use-optimal-row-height="false"/>
    </style:style>
    <style:style style:name="ta1" style:family="table" style:master-page-name="PageStyle_5f_PHP">
      <style:table-properties table:display="true" style:writing-mode="lr-tb"/>
    </style:style>
    <style:style style:name="ta2" style:family="table" style:master-page-name="PageStyle_5f_Test_20_Report">
      <style:table-properties table:display="true" style:writing-mode="lr-tb"/>
    </style:style>
    <style:style style:name="ta3" style:family="table" style:master-page-name="PageStyle_5f_Automation_20_Test_20_data">
      <style:table-properties table:display="true" style:writing-mode="lr-tb"/>
    </style:style>
    <style:style style:name="ta4" style:family="table" style:master-page-name="PageStyle_5f_Performance_20_test_20_Url_27_s">
      <style:table-properties table:display="true" style:writing-mode="lr-tb"/>
    </style:style>
    <number:percentage-style style:name="N10">
      <number:number number:decimal-places="0" number:min-integer-digits="1"/>
      <number:text>%</number:text>
    </number:percentage-style>
    <style:style style:name="ce1" style:family="table-cell" style:parent-style-name="Normal_20_2">
      <style:table-cell-properties style:glyph-orientation-vertical="0" fo:background-color="#fffff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Palatino Linotyp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Normal_20_2">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Normal_20_2">
      <style:table-cell-properties fo:background-color="#ffffff"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Normal_20_2">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Normal_20_2">
      <style:table-cell-properties style:glyph-orientation-vertical="0" fo:background-color="#c0c0c0"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8335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6" style:family="table-cell" style:parent-style-name="Normal_20_2">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Normal_20_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 style:family="table-cell" style:parent-style-name="Normal_20_2">
      <style:table-cell-properties style:glyph-orientation-vertical="0" fo:border-bottom="none" fo:background-color="#c0c0c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 style:family="table-cell" style:parent-style-name="Normal_20_2">
      <style:table-cell-properties style:glyph-orientation-vertical="0" fo:border-bottom="none" fo:background-color="#c0c0c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0" style:family="table-cell" style:parent-style-name="Normal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Normal_20_2">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Normal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20_2">
      <style:table-cell-properties style:glyph-orientation-vertical="0" fo:border-bottom="none" fo:background-color="#c0c0c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4" style:family="table-cell" style:parent-style-name="Normal_20_2">
      <style:table-cell-properties style:glyph-orientation-vertical="0" fo:border-bottom="0.0138in solid #000000" fo:background-color="#ffffff"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5" style:family="table-cell" style:parent-style-name="Normal_20_2">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Normal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Normal_20_2">
      <style:table-cell-properties style:glyph-orientation-vertical="0" fo:border-bottom="0.0138in solid #000000" fo:background-color="#ffffff"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Normal_20_2">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Normal_20_2">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Normal_20_2">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Normal_20_2">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2" style:family="table-cell" style:parent-style-name="Normal_20_2">
      <style:table-cell-properties style:glyph-orientation-vertical="0" fo:border-bottom="0.0138in solid #000000" fo:background-color="#ffffff"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Normal_20_2">
      <style:table-cell-properties style:glyph-orientation-vertical="0" fo:border-bottom="0.0138in solid #000000" fo:background-color="#ffffff"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Normal_20_2">
      <style:table-cell-properties style:glyph-orientation-vertical="0" fo:border-bottom="none" fo:background-color="#c0c0c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25" style:family="table-cell" style:parent-style-name="Normal_20_2">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Normal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Normal_20_2">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Normal_20_2">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Normal_20_2">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Normal_20_2">
      <style:table-cell-properties fo:background-color="#ffffff" style:diagonal-bl-tr="none" style:diagonal-tl-br="none" fo:border="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Normal_20_2" style:data-style-name="N121">
      <style:table-cell-properties fo:background-color="#ffffff" style:diagonal-bl-tr="none" style:diagonal-tl-br="none" fo:border="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Normal_20_2">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36" style:family="table-cell" style:parent-style-name="Normal_20_2">
      <style:table-cell-properties fo:background-color="#ffffff" style:diagonal-bl-tr="none" style:diagonal-tl-br="none" fo:border="0.000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Normal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38" style:family="table-cell" style:parent-style-name="Normal_20_2">
      <style:table-cell-properties fo:border-bottom="0.0138in solid #000000" style:diagonal-bl-tr="none" style:diagonal-tl-br="none" fo:background-color="transparent" fo:border-left="0.0138in solid #000000" fo:border-right="0.0138in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Normal_20_2">
      <style:table-cell-properties style:diagonal-bl-tr="none" style:diagonal-tl-br="none" fo:background-color="transparent" fo:border="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Normal_20_2">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Normal_20_2">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Normal_20_2">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Normal_20_2">
      <style:table-cell-properties style:glyph-orientation-vertical="0" fo:border-bottom="0.0138in solid #000000"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Normal_20_2">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Normal_20_2">
      <style:table-cell-properties style:glyph-orientation-vertical="0" fo:border-bottom="none" fo:background-color="#c0c0c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46" style:family="table-cell" style:parent-style-name="Normal_20_2">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Normal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Normal_20_2">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Normal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ackground-color="#fffff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Palatino Linotyp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order-bottom="none" style:diagonal-bl-tr="none" style:diagonal-tl-br="none" fo:border-left="0.0346in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0.0346in solid #000000"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46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0.0346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fo:border-bottom="0.0138in solid #000000" fo:background-color="#ffff99" style:diagonal-bl-tr="none" style:diagonal-tl-br="none" fo:border-left="0.0346in solid #000000" fo:border-right="0.0138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fo:border-bottom="0.0346in solid #000000" fo:background-color="#ffff99" style:diagonal-bl-tr="none" style:diagonal-tl-br="none" fo:border-left="0.0346in solid #000000" fo:border-right="0.0138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fo:border-bottom="0.0346in solid #000000" style:diagonal-bl-tr="none" style:diagonal-tl-br="none" fo:border-left="0.0346in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order-bottom="none" style:diagonal-bl-tr="none" style:diagonal-tl-br="none" fo:border-left="none" fo:border-right="none" fo:border-top="0.0346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fo:border-bottom="0.0346in solid #000000" style:diagonal-bl-tr="none" style:diagonal-tl-br="none" fo:border-left="none"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ackground-color="#ffff99"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fo:background-color="#ffff99" style:diagonal-bl-tr="none" style:diagonal-tl-br="none" fo:border="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fo:border-bottom="0.0346in solid #000000" fo:background-color="#ffff99" style:diagonal-bl-tr="none" style:diagonal-tl-br="none" fo:border-left="0.0138in solid #000000" fo:border-right="0.0138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1" style:family="table-cell" style:parent-style-name="Default">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2" style:family="table-cell" style:parent-style-name="Default">
      <style:table-cell-properties style:glyph-orientation-vertical="0" fo:border-bottom="0.0346in solid #000000" fo:background-color="#ffff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3" style:family="table-cell" style:parent-style-name="Default" style:data-style-name="N0">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data-style-name="N0">
      <style:table-cell-properties style:glyph-orientation-vertical="0" fo:border-bottom="0.0138in solid #000000" fo:background-color="#c0c0c0"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data-style-name="N0">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data-style-name="N10">
      <style:table-cell-properties style:glyph-orientation-vertical="0" fo:border-bottom="0.0346in solid #000000" fo:background-color="#99cc00"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data-style-name="N0">
      <style:table-cell-properties style:glyph-orientation-vertical="0" fo:border-bottom="0.0138in solid #000000" fo:background-color="#c0c0c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data-style-name="N0">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data-style-name="N10">
      <style:table-cell-properties style:glyph-orientation-vertical="0" fo:border-bottom="0.0346in solid #000000" fo:background-color="#99cc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fo:border-bottom="none" style:diagonal-bl-tr="none" style:diagonal-tl-br="none" fo:border-left="none" fo:border-right="none" fo:border-top="0.0346in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fo:border-bottom="0.0346in solid #000000" style:diagonal-bl-tr="none" style:diagonal-tl-br="none" fo:background-color="transparent" fo:border-left="none" fo:border-right="none" fo:border-top="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0.0138in solid #000000" style:diagonal-bl-tr="none" style:diagonal-tl-br="none" style:text-align-source="value-type"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data-style-name="N121">
      <style:table-cell-properties fo:border-bottom="0.0138in solid #000000" style:diagonal-bl-tr="none" style:diagonal-tl-br="none" fo:border-left="0.0138in solid #000000" fo:border-right="0.0346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order-bottom="0.0346in solid #000000" style:diagonal-bl-tr="none" style:diagonal-tl-br="none" fo:border-left="0.0138in solid #000000" fo:border-right="0.0346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0.0138in solid #000000" fo:background-color="#ffff99"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fo:border-bottom="0.0138in solid #000000" fo:background-color="#ffff99" style:diagonal-bl-tr="none" style:diagonal-tl-br="none" fo:border-left="0.0138in solid #000000" fo:border-right="0.0346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fo:border-bottom="0.0346in solid #000000" fo:background-color="#ffff99" style:diagonal-bl-tr="none" style:diagonal-tl-br="none" fo:border-left="0.0138in solid #000000" fo:border-right="0.0346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data-style-name="N0">
      <style:table-cell-properties style:glyph-orientation-vertical="0" fo:border-bottom="0.0138in solid #000000" fo:background-color="#c0c0c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data-style-name="N0">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data-style-name="N10">
      <style:table-cell-properties style:glyph-orientation-vertical="0" fo:border-bottom="0.0346in solid #000000" fo:background-color="#99cc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346in solid #000000" style:direction="ltr" fo:border-right="0.0138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fo:border-bottom="none" style:diagonal-bl-tr="none" style:diagonal-tl-br="none" style:text-align-source="fix" style:repeat-content="false" fo:background-color="transparent" fo:wrap-option="wrap" fo:border-left="0.0346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0.0138in solid #000000" fo:background-color="#ffff99"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style:glyph-orientation-vertical="0" fo:border-bottom="none"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diagonal-bl-tr="none" style:diagonal-tl-br="none" fo:border="none"/>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order-bottom="non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data-style-name="N0">
      <style:table-cell-properties style:glyph-orientation-vertical="0" fo:border-bottom="0.0138in solid #000000" fo:background-color="#99cc00"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data-style-name="N0">
      <style:table-cell-properties style:glyph-orientation-vertical="0" fo:border-bottom="0.0346in solid #000000" fo:background-color="#99cc00"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order-bottom="none" style:diagonal-bl-tr="none" style:diagonal-tl-br="none" fo:border-left="none" fo:border-right="0.0346in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order-bottom="0.0346in solid #000000" style:diagonal-bl-tr="none" style:diagonal-tl-br="none" fo:border-left="none" fo:border-right="0.0346in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diagonal-bl-tr="none" style:diagonal-tl-br="none" fo:border="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Normal_20_2" style:data-style-name="N0">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14" style:family="table-cell" style:parent-style-name="Normal_20_2">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Normal_20_2">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116" style:family="table-cell" style:parent-style-name="Normal_20_2" style:data-style-name="N0">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text-properties style:use-window-font-color="true" style:text-outline="false" style:text-line-through-style="none" style:font-name="Arial1"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118" style:family="table-cell" style:parent-style-name="Normal_20_2">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1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20" style:family="table-cell" style:parent-style-name="Default" style:data-style-name="N0">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123" style:family="table-cell" style:parent-style-name="Default" style:data-style-name="N0">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1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127"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shadow="hidden" draw:color-mode="standard" draw:luminance="0%" draw:contrast="0%" draw:gamma="100%" draw:red="0%" draw:green="0%" draw:blue="0%" fo:clip="rect(0in, 0in, 0in, 0in)" draw:image-opacity="100%" style:mirror="none"/>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2" style:family="text">
      <style:text-properties fo:color="#000000"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3" style:family="text">
      <style:text-properties fo:color="#000000"/>
    </style:style>
    <style:style style:name="T4" style:family="text">
      <style:text-properties fo:color="#c5000b"/>
    </style:style>
    <style:style style:name="T5" style:family="text">
      <style:text-properties style:use-window-font-color="true" style:text-outline="false" style:text-line-through-style="none" style:text-position="0% 100%"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0)" table:allow-empty-cell="true" table:display-list="unsorted" table:base-cell-address="WORDPRESS.K13">
          <table:error-message table:message-type="stop" table:display="true"/>
        </table:content-validation>
      </table:content-validations>
      <table:table table:name="WORDPRES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18"/>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 table:number-columns-repeated="243" table:default-cell-style-name="ce3"/>
        <table:table-column table:style-name="co15" table:number-columns-repeated="767" table:default-cell-style-name="Default"/>
        <table:table-row table:style-name="ro1">
          <table:table-cell table:style-name="ce1" office:value-type="string" table:number-columns-spanned="14" table:number-rows-spanned="1">
            <text:p>Phresco Application – WORDPRESS Framework</text:p>
            <draw:frame table:end-cell-address="WORDPRESS.B1" table:end-x="0.7335in" table:end-y="0.4669in" draw:z-index="0" draw:name="Picture 1" draw:style-name="gr1" draw:text-style-name="P1" svg:width="1.4362in" svg:height="0.3831in" svg:x="0in" svg:y="0.0839in">
              <draw:image xlink:href="Pictures/100000000000007F00000025956CFB12.jpg" xlink:type="simple" xlink:show="embed" xlink:actuate="onLoad">
                <text:p/>
              </draw:image>
            </draw:frame>
            <draw:frame table:end-cell-address="WORDPRESS.B1" table:end-x="0.7335in" table:end-y="0.4669in" draw:z-index="1" draw:name="Picture 1" draw:style-name="gr1" draw:text-style-name="P1" svg:width="1.4362in" svg:height="0.3831in" svg:x="0in" svg:y="0.0839in">
              <draw:image xlink:href="Pictures/100000000000007F00000025956CFB12.jpg" xlink:type="simple" xlink:show="embed" xlink:actuate="onLoad">
                <text:p/>
              </draw:image>
            </draw:frame>
            <draw:frame table:end-cell-address="WORDPRESS.B1" table:end-x="0.7335in" table:end-y="0.4669in" draw:z-index="2" draw:name="Picture 1" draw:style-name="gr1" draw:text-style-name="P1" svg:width="1.4362in" svg:height="0.3831in" svg:x="0in" svg:y="0.0839in">
              <draw:image xlink:href="Pictures/100000000000007F00000025956CFB12.jpg" xlink:type="simple" xlink:show="embed" xlink:actuate="onLoad">
                <text:p/>
              </draw:image>
            </draw:frame>
            <draw:frame table:end-cell-address="WORDPRESS.B1" table:end-x="0.7335in" table:end-y="0.4669in" draw:z-index="3" draw:name="Picture 9" draw:style-name="gr1" draw:text-style-name="P1" svg:width="1.4362in" svg:height="0.3831in" svg:x="0in" svg:y="0.0839in">
              <draw:image xlink:href="Pictures/100000000000007F00000025956CFB12.jpg" xlink:type="simple" xlink:show="embed" xlink:actuate="onLoad">
                <text:p/>
              </draw:image>
            </draw:frame>
            <draw:frame table:end-cell-address="WORDPRESS.B1" table:end-x="0.7657in" table:end-y="0.4571in" draw:z-index="4" draw:name="Picture 1" draw:style-name="gr1" draw:text-style-name="P1" svg:width="1.3661in" svg:height="0.3831in" svg:x="0.1024in" svg:y="0.074in">
              <draw:image xlink:href="Pictures/100000000000007F00000025F05729D0.jpg" xlink:type="simple" xlink:show="embed" xlink:actuate="onLoad">
                <text:p/>
              </draw:image>
            </draw:frame>
            <draw:frame table:end-cell-address="WORDPRESS.B1" table:end-x="0.7657in" table:end-y="0.4571in" draw:z-index="5" draw:name="Picture 1" draw:style-name="gr1" draw:text-style-name="P1" svg:width="1.3661in" svg:height="0.3831in" svg:x="0.1024in" svg:y="0.074in">
              <draw:image xlink:href="Pictures/100000000000007F00000025F05729D0.jpg" xlink:type="simple" xlink:show="embed" xlink:actuate="onLoad">
                <text:p/>
              </draw:image>
            </draw:frame>
            <draw:frame table:end-cell-address="WORDPRESS.B1" table:end-x="0.7657in" table:end-y="0.4571in" draw:z-index="6" draw:name="Picture 1" draw:style-name="gr1" draw:text-style-name="P1" svg:width="1.3661in" svg:height="0.3831in" svg:x="0.1024in" svg:y="0.074in">
              <draw:image xlink:href="Pictures/100000000000007F00000025F05729D0.jpg" xlink:type="simple" xlink:show="embed" xlink:actuate="onLoad">
                <text:p/>
              </draw:image>
            </draw:frame>
            <draw:frame table:end-cell-address="WORDPRESS.B1" table:end-x="0.7657in" table:end-y="0.4571in" draw:z-index="7" draw:name="Picture 1" draw:style-name="gr1" draw:text-style-name="P1" svg:width="1.3661in" svg:height="0.3831in" svg:x="0.1024in" svg:y="0.074in">
              <draw:image xlink:href="Pictures/100000000000007F00000025F05729D0.jpg" xlink:type="simple" xlink:show="embed" xlink:actuate="onLoad">
                <text:p/>
              </draw:image>
            </draw:frame>
            <draw:frame table:end-cell-address="WORDPRESS.B1" table:end-x="0.7657in" table:end-y="0.4571in" draw:z-index="8" draw:name="Picture 1" draw:style-name="gr1" draw:text-style-name="P1" svg:width="1.3661in" svg:height="0.3831in" svg:x="0.1024in" svg:y="0.074in">
              <draw:image xlink:href="Pictures/100000000000007F00000025F05729D0.jpg" xlink:type="simple" xlink:show="embed" xlink:actuate="onLoad">
                <text:p/>
              </draw:image>
            </draw:frame>
          </table:table-cell>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table-cell table:number-columns-repeated="1010"/>
        </table:table-row>
        <table:table-row table:style-name="ro2">
          <table:table-cell table:style-name="ce2" table:number-columns-repeated="11"/>
          <table:table-cell table:number-columns-repeated="1013"/>
        </table:table-row>
        <table:table-row table:style-name="ro2">
          <table:table-cell/>
          <table:table-cell table:style-name="ce5" office:value-type="string" table:number-columns-spanned="2" table:number-rows-spanned="1">
            <text:p>Project Name:</text:p>
          </table:table-cell>
          <table:covered-table-cell table:style-name="ce5"/>
          <table:table-cell table:style-name="ce14" office:value-type="string">
            <text:p>Phresco Application</text:p>
          </table:table-cell>
          <table:table-cell table:style-name="ce22"/>
          <table:table-cell table:style-name="ce5" office:value-type="string">
            <text:p>Tested By</text:p>
          </table:table-cell>
          <table:table-cell table:style-name="ce31" office:value-type="string">
            <text:p>SaravanaKumar</text:p>
          </table:table-cell>
          <table:table-cell table:number-columns-repeated="1017"/>
        </table:table-row>
        <table:table-row table:style-name="ro2">
          <table:table-cell/>
          <table:table-cell table:style-name="ce5" office:value-type="string" table:number-columns-spanned="2" table:number-rows-spanned="1">
            <text:p>Project ID:</text:p>
          </table:table-cell>
          <table:covered-table-cell table:style-name="ce5"/>
          <table:table-cell table:style-name="ce15" office:value-type="string">
            <text:p>Phresco Application</text:p>
          </table:table-cell>
          <table:table-cell table:style-name="ce22"/>
          <table:table-cell table:style-name="ce5" office:value-type="string">
            <text:p>Testing Period</text:p>
          </table:table-cell>
          <table:table-cell table:style-name="ce32"/>
          <table:table-cell table:number-columns-repeated="1017"/>
        </table:table-row>
        <table:table-row table:style-name="ro2">
          <table:table-cell/>
          <table:table-cell table:style-name="ce5" office:value-type="string" table:number-columns-spanned="2" table:number-rows-spanned="1">
            <text:p>Module:</text:p>
          </table:table-cell>
          <table:covered-table-cell table:style-name="ce5"/>
          <table:table-cell table:style-name="ce16" office:value-type="string" table:number-columns-spanned="2" table:number-rows-spanned="1">
            <text:p>None</text:p>
          </table:table-cell>
          <table:covered-table-cell table:style-name="ce16"/>
          <table:table-cell table:style-name="ce5" office:value-type="string">
            <text:p>Test Date</text:p>
          </table:table-cell>
          <table:table-cell table:style-name="ce33"/>
          <table:table-cell table:number-columns-repeated="1017"/>
        </table:table-row>
        <table:table-row table:style-name="ro2">
          <table:table-cell/>
          <table:table-cell table:style-name="ce5" office:value-type="string" table:number-columns-spanned="2" table:number-rows-spanned="1">
            <text:p>Sub Module:</text:p>
          </table:table-cell>
          <table:covered-table-cell table:style-name="ce5"/>
          <table:table-cell table:style-name="ce16" office:value-type="string" table:number-columns-spanned="2" table:number-rows-spanned="1">
            <text:p>Phresco Application</text:p>
          </table:table-cell>
          <table:covered-table-cell table:style-name="ce16"/>
          <table:table-cell table:number-columns-repeated="1019"/>
        </table:table-row>
        <table:table-row table:style-name="ro2">
          <table:table-cell/>
          <table:table-cell table:style-name="ce5" office:value-type="string" table:number-columns-spanned="2" table:number-rows-spanned="1">
            <text:p>Version No.</text:p>
          </table:table-cell>
          <table:covered-table-cell table:style-name="ce5"/>
          <table:table-cell table:style-name="ce17" office:value-type="string">
            <text:p>Draft</text:p>
          </table:table-cell>
          <table:table-cell table:style-name="ce22"/>
          <table:table-cell table:number-columns-repeated="1019"/>
        </table:table-row>
        <table:table-row table:style-name="ro2">
          <table:table-cell/>
          <table:table-cell table:style-name="ce6" table:number-columns-repeated="2"/>
          <table:table-cell table:number-columns-repeated="1021"/>
        </table:table-row>
        <table:table-row table:style-name="ro2">
          <table:table-cell/>
          <table:table-cell table:style-name="ce5" office:value-type="string" table:number-columns-spanned="2" table:number-rows-spanned="1">
            <text:p>TEST CYCLE :</text:p>
          </table:table-cell>
          <table:covered-table-cell table:style-name="ce5"/>
          <table:table-cell table:style-name="ce19"/>
          <table:table-cell table:style-name="ce23"/>
          <table:table-cell table:number-columns-repeated="1019"/>
        </table:table-row>
        <table:table-row table:style-name="ro2">
          <table:table-cell/>
          <table:table-cell table:style-name="ce5" office:value-type="string" table:number-columns-spanned="2" table:number-rows-spanned="1">
            <text:p>Test Cases Prepared By:</text:p>
          </table:table-cell>
          <table:covered-table-cell table:style-name="ce5"/>
          <table:table-cell table:style-name="ce20" office:value-type="string" table:number-columns-spanned="2" table:number-rows-spanned="1">
            <text:p>Chelladurai,Shenbagapandiyan</text:p>
          </table:table-cell>
          <table:covered-table-cell table:style-name="ce20"/>
          <table:table-cell table:number-columns-repeated="1019"/>
        </table:table-row>
        <table:table-row table:style-name="ro2">
          <table:table-cell/>
          <table:table-cell table:style-name="ce7" table:number-columns-repeated="2"/>
          <table:table-cell table:style-name="ce21" table:number-columns-repeated="2"/>
          <table:table-cell table:style-name="ce7"/>
          <table:table-cell table:number-columns-repeated="1018"/>
        </table:table-row>
        <table:table-row table:style-name="ro3">
          <table:table-cell table:style-name="ce4"/>
          <table:table-cell table:style-name="ce8" office:value-type="string">
            <text:p>Feature ID</text:p>
          </table:table-cell>
          <table:table-cell table:style-name="ce8" office:value-type="string">
            <text:p>Requirement ID</text:p>
          </table:table-cell>
          <table:table-cell table:style-name="ce8" office:value-type="string">
            <text:p>Test Case ID</text:p>
          </table:table-cell>
          <table:table-cell table:style-name="ce24" office:value-type="string">
            <text:p>Test Case Description</text:p>
          </table:table-cell>
          <table:table-cell table:style-name="ce8" office:value-type="string">
            <text:p>Test Steps</text:p>
          </table:table-cell>
          <table:table-cell table:style-name="ce8" office:value-type="string">
            <text:p>Test Case Type</text:p>
          </table:table-cell>
          <table:table-cell table:style-name="ce8" office:value-type="string">
            <text:p>Test Input / Test Data</text:p>
          </table:table-cell>
          <table:table-cell table:style-name="ce8" office:value-type="string">
            <text:p>Expected Results</text:p>
          </table:table-cell>
          <table:table-cell table:style-name="ce8" office:value-type="string">
            <text:p>Actual Results</text:p>
          </table:table-cell>
          <table:table-cell table:style-name="ce8" office:value-type="string">
            <text:p>Status </text:p>
          </table:table-cell>
          <table:table-cell table:style-name="ce8" office:value-type="string">
            <text:p>Priority</text:p>
          </table:table-cell>
          <table:table-cell table:style-name="ce8" office:value-type="string">
            <text:p>Severity</text:p>
          </table:table-cell>
          <table:table-cell table:style-name="ce8" office:value-type="string">
            <text:p>Bug ID/Comments</text:p>
          </table:table-cell>
          <table:table-cell table:style-name="ce4" table:number-columns-repeated="1010"/>
        </table:table-row>
        <table:table-row table:style-name="ro4">
          <table:table-cell/>
          <table:table-cell table:style-name="ce9"/>
          <table:table-cell table:style-name="ce13" table:number-columns-repeated="2"/>
          <table:table-cell table:style-name="ce13" office:value-type="string">
            <text:p>Create Project</text:p>
          </table:table-cell>
          <table:table-cell table:style-name="ce13" table:number-columns-repeated="5"/>
          <table:table-cell table:style-name="ce13" table:content-validation-name="val1"/>
          <table:table-cell table:style-name="ce13" table:number-columns-repeated="2"/>
          <table:table-cell table:style-name="ce45"/>
          <table:table-cell table:number-columns-repeated="1010"/>
        </table:table-row>
        <table:table-row table:style-name="ro5">
          <table:table-cell/>
          <table:table-cell table:style-name="ce10" office:value-type="string">
            <text:p>login</text:p>
          </table:table-cell>
          <table:table-cell table:style-name="ce10"/>
          <table:table-cell table:style-name="ce11" office:value-type="string">
            <text:p>TC_WORD_01</text:p>
          </table:table-cell>
          <table:table-cell table:style-name="ce25" office:value-type="string">
            <text:p><text:s/>check for the Login page validation </text:p>
          </table:table-cell>
          <table:table-cell table:style-name="ce16" office:value-type="string">
            <text:p>1.Open a web browser.</text:p>
            <text:p>2.Type the URL:localhost:2468/phresco/ in the address bar.</text:p>
            <text:p>3.Click the URL it will display Phresco welcome page.</text:p>
            <text:p><text:tab/><text:tab/><text:tab/></text:p>
          </table:table-cell>
          <table:table-cell table:style-name="ce25"/>
          <table:table-cell table:style-name="ce37"/>
          <table:table-cell table:style-name="ce40" office:value-type="string">
            <text:p>user should be able to land in Login page.</text:p>
          </table:table-cell>
          <table:table-cell table:style-name="ce37"/>
          <table:table-cell table:style-name="ce37" table:content-validation-name="val1"/>
          <table:table-cell table:style-name="ce37" table:number-columns-repeated="3"/>
          <table:table-cell table:number-columns-repeated="1010"/>
        </table:table-row>
        <table:table-row table:style-name="ro6">
          <table:table-cell/>
          <table:table-cell table:style-name="ce11" office:value-type="string">
            <text:p>login</text:p>
          </table:table-cell>
          <table:table-cell table:style-name="ce11"/>
          <table:table-cell table:style-name="ce11" office:value-type="string">
            <text:p>TC_WORD_02</text:p>
          </table:table-cell>
          <table:table-cell table:style-name="ce26" office:value-type="string">
            <text:p>check for the login page validation for correct username and password</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matches the password, user should able to land on home page</text:p>
          </table:table-cell>
          <table:table-cell table:style-name="ce26"/>
          <table:table-cell table:style-name="ce38"/>
          <table:table-cell table:style-name="ce34" office:value-type="string">
            <text:p>user should able to view home page.</text:p>
          </table:table-cell>
          <table:table-cell table:style-name="ce29"/>
          <table:table-cell table:style-name="ce43"/>
          <table:table-cell table:style-name="ce25" table:content-validation-name="val1" table:number-columns-repeated="2"/>
          <table:table-cell table:style-name="ce38"/>
          <table:table-cell table:number-columns-repeated="1010"/>
        </table:table-row>
        <table:table-row table:style-name="ro7">
          <table:table-cell/>
          <table:table-cell table:style-name="ce11" office:value-type="string">
            <text:p>login</text:p>
          </table:table-cell>
          <table:table-cell table:style-name="ce12"/>
          <table:table-cell table:style-name="ce11" office:value-type="string">
            <text:p>TC_WORD_03</text:p>
          </table:table-cell>
          <table:table-cell table:style-name="ce26" office:value-type="string">
            <text:p>check for the login page validation for incorrect username and password </text:p>
          </table:table-cell>
          <table:table-cell table:style-name="ce27" office:value-type="string">
            <text:p>1.Open a web browser.<text:tab/></text:p>
            <text:p>2.Type the URL:localhost:2468/phresco/ in the address bar.</text:p>
            <text:p>3.Click the URL it will display welcome to phresco.</text:p>
            <text:p>4.Enter a invalid username and password.</text:p>
            <text:p>5.If the username and password is invalid should not able to land on home page.</text:p>
          </table:table-cell>
          <table:table-cell table:style-name="ce26"/>
          <table:table-cell table:style-name="ce39"/>
          <table:table-cell table:style-name="ce34" office:value-type="string">
            <text:p>user should get a message "invalid username and passwor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
          <table:table-cell/>
          <table:table-cell table:style-name="ce11" office:value-type="string">
            <text:p>Home page</text:p>
          </table:table-cell>
          <table:table-cell table:style-name="ce12"/>
          <table:table-cell table:style-name="ce11" office:value-type="string">
            <text:p>TC_SHP_04</text:p>
          </table:table-cell>
          <table:table-cell table:style-name="ce26" office:value-type="string">
            <text:p>Check Home page with Photon phresco logo</text:p>
          </table:table-cell>
          <table:table-cell table:style-name="ce28" office:value-type="string">
            <text:p>1.Open a web browser in Windows 2003 server machine.</text:p>
            <text:p>2.Type the URL:localhost:2468/phresco/ in the address bar.</text:p>
            <text:p>3.Click the URL it will display welcome to phresco.</text:p>
            <text:p>4.Enter a valid username and password.</text:p>
            <text:p>5.If the username matches the password, user should able to land on home page</text:p>
            <text:p>6. Verify the Home page with Home, Applications, Settings, Help with collapse button in top mid of the application</text:p>
            <text:p>7. Verify Latest news link with collapse button next to phresco videos widget</text:p>
            <text:p>8. Check Applications, About us, Help and settings link</text:p>
            <text:p>9. Check Demouser link with arrow symbol in top right corner of the application</text:p>
            <text:p>10. Check photon phresco logo in left side corner of the home page</text:p>
            <text:p>11. Check copyright information in left side bottom of the home page (@ 2012.Photon Infotech Pvt Ltd. | <text:a xlink:href="http://www.photon.in/">www.photon.in</text:a></text:p>
          </table:table-cell>
          <table:table-cell table:style-name="ce26"/>
          <table:table-cell table:style-name="ce39"/>
          <table:table-cell table:style-name="ce34" office:value-type="string">
            <text:p>The home page is able to <text:s/>view the user with the respective tab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
          <table:table-cell/>
          <table:table-cell table:style-name="ce12" office:value-type="string">
            <text:p>Phresco video</text:p>
          </table:table-cell>
          <table:table-cell table:style-name="ce12"/>
          <table:table-cell table:style-name="ce11" office:value-type="string">
            <text:p>TC_SHP_05</text:p>
          </table:table-cell>
          <table:table-cell table:style-name="ce26" office:value-type="string">
            <text:p>check whether Video widget is available in home page with play button.</text:p>
          </table:table-cell>
          <table:table-cell table:style-name="ce16" office:value-type="string">
            <text:p>1.Open a web browser in Windows 2003 server machine.</text:p>
            <text:p>2.Type the URL:localhost:2468/phresco/ in the address bar.</text:p>
            <text:p>3.Click the URL it will display welcome to phresco.</text:p>
            <text:p>4.Enter a valid username and password.</text:p>
            <text:p>5.If the username and password correct user should able to land on home page.</text:p>
            <text:p>6.Video widget should be display in home page with play button</text:p>
            <text:p/>
          </table:table-cell>
          <table:table-cell table:style-name="ce34"/>
          <table:table-cell table:style-name="ce39"/>
          <table:table-cell table:style-name="ce34" office:value-type="string">
            <text:p>user should be able to view the video widget with play butto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
          <table:table-cell/>
          <table:table-cell table:style-name="ce12" office:value-type="string">
            <text:p>Phresco Video</text:p>
          </table:table-cell>
          <table:table-cell table:style-name="ce12"/>
          <table:table-cell table:style-name="ce11" office:value-type="string">
            <text:p>TC_SHP_06</text:p>
          </table:table-cell>
          <table:table-cell table:style-name="ce26" office:value-type="string">
            <text:p>Check the video widget with list of videos available under playlist </text:p>
          </table:table-cell>
          <table:table-cell table:style-name="ce16" office:value-type="string">
            <text:p>1.Open a web browser in Windows 2003 server machine.</text:p>
            <text:p>2.Type the URL:localhost:2468/phresco/ in the address bar.</text:p>
            <text:p>3.Click the URL it will display welcome to phresco.</text:p>
            <text:p>4.Enter a valid username and password.</text:p>
            <text:p>5.If the username and password correct user should able to land on home page.</text:p>
            <text:p>6. Check “Phresco introduction,Sharepoint project creation &amp; Sharepoint project Deploy” video list under playlist.</text:p>
          </table:table-cell>
          <table:table-cell table:style-name="ce34"/>
          <table:table-cell table:style-name="ce39"/>
          <table:table-cell table:style-name="ce34" office:value-type="string">
            <text:p>User able to view the video list on right side under play list</text:p>
          </table:table-cell>
          <table:table-cell/>
          <table:table-cell table:style-name="ce12" table:number-columns-repeated="2"/>
          <table:table-cell table:style-name="ce11"/>
          <table:table-cell table:style-name="ce26"/>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row>
        <table:table-row table:style-name="ro8">
          <table:table-cell/>
          <table:table-cell table:style-name="ce12" office:value-type="string">
            <text:p>Phresco Vidoe</text:p>
          </table:table-cell>
          <table:table-cell table:style-name="ce12"/>
          <table:table-cell table:style-name="ce11" office:value-type="string">
            <text:p>TC_SHP_07</text:p>
          </table:table-cell>
          <table:table-cell table:style-name="ce26" office:value-type="string">
            <text:p>Check the video's are running properly</text:p>
          </table:table-cell>
          <table:table-cell table:style-name="ce16" office:value-type="string">
            <text:p>1.Open a web browser in Windows 2003 server machine.</text:p>
            <text:p>2.Type the URL:localhost:2468/phresco/ in the address bar.</text:p>
            <text:p>3.Click the URL it will display welcome to phresco.</text:p>
            <text:p>4.Enter a valid username and password.</text:p>
            <text:p>5.If the username and password correct user should able to land on home page.</text:p>
            <text:p>6.Click any of the video under playlist in home page</text:p>
            <text:p>7. Check “Phresco introduction,Sharepoint project creation &amp; Sharepoint project Deploy” videos under playlist.</text:p>
            <text:p>8. Click any one of <text:s/>the video listed under playlist</text:p>
          </table:table-cell>
          <table:table-cell table:style-name="ce34"/>
          <table:table-cell table:style-name="ce39"/>
          <table:table-cell table:style-name="ce34" office:value-type="string">
            <text:p>User able to see the video properly</text:p>
          </table:table-cell>
          <table:table-cell/>
          <table:table-cell table:style-name="ce12" table:number-columns-repeated="2"/>
          <table:table-cell table:style-name="ce11"/>
          <table:table-cell table:style-name="ce26"/>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row>
        <table:table-row table:style-name="ro9">
          <table:table-cell/>
          <table:table-cell table:style-name="ce11" office:value-type="string">
            <text:p>Application page</text:p>
          </table:table-cell>
          <table:table-cell table:style-name="ce12"/>
          <table:table-cell table:style-name="ce11" office:value-type="string">
            <text:p>TC_WORD_08</text:p>
          </table:table-cell>
          <table:table-cell table:style-name="ce26" office:value-type="string">
            <text:p>check for the Application page link validation.</text:p>
          </table:table-cell>
          <table:table-cell table:style-name="ce29"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Click the play button to see the video.</text:p>
            <text:p>7.It will display an application link.</text:p>
            <text:p>8.Click the application link it will display the application page</text:p>
          </table:table-cell>
          <table:table-cell table:style-name="ce26"/>
          <table:table-cell table:style-name="ce39"/>
          <table:table-cell table:style-name="ce34" office:value-type="string">
            <text:p>clicking the application link the application page should be visible by the us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0">
          <table:table-cell/>
          <table:table-cell table:style-name="ce12" office:value-type="string">
            <text:p>About us link validation</text:p>
          </table:table-cell>
          <table:table-cell table:style-name="ce12"/>
          <table:table-cell table:style-name="ce11" office:value-type="string">
            <text:p>TC_WORD_09</text:p>
          </table:table-cell>
          <table:table-cell table:style-name="ce26" office:value-type="string">
            <text:p>check for the About us link validation</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It will display an About us link.</text:p>
            <text:p>7.Click the About us link it will display about phresco.</text:p>
          </table:table-cell>
          <table:table-cell table:style-name="ce26"/>
          <table:table-cell table:style-name="ce39"/>
          <table:table-cell table:style-name="ce34" office:value-type="string">
            <text:p>clicking the about us link it will display about phresco and should be visible by the us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1">
          <table:table-cell/>
          <table:table-cell table:style-name="ce12" office:value-type="string">
            <text:p>Settings link validation</text:p>
          </table:table-cell>
          <table:table-cell table:style-name="ce12"/>
          <table:table-cell table:style-name="ce11" office:value-type="string">
            <text:p>TC_WORD_10</text:p>
          </table:table-cell>
          <table:table-cell table:style-name="ce26" office:value-type="string">
            <text:p>check for the Settings link validation</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It will display settings link.</text:p>
            <text:p>7.Click the About us link it will display the settings page.</text:p>
          </table:table-cell>
          <table:table-cell table:style-name="ce26"/>
          <table:table-cell table:style-name="ce39"/>
          <table:table-cell table:style-name="ce34" office:value-type="string">
            <text:p>clicking the settings link the settings page should be visible by the us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2">
          <table:table-cell/>
          <table:table-cell table:style-name="ce12" office:value-type="string">
            <text:p>Help link validation</text:p>
          </table:table-cell>
          <table:table-cell table:style-name="ce12"/>
          <table:table-cell table:style-name="ce11" office:value-type="string">
            <text:p>TC_WORD_11</text:p>
          </table:table-cell>
          <table:table-cell table:style-name="ce26" office:value-type="string">
            <text:p>check whether Help link validation works properly.</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It will display Help link.</text:p>
            <text:p>7.Click the Help link it will display the Phresco forum page.</text:p>
            <text:p>8.In phresco forum page user should view Home,RecentTopics,Member listing,Search and Private Messages.</text:p>
          </table:table-cell>
          <table:table-cell table:style-name="ce26"/>
          <table:table-cell table:style-name="ce39"/>
          <table:table-cell table:style-name="ce34" office:value-type="string">
            <text:p>User should able to view the result in the view results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3">
          <table:table-cell/>
          <table:table-cell table:style-name="ce12" office:value-type="string">
            <text:p>Help-search link validation </text:p>
          </table:table-cell>
          <table:table-cell table:style-name="ce12"/>
          <table:table-cell table:style-name="ce11" office:value-type="string">
            <text:p>TC_WORD_12</text:p>
          </table:table-cell>
          <table:table-cell table:style-name="ce26" office:value-type="string">
            <text:p>check whether Help-search link validation works properly</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It will display Helplink.</text:p>
            <text:p>7.Click the Help link it will display the phresco forum page.</text:p>
            <text:p>8.In phresco forum page click the <text:span text:style-name="T3">Search</text:span> button and it will display type search keywords,search options,forum and order by.</text:p>
            <text:p>9.User should enter the valid type search keyword,search options,forum <text:span text:style-name="T3">and</text:span> order by.</text:p>
          </table:table-cell>
          <table:table-cell table:style-name="ce26"/>
          <table:table-cell table:style-name="ce39"/>
          <table:table-cell table:style-name="ce34" office:value-type="string">
            <text:p>User should able to view the result in the search results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4">
          <table:table-cell/>
          <table:table-cell table:style-name="ce12" office:value-type="string">
            <text:p><text:s/>Demo user link validation.</text:p>
          </table:table-cell>
          <table:table-cell table:style-name="ce12"/>
          <table:table-cell table:style-name="ce11" office:value-type="string">
            <text:p>TC_WORD_13</text:p>
          </table:table-cell>
          <table:table-cell table:style-name="ce26" office:value-type="string">
            <text:p>check for the Demo user link validation.</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Demouser dropdown should display Skins,about phresco and sign out.</text:p>
          </table:table-cell>
          <table:table-cell table:style-name="ce26"/>
          <table:table-cell table:style-name="ce39"/>
          <table:table-cell table:style-name="ce34" office:value-type="string">
            <text:p>User should able to view the result in the demouser result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5">
          <table:table-cell/>
          <table:table-cell table:style-name="ce12" office:value-type="string">
            <text:p>Demo User - skin link <text:s/>validation.</text:p>
          </table:table-cell>
          <table:table-cell table:style-name="ce12"/>
          <table:table-cell table:style-name="ce11" office:value-type="string">
            <text:p>TC_WORD_14</text:p>
          </table:table-cell>
          <table:table-cell table:style-name="ce26" office:value-type="string">
            <text:p>check for the Demo User - skin link <text:s/>validation.</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User selects the skins link in the demouser dropdown.</text:p>
          </table:table-cell>
          <table:table-cell table:style-name="ce26"/>
          <table:table-cell table:style-name="ce39"/>
          <table:table-cell table:style-name="ce34" office:value-type="string">
            <text:p>Based on the selection of the skin in the demo user link, the skin appears correctly to the us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6">
          <table:table-cell/>
          <table:table-cell table:style-name="ce12" office:value-type="string">
            <text:p>About phresco link <text:s/>validation.</text:p>
          </table:table-cell>
          <table:table-cell table:style-name="ce12"/>
          <table:table-cell table:style-name="ce11" office:value-type="string">
            <text:p>TC_WORD_15</text:p>
          </table:table-cell>
          <table:table-cell table:style-name="ce26" office:value-type="string">
            <text:p>check for the About phresco link <text:s/>validation.</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User selects about phresco link in the demouser dropdown .</text:p>
          </table:table-cell>
          <table:table-cell table:style-name="ce26"/>
          <table:table-cell table:style-name="ce39"/>
          <table:table-cell table:style-name="ce34" office:value-type="string">
            <text:p>User should able to view about phresco in the demouser result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7">
          <table:table-cell/>
          <table:table-cell table:style-name="ce12" office:value-type="string">
            <text:p>Sign out validation .</text:p>
          </table:table-cell>
          <table:table-cell table:style-name="ce12"/>
          <table:table-cell table:style-name="ce11" office:value-type="string">
            <text:p>TC_WORD_16</text:p>
          </table:table-cell>
          <table:table-cell table:style-name="ce26" office:value-type="string">
            <text:p>check for the user Sign out validation .</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If the sign out option valid should able to land on <text:s/>page.</text:p>
          </table:table-cell>
          <table:table-cell table:style-name="ce26"/>
          <table:table-cell table:style-name="ce39"/>
          <table:table-cell table:style-name="ce34" office:value-type="string">
            <text:p>User should able to click sign out link and the user is signed out of phresco.</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8">
          <table:table-cell/>
          <table:table-cell table:style-name="ce12" office:value-type="string">
            <text:p>Application page.</text:p>
          </table:table-cell>
          <table:table-cell table:style-name="ce12"/>
          <table:table-cell table:style-name="ce11" office:value-type="string">
            <text:p>TC_WORD_17</text:p>
          </table:table-cell>
          <table:table-cell table:style-name="ce26" office:value-type="string">
            <text:p>The user can view all the existing applications when they enter the applications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
          </table:table-cell>
          <table:table-cell table:style-name="ce26"/>
          <table:table-cell table:style-name="ce39"/>
          <table:table-cell table:style-name="ce34" office:value-type="string">
            <text:p>User can view the application page successful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9">
          <table:table-cell/>
          <table:table-cell table:style-name="ce12" office:value-type="string">
            <text:p>Application Page </text:p>
          </table:table-cell>
          <table:table-cell table:style-name="ce12"/>
          <table:table-cell table:style-name="ce11" office:value-type="string">
            <text:p>TC_WORD_18</text:p>
          </table:table-cell>
          <table:table-cell table:style-name="ce26" office:value-type="string">
            <text:p>Check whether user can able to view validate framework.</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In the application page at the right hand side corner there will be a framework validation report.</text:p>
            <text:p/>
          </table:table-cell>
          <table:table-cell table:style-name="ce26"/>
          <table:table-cell table:style-name="ce39"/>
          <table:table-cell table:style-name="ce34" office:value-type="string">
            <text:p>The application page is able to <text:s/>view the frame work validation report.</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0">
          <table:table-cell/>
          <table:table-cell table:style-name="ce12" office:value-type="string">
            <text:p>Application Tab</text:p>
          </table:table-cell>
          <table:table-cell table:style-name="ce12"/>
          <table:table-cell table:style-name="ce11" office:value-type="string">
            <text:p>TC_WORD_19</text:p>
          </table:table-cell>
          <table:table-cell table:style-name="ce26" office:value-type="string">
            <text:p>Check whether the user can view all the tab details of the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In the application page the user can view the Add application tab, Import From SVN tab and the delete tab</text:p>
            <text:p/>
          </table:table-cell>
          <table:table-cell table:style-name="ce26"/>
          <table:table-cell table:style-name="ce39"/>
          <table:table-cell table:style-name="ce34" office:value-type="string">
            <text:p>The application page is able to <text:s/>view the user with the respective tab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1">
          <table:table-cell/>
          <table:table-cell table:style-name="ce12" office:value-type="string">
            <text:p><text:s/>Application Page – View Applications</text:p>
          </table:table-cell>
          <table:table-cell table:style-name="ce12"/>
          <table:table-cell table:style-name="ce11" office:value-type="string">
            <text:p>TC_WORD_20</text:p>
          </table:table-cell>
          <table:table-cell table:style-name="ce26" office:value-type="string">
            <text:p>Check whether the user can view the existing applications when they enter the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existing applications are visible to the user with their Name, Description and Technology Details.</text:p>
          </table:table-cell>
          <table:table-cell table:style-name="ce26"/>
          <table:table-cell table:style-name="ce39"/>
          <table:table-cell table:style-name="ce34" office:value-type="string">
            <text:p>The user can view all the existing applications when they enter the applications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2">
          <table:table-cell/>
          <table:table-cell table:style-name="ce12" office:value-type="string">
            <text:p><text:s/>Application Page – View Applications</text:p>
          </table:table-cell>
          <table:table-cell table:style-name="ce12"/>
          <table:table-cell table:style-name="ce11" office:value-type="string">
            <text:p>TC_WORD_21</text:p>
          </table:table-cell>
          <table:table-cell table:style-name="ce26" office:value-type="string">
            <text:p>The user can view all the existing applications when they enter the applications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User can view the tabs and an empty page without applications are visible to the user <text:s/>and only an empty page with Name, Description and Technology Details.</text:p>
            <text:p/>
          </table:table-cell>
          <table:table-cell table:style-name="Default"/>
          <table:table-cell table:style-name="ce39"/>
          <table:table-cell table:style-name="ce34" office:value-type="string">
            <text:p>The user can view an empty application page with only the application page tabs.</text:p>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3">
          <table:table-cell/>
          <table:table-cell table:style-name="ce12" office:value-type="string">
            <text:p>Application Page – Add new Application</text:p>
          </table:table-cell>
          <table:table-cell table:style-name="ce12"/>
          <table:table-cell table:style-name="ce12" office:value-type="string">
            <text:p>TC_WORD_22</text:p>
          </table:table-cell>
          <table:table-cell table:style-name="ce26" office:value-type="string">
            <text:p>Check whether the user can view/click the add application tab and enter the create new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Add application tab is visible to the user and upon clicking the same the add new application page loads for the user to create a new application.</text:p>
            <text:p/>
          </table:table-cell>
          <table:table-cell table:style-name="ce26"/>
          <table:table-cell table:style-name="ce39"/>
          <table:table-cell table:style-name="ce34" office:value-type="string">
            <text:p>The user can view/click the add new application tab and can view the add new applic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4">
          <table:table-cell/>
          <table:table-cell table:style-name="ce12" office:value-type="string">
            <text:p>Application Page – Field Validation</text:p>
          </table:table-cell>
          <table:table-cell table:style-name="ce12"/>
          <table:table-cell table:style-name="ce12" office:value-type="string">
            <text:p>TC_WORD_23</text:p>
          </table:table-cell>
          <table:table-cell table:style-name="ce26" office:value-type="string">
            <text:p>Check whether the user can view the exact details/fields of the add application page in order to create new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Add appication tab is visible to the user and upon clicking the same the add new application page loads for the user to create a new application.</text:p>
            <text:p>10. * Name, * Code, Description with radio button options like 'web application, Mobile,Web Services', * Technology, Pilot Projects, Supported Servers, Supported Databases, Web Service with Next and cancel button.</text:p>
            <text:p>11. Wordpress Versions “6.3, 6.25, 6.3” should be displayed in drop down list for Wordpress technology</text:p>
            <text:p>12. External Features should be selected by default as Block,Filter,Node,System,User </text:p>
          </table:table-cell>
          <table:table-cell table:style-name="ce26"/>
          <table:table-cell table:style-name="ce39"/>
          <table:table-cell table:style-name="ce34" office:value-type="string">
            <text:p>The user can view the exact details of the add applic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5">
          <table:table-cell/>
          <table:table-cell table:style-name="ce12" office:value-type="string">
            <text:p>Application Page – Mandatory Validation</text:p>
          </table:table-cell>
          <table:table-cell table:style-name="ce12"/>
          <table:table-cell table:style-name="ce12" office:value-type="string">
            <text:p>TC_WORD_24</text:p>
          </table:table-cell>
          <table:table-cell table:style-name="ce26" office:value-type="string">
            <text:p>Check whether the user can view the Mandatory fields of the create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Add application tab is visible to the user and upon clicking the same the add new application page loads for the user to create a new application.</text:p>
            <text:p>10. The Mandatory fields such as Name, Code, Technology are visible for the user.</text:p>
          </table:table-cell>
          <table:table-cell table:style-name="ce26"/>
          <table:table-cell table:style-name="ce39"/>
          <table:table-cell table:style-name="ce34" office:value-type="string">
            <text:p>The user can view the Mandatory fields of the add applic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6">
          <table:table-cell/>
          <table:table-cell table:style-name="ce12" office:value-type="string">
            <text:p>Application Page – Mandatory Messages</text:p>
          </table:table-cell>
          <table:table-cell table:style-name="ce12"/>
          <table:table-cell table:style-name="ce12" office:value-type="string">
            <text:p>TC_WORD_25</text:p>
          </table:table-cell>
          <table:table-cell table:style-name="ce26" office:value-type="string">
            <text:p>Check whether the user receives proper validation messages while not filling the Mandatory fields of the create application page.</text:p>
            <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Add appication tab is visible to the user and upon clicking the same the add new application page loads for the user to create a new application.</text:p>
            <text:p>10. The Mandatory fields such as Name, Code, Technology are visible for the user.</text:p>
            <text:p>11. The user leaves the mandatory fields without filling any values to the fields.</text:p>
            <text:p>12. The user receives the validation messages to fill the mandatory fields which are not filled.</text:p>
          </table:table-cell>
          <table:table-cell table:style-name="ce26"/>
          <table:table-cell table:style-name="ce39"/>
          <table:table-cell table:style-name="ce34" office:value-type="string">
            <text:p>The user receives the validation messages to fill the mandatory fields which are not fill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7">
          <table:table-cell/>
          <table:table-cell table:style-name="ce12" office:value-type="string">
            <text:p>Application Page – Prepopulated values</text:p>
          </table:table-cell>
          <table:table-cell table:style-name="ce12"/>
          <table:table-cell table:style-name="ce12" office:value-type="string">
            <text:p>TC_WORD_26</text:p>
          </table:table-cell>
          <table:table-cell table:style-name="ce26" office:value-type="string">
            <text:p>Check whether the user can view the prepopulated values of the create new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Add application tab is visible to the user and upon clicking the same the add new application page loads for the user to create a new application.</text:p>
            <text:p>10. The prepopulated values for code is PHR_, the prepopulated value for Technology is Select or empty, the prepopulated value for pilot project is None, the prepopulated values for webservice is REST/JSON1.0, REST/XML1.0, SOAP1.1, SOAP1.2</text:p>
            <text:p/>
          </table:table-cell>
          <table:table-cell table:style-name="ce26"/>
          <table:table-cell table:style-name="ce39"/>
          <table:table-cell table:style-name="ce34" office:value-type="string">
            <text:p><text:s/>The user Pre populated values are populated correct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8">
          <table:table-cell/>
          <table:table-cell table:style-name="ce12" office:value-type="string">
            <text:p>Application Page – Name Validation</text:p>
          </table:table-cell>
          <table:table-cell table:style-name="ce12"/>
          <table:table-cell table:style-name="ce12" office:value-type="string">
            <text:p>TC_WORD_27</text:p>
          </table:table-cell>
          <table:table-cell table:style-name="ce26" office:value-type="string">
            <text:p>Check the user character validation for Name field in the create new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can enter only 30 character for the Name filed in the create new application page.</text:p>
            <text:p>10. The user should only be allowed to enter the characters in the Name field.</text:p>
            <text:p/>
          </table:table-cell>
          <table:table-cell table:style-name="ce26"/>
          <table:table-cell table:style-name="ce39"/>
          <table:table-cell table:style-name="ce34" office:value-type="string">
            <text:p>The user can enter only 30 characters in the Name field and not any other character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9">
          <table:table-cell/>
          <table:table-cell table:style-name="ce12" office:value-type="string">
            <text:p>Application Page – Code validation</text:p>
          </table:table-cell>
          <table:table-cell table:style-name="ce12"/>
          <table:table-cell table:style-name="ce12" office:value-type="string">
            <text:p>TC_WORD_28</text:p>
          </table:table-cell>
          <table:table-cell table:style-name="ce26" office:value-type="string">
            <text:p>Check the user character validation for Code field in the create new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As soon as the user enters the name field in the create new application page, it will be displayed in the code field in a such a way that PHR_(Name) should be displayed.</text:p>
            <text:p/>
          </table:table-cell>
          <table:table-cell table:style-name="ce26"/>
          <table:table-cell table:style-name="ce39"/>
          <table:table-cell table:style-name="ce34" office:value-type="string">
            <text:p>The user can view PHR_(Name) characters in the Code field and not any other character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0">
          <table:table-cell/>
          <table:table-cell table:style-name="ce12" office:value-type="string">
            <text:p>Application Page – Description Validation</text:p>
          </table:table-cell>
          <table:table-cell table:style-name="ce12"/>
          <table:table-cell table:style-name="ce12" office:value-type="string">
            <text:p>TC_WORD_29</text:p>
          </table:table-cell>
          <table:table-cell table:style-name="ce26" office:value-type="string">
            <text:p>Check the user character validation for Desciption field in the create new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can enter only 150 characters in the Description field of the create new application page.</text:p>
            <text:p/>
          </table:table-cell>
          <table:table-cell table:style-name="ce26"/>
          <table:table-cell table:style-name="ce39" office:value-type="string">
            <text:p><text:s/></text:p>
          </table:table-cell>
          <table:table-cell table:style-name="ce34" office:value-type="string">
            <text:p>The Description field is allowed only 150 characters and not more than that.</text:p>
          </table:table-cell>
          <table:table-cell table:style-name="ce30" office:value-type="string">
            <text:p><text:s/></text:p>
          </table:table-cell>
          <table:table-cell table:style-name="ce44"/>
          <table:table-cell table:style-name="ce26" table:content-validation-name="val1" table:number-columns-repeated="2"/>
          <table:table-cell table:style-name="ce39"/>
          <table:table-cell table:number-columns-repeated="1010"/>
        </table:table-row>
        <table:table-row table:style-name="ro23">
          <table:table-cell/>
          <table:table-cell table:style-name="ce12" office:value-type="string">
            <text:p>Application Page – User Validation</text:p>
          </table:table-cell>
          <table:table-cell table:style-name="ce12"/>
          <table:table-cell table:style-name="ce12" office:value-type="string">
            <text:p>TC_WORD_30</text:p>
          </table:table-cell>
          <table:table-cell table:style-name="ce26" office:value-type="string">
            <text:p>Check the user validation for Web application, Mobile, Web services.</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he radio button option to choose the format of the application as Web application, Mobile and Web services.</text:p>
          </table:table-cell>
          <table:table-cell table:style-name="ce26"/>
          <table:table-cell table:style-name="ce39"/>
          <table:table-cell table:style-name="ce34" office:value-type="string">
            <text:p>The user is allowed to choose only Web application, Mobile or Web services during the application creatio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1">
          <table:table-cell/>
          <table:table-cell table:style-name="ce12" office:value-type="string">
            <text:p>Application Page – Default Values</text:p>
          </table:table-cell>
          <table:table-cell table:style-name="ce12"/>
          <table:table-cell table:style-name="ce12" office:value-type="string">
            <text:p>TC_WORD_31</text:p>
          </table:table-cell>
          <table:table-cell table:style-name="ce26" office:value-type="string">
            <text:p>Check the user validation for default values for the Technology field. </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he drop down option to choose the technology as PHP, Drupal6,Drupal7, sharepoint, Html5 multichannel YUI widget,Multichannel Jquery Widget, Html5 mobile widget, ASP.net, wordpress and Java Standalone.</text:p>
          </table:table-cell>
          <table:table-cell table:style-name="ce26"/>
          <table:table-cell table:style-name="ce39"/>
          <table:table-cell table:style-name="ce34" office:value-type="string">
            <text:p>The user should view none options in the versions field and the application is created for the respective technolog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2">
          <table:table-cell/>
          <table:table-cell table:style-name="ce12" office:value-type="string">
            <text:p>Application Page – Pilot Project</text:p>
          </table:table-cell>
          <table:table-cell table:style-name="ce12"/>
          <table:table-cell table:style-name="ce12" office:value-type="string">
            <text:p>TC_WORD_32</text:p>
          </table:table-cell>
          <table:table-cell table:style-name="ce26" office:value-type="string">
            <text:p>Check the user validation for default values for the Pilot project field. </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he drop down option to choose the pilot project as None</text:p>
          </table:table-cell>
          <table:table-cell table:style-name="ce26"/>
          <table:table-cell table:style-name="ce39"/>
          <table:table-cell table:style-name="ce34" office:value-type="string">
            <text:p>The user is loaded with default values None in the pilot project field and the application is created for the respective project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3">
          <table:table-cell/>
          <table:table-cell table:style-name="ce12" office:value-type="string">
            <text:p>Application Page – Server and Database</text:p>
          </table:table-cell>
          <table:table-cell table:style-name="ce12"/>
          <table:table-cell table:style-name="ce12" office:value-type="string">
            <text:p>TC_WORD_33</text:p>
          </table:table-cell>
          <table:table-cell table:style-name="ce26" office:value-type="string">
            <text:p>Check the user options for default values for the database and server fields. <text:s/></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he option to choose the Server and the database with a pop up loaded with the list of Servers with options Apache Tomcat,JBoss,IIS,WebLogic,Apache,NodeJS,Jetty' in dropdown and Databases with options “MySQL,MangoDB,DB2,MSSQL in dropdown list.</text:p>
            <text:p/>
          </table:table-cell>
          <table:table-cell table:style-name="ce26"/>
          <table:table-cell table:style-name="ce39"/>
          <table:table-cell table:style-name="ce34" office:value-type="string">
            <text:p>The user is loaded with default values for the servers and databases and the application is created according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4">
          <table:table-cell/>
          <table:table-cell table:style-name="ce12" office:value-type="string">
            <text:p>Application Page – Email option</text:p>
          </table:table-cell>
          <table:table-cell table:style-name="ce12"/>
          <table:table-cell table:style-name="ce12" office:value-type="string">
            <text:p>TC_WORD_34</text:p>
          </table:table-cell>
          <table:table-cell table:style-name="ce26" office:value-type="string">
            <text:p>Check the user email option in the create new app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he option to check box option to choose the email.</text:p>
            <text:p/>
          </table:table-cell>
          <table:table-cell table:style-name="ce26"/>
          <table:table-cell table:style-name="ce39"/>
          <table:table-cell table:style-name="ce34" office:value-type="string">
            <text:p>The user is loaded with email option in the create new application page and the user can succesfully choose the email option checkbox.</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5">
          <table:table-cell/>
          <table:table-cell table:style-name="ce12" office:value-type="string">
            <text:p>Application Page – Next Button</text:p>
          </table:table-cell>
          <table:table-cell table:style-name="ce12"/>
          <table:table-cell table:style-name="ce12" office:value-type="string">
            <text:p>TC_WORD_35</text:p>
          </table:table-cell>
          <table:table-cell table:style-name="ce26" office:value-type="string">
            <text:p>Check the Next button functionality in the Create new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o enter the relevant values for the <text:s/>* Name, * Code, Description, * Technology, Pilot Projects, Supported Servers, Supported Databases, Web Service and click the next button in the create new application page.</text:p>
            <text:p/>
          </table:table-cell>
          <table:table-cell table:style-name="ce26"/>
          <table:table-cell table:style-name="ce39"/>
          <table:table-cell table:style-name="ce34" office:value-type="string">
            <text:p>The user upon entering the values in the respective field and clicking the next button will enable the user to the Feature selec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6">
          <table:table-cell/>
          <table:table-cell table:style-name="ce12" office:value-type="string">
            <text:p>Application Page – Cancel Button</text:p>
          </table:table-cell>
          <table:table-cell table:style-name="ce12"/>
          <table:table-cell table:style-name="ce12" office:value-type="string">
            <text:p>TC_WORD_36</text:p>
          </table:table-cell>
          <table:table-cell table:style-name="ce26" office:value-type="string">
            <text:p>Check the cancel button functionality in the Create new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o enter the relevant values for the <text:s/>* Name, * Code, Description, * Technology, Pilot Projects, Supported Servers, Supported Databases, Web Service and click the next button in the create new application page.</text:p>
            <text:p>10. The user upon clicking the Cancel button in the create new application page, will be reverted to the application page with the default list available and the enter values will be cancelled without saving.</text:p>
          </table:table-cell>
          <table:table-cell table:style-name="ce26"/>
          <table:table-cell table:style-name="ce39"/>
          <table:table-cell table:style-name="ce34" office:value-type="string">
            <text:p>The user upon clicking the cancel button will reverted to the application page without saving the values enter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7">
          <table:table-cell/>
          <table:table-cell table:style-name="ce12" office:value-type="string">
            <text:p>Application Page – <text:s/>Feature – Finish Button</text:p>
          </table:table-cell>
          <table:table-cell table:style-name="ce12"/>
          <table:table-cell table:style-name="ce12" office:value-type="string">
            <text:p>TC_WORD_37</text:p>
          </table:table-cell>
          <table:table-cell table:style-name="ce26" office:value-type="string">
            <text:p/>
            <text:p>Check for the Finish button in the Create new application functionality.</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o enter the relevant values for the <text:s/>* Name, * Code, Description, * Technology, Pilot Projects, Supported Servers, Supported Databases, Web Service and click the next button in the create new application page.</text:p>
            <text:p>10. Upon clicking the next button the feature selection page is visible for the user.</text:p>
            <text:p>11. Based on the selection of the custom features, JS libraries and clicking the Finish button will create a new application and listed in the applications page.</text:p>
            <text:p/>
          </table:table-cell>
          <table:table-cell table:style-name="ce26"/>
          <table:table-cell table:style-name="ce39"/>
          <table:table-cell table:style-name="ce34" office:value-type="string">
            <text:p>Upon clicking the Finish button can successfully create a new <text:span text:style-name="T3">application</text:span> and listed in the applic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8">
          <table:table-cell/>
          <table:table-cell table:style-name="ce12" office:value-type="string">
            <text:p>Application Page – Feature – <text:s/>Previous Button</text:p>
          </table:table-cell>
          <table:table-cell table:style-name="ce12"/>
          <table:table-cell table:style-name="ce12" office:value-type="string">
            <text:p>TC_WORD_38</text:p>
          </table:table-cell>
          <table:table-cell table:style-name="ce26" office:value-type="string">
            <text:p>Check for the Previous button in the Create new application functionality - features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o enter the relevant values for the <text:s/>* Name, * Code, Description, * Technology, Pilot Projects, Supported Servers, Supported Databases, Web Service and click the next button in the create new application page.</text:p>
            <text:p>10. Upon clicking the next button the feature selection page is visible for the user.</text:p>
            <text:p>11. User clicking the previous button in the features page will enable him to the add application page with the restored values for the same.</text:p>
            <text:p/>
          </table:table-cell>
          <table:table-cell table:style-name="ce26"/>
          <table:table-cell table:style-name="ce39"/>
          <table:table-cell table:style-name="ce34" office:value-type="string">
            <text:p>Upon clicking the previous button, the add application page is visible with the values restored for the us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8">
          <table:table-cell/>
          <table:table-cell table:style-name="ce12" office:value-type="string">
            <text:p>Application Page – Feature – Cancel Button</text:p>
          </table:table-cell>
          <table:table-cell table:style-name="ce12"/>
          <table:table-cell table:style-name="ce12" office:value-type="string">
            <text:p>TC_WORD_39</text:p>
          </table:table-cell>
          <table:table-cell table:style-name="ce26" office:value-type="string">
            <text:p>Check whether User able to Edit application cancel page.</text:p>
          </table:table-cell>
          <table:table-cell table:style-name="ce26" office:value-type="string">
            <text:p>1. Open a web browser </text:p>
            <text:p>2. Type the URL: localhost:2468/phresco/ in the address bar.</text:p>
            <text:p>3. User lands on login page.</text:p>
            <text:p>4. User needs to provide Login credentials.</text:p>
            <text:p>5. User lands on welcome page upon providing valid login credentials.</text:p>
            <text:p>6. User needs to click on " Go to phresco home"</text:p>
            <text:p>7. User needs to click "Application" tab from quick links.</text:p>
            <text:p>8. User needs to click Add application tab from the Applications page.</text:p>
            <text:p>9.User needs to create a project for Wordpress project.</text:p>
            <text:p>10.User needs to click next button to go to the features page.</text:p>
            <text:p>11.User needs to view the features page.</text:p>
            <text:p>12.User need to select some custom features and JS libraries for the wordpress project.</text:p>
            <text:p>13.Click cancel button.</text:p>
          </table:table-cell>
          <table:table-cell table:style-name="ce26"/>
          <table:table-cell table:style-name="ce39"/>
          <table:table-cell table:style-name="ce34" office:value-type="string">
            <text:p>User Upon clicking Cancel button "Application Page" should be <text:span text:style-name="T3">available. Existing</text:span> features should remains the sam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9">
          <table:table-cell/>
          <table:table-cell table:style-name="ce12" office:value-type="string">
            <text:p>Application Page – Import from SVN</text:p>
          </table:table-cell>
          <table:table-cell table:style-name="ce12"/>
          <table:table-cell table:style-name="ce12" office:value-type="string">
            <text:p>TC_WORD_40</text:p>
          </table:table-cell>
          <table:table-cell table:style-name="ce26" office:value-type="string">
            <text:p>Check whether the user can <text:s/>"Import from SVN" succcessfully.</text:p>
          </table:table-cell>
          <table:table-cell table:style-name="ce26" office:value-type="string">
            <text:p>1. Open a web browser. </text:p>
            <text:p>2. Type the URL: localhost:2468/phresco/ in the address bar. </text:p>
            <text:p>3. Click on the Go to Phresco home button. </text:p>
            <text:p>4. Click on the Application tab. </text:p>
            <text:p>5. Click on Import from SVN. Upon clicking repository pop up appears. </text:p>
            <text:p>6. User needs to enter a valid repository URL. </text:p>
            <text:p>7. User needs to enter username. </text:p>
            <text:p>8. User needs to enter password. <text:s/></text:p>
            <text:p>9. User needs to select Head revision [radio button], revision [ Text box] <text:s/></text:p>
            <text:p>10. User needs to click ok.</text:p>
            <text:p/>
          </table:table-cell>
          <table:table-cell table:style-name="ce26"/>
          <table:table-cell table:style-name="ce39"/>
          <table:table-cell table:style-name="ce34" office:value-type="string">
            <text:p>Upon clicking ok button" User can import project from SV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0">
          <table:table-cell/>
          <table:table-cell table:style-name="ce12" office:value-type="string">
            <text:p>Application Page – Import from SVN cancel</text:p>
          </table:table-cell>
          <table:table-cell table:style-name="ce12"/>
          <table:table-cell table:style-name="ce12" office:value-type="string">
            <text:p>TC_WORD_41</text:p>
          </table:table-cell>
          <table:table-cell table:style-name="ce26" office:value-type="string">
            <text:p>Check whether the user can cancel the Import to SVN successfully and view the application page.</text:p>
          </table:table-cell>
          <table:table-cell table:style-name="ce26" office:value-type="string">
            <text:p>1. Open a web browser. </text:p>
            <text:p>2. Type the URL: localhost:2468/phresco/ in the address bar. </text:p>
            <text:p>3. Click on the Go to Phresco home button. </text:p>
            <text:p>4. Click on the Application tab. </text:p>
            <text:p>5. Click on Import from SVN. Upon clicking repository pop up gets appear. </text:p>
            <text:p>6. User need to enter repository URL. </text:p>
            <text:p>7. User need to enter username. </text:p>
            <text:p>8. User need to password. <text:s/></text:p>
            <text:p>9. User need to select Head revision [radio button], revision [ Text box] <text:s/></text:p>
            <text:p>10.User can click cancel inorder to cancel the import.</text:p>
          </table:table-cell>
          <table:table-cell table:style-name="ce26"/>
          <table:table-cell table:style-name="ce39"/>
          <table:table-cell table:style-name="ce34" office:value-type="string">
            <text:p>Upon clicking Cancel button, User can cancel the import to svn and view applic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1">
          <table:table-cell/>
          <table:table-cell table:style-name="ce12" office:value-type="string">
            <text:p>Application Page – Delete</text:p>
          </table:table-cell>
          <table:table-cell table:style-name="ce12"/>
          <table:table-cell table:style-name="ce12" office:value-type="string">
            <text:p>TC_WORD_42</text:p>
          </table:table-cell>
          <table:table-cell table:style-name="ce26" office:value-type="string">
            <text:p/>
            <text:p>Check whether the user can delete an application from the application page. </text:p>
          </table:table-cell>
          <table:table-cell table:style-name="ce26" office:value-type="string">
            <text:p>1. Open a web browser. </text:p>
            <text:p>2. Type the URL: localhost:2468/phresco/ in the address bar. </text:p>
            <text:p>3. Click on the Go to Phresco home button. </text:p>
            <text:p>4. Click on the Application tab. </text:p>
            <text:p>5. User can find <text:s/>"Delete" tabs </text:p>
            <text:p>6. In order to delete any application user needs to click the check box against the desired application. </text:p>
            <text:p>7. In turn delete button gets enabled. </text:p>
            <text:p>8. User can delete the application upon clicking delete. </text:p>
            <text:p>9. User need to click Ok button in the confirmation pop up.</text:p>
            <text:p>10.User need to click cancel button in the confirmation pop up if he desires to cancel the operation</text:p>
          </table:table-cell>
          <table:table-cell table:style-name="ce26"/>
          <table:table-cell table:style-name="ce39"/>
          <table:table-cell table:style-name="ce34" office:value-type="string">
            <text:p>Upon clicking Delete button, the selected application are deleted from the applic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2">
          <table:table-cell/>
          <table:table-cell table:style-name="ce12" office:value-type="string">
            <text:p>Settings Page</text:p>
          </table:table-cell>
          <table:table-cell table:style-name="ce12"/>
          <table:table-cell table:style-name="ce12" office:value-type="string">
            <text:p>TC_WORD_43</text:p>
          </table:table-cell>
          <table:table-cell table:style-name="ce26" office:value-type="string">
            <text:p>Check whether the user can view Settings page. </text:p>
          </table:table-cell>
          <table:table-cell table:style-name="ce26" office:value-type="string">
            <text:p>1. Open a web browser. </text:p>
            <text:p>2. Type the URL: localhost:2468/phresco/ in the address bar. </text:p>
            <text:p>3. Click on the Go to Phresco home button. </text:p>
            <text:p>4. Click on the Settings tab. <text:s text:c="36"/></text:p>
            <text:p/>
          </table:table-cell>
          <table:table-cell table:style-name="ce26"/>
          <table:table-cell table:style-name="ce39"/>
          <table:table-cell table:style-name="ce34" office:value-type="string">
            <text:p>Upon clicking settings tab" user can able to view " Add button", environments and delete button [in select mod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3">
          <table:table-cell/>
          <table:table-cell table:style-name="ce12" office:value-type="string">
            <text:p><text:s text:c="2"/>Settings Page – Add Server</text:p>
          </table:table-cell>
          <table:table-cell table:style-name="ce12"/>
          <table:table-cell table:style-name="ce12" office:value-type="string">
            <text:p>TC_WORD_44</text:p>
          </table:table-cell>
          <table:table-cell table:style-name="ce26" office:value-type="string">
            <text:p>Check whether user can add Add settings [ for server]</text:p>
          </table:table-cell>
          <table:table-cell table:style-name="ce26" office:value-type="string">
            <text:p>1. Open a web browser. </text:p>
            <text:p>2. Type the URL: localhost:2468/phresco/ in the address bar. </text:p>
            <text:p>3. Click on the Go to Phresco home button. </text:p>
            <text:p>4. Click on the Settings tab. </text:p>
            <text:p>5. Click on Add button. Upon clicking system lands into Add settings page. </text:p>
            <text:p>6. User needs to enter Name. </text:p>
            <text:p>7. User needs to enter Description. </text:p>
            <text:p>8. User needs to select server [ drop down] </text:p>
            <text:p>9. User needs to select Protocol [ Drop down] </text:p>
            <text:p>10.User needs to enter host:localhost <text:s/></text:p>
            <text:p>11.User needs to enter port:80 </text:p>
            <text:p>12.User needs to enter Admin username. </text:p>
            <text:p>13.User needs to enter Admin password. </text:p>
            <text:p>14.User needs to enter deploy directory:c:\wamp\www </text:p>
            <text:p>15.User needs to select type:Apache </text:p>
            <text:p>16.User needs to enter context:/testphp </text:p>
            <text:p>17.User needs to select applies to from scroll bar. </text:p>
            <text:p>18.User needs to click save. <text:s text:c="30"/></text:p>
            <text:p/>
            <text:p/>
          </table:table-cell>
          <table:table-cell table:style-name="ce26"/>
          <table:table-cell table:style-name="ce39"/>
          <table:table-cell table:style-name="ce34" office:value-type="string">
            <text:p>Upon clicking save button" user can able to view the server result in tabulation format in settings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4">
          <table:table-cell/>
          <table:table-cell table:style-name="ce12" office:value-type="string">
            <text:p><text:s text:c="2"/>Settings Page – Add Cancel</text:p>
          </table:table-cell>
          <table:table-cell table:style-name="ce12"/>
          <table:table-cell table:style-name="ce12" office:value-type="string">
            <text:p>TC_WORD_45</text:p>
          </table:table-cell>
          <table:table-cell table:style-name="ce26" office:value-type="string">
            <text:p>Check whether user can Add settings for server Save / Cancel</text:p>
          </table:table-cell>
          <table:table-cell table:style-name="ce26" office:value-type="string">
            <text:p>1. Open a web browser. </text:p>
            <text:p>2. Type the URL: localhost:2468/phresco/ in the address bar. </text:p>
            <text:p>3. Click on the Go to Phresco home button. </text:p>
            <text:p>4. Click on the Settings tab. </text:p>
            <text:p>5. Click on Add button. Upon clicking system lands into Add settings page. </text:p>
            <text:p>6. User needs to enter Name. 7. User needs to enter Description. </text:p>
            <text:p>8. User needs to select server [ drop down] </text:p>
            <text:p>9. User needs to select Protocol [ Drop down with options http and https] </text:p>
            <text:p>10.User needs to enter host:localhost </text:p>
            <text:p>11.User needs to enter port:80 </text:p>
            <text:p>12.User needs to enter Adminusername. </text:p>
            <text:p>13.User needs to enter Admin password. </text:p>
            <text:p>14.User needs to enter deploy directory:c:\wamp\www </text:p>
            <text:p>15.User needs to select type:Apache</text:p>
            <text:p>16.User needs to enter context:any name</text:p>
            <text:p>17.User can click save or cancel. Lets assume user click cancel.</text:p>
            <text:p/>
          </table:table-cell>
          <table:table-cell table:style-name="ce26"/>
          <table:table-cell table:style-name="ce39"/>
          <table:table-cell table:style-name="ce34" office:value-type="string">
            <text:p>Upon clicking cancel button" user can able to view the configuration page in settings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5">
          <table:table-cell/>
          <table:table-cell table:style-name="ce12" office:value-type="string">
            <text:p><text:s text:c="2"/>Settings Page – Add Database</text:p>
          </table:table-cell>
          <table:table-cell table:style-name="ce12"/>
          <table:table-cell table:style-name="ce12" office:value-type="string">
            <text:p>TC_WORD_46</text:p>
          </table:table-cell>
          <table:table-cell table:style-name="ce26" office:value-type="string">
            <text:p>Check whether user can Add settings [for Database]</text:p>
          </table:table-cell>
          <table:table-cell table:style-name="ce26" office:value-type="string">
            <text:p>1. Open a web browser. </text:p>
            <text:p>2. Type the URL: localhost:2468/phresco/ in the address bar. </text:p>
            <text:p>3. Click on the Go to Phresco home button. </text:p>
            <text:p>4. Click on the Settings tab. </text:p>
            <text:p>5. Click on Add button. Upon clicking system lands into Add settings page. </text:p>
            <text:p>6. User needs to enter Name. </text:p>
            <text:p>7. User needs to enter Description. </text:p>
            <text:p>8. User needs to select Database [ drop down] </text:p>
            <text:p>9.User needs to enter host:localhost </text:p>
            <text:p>10.User needs to enter port:3306 </text:p>
            <text:p>11.User needs to enter username:root </text:p>
            <text:p>12.User needs to enter password. </text:p>
            <text:p>13.User needs to enter database name:Any name </text:p>
            <text:p>14.User needs to select type:mysql <text:s/></text:p>
            <text:p>15.User needs to click save. <text:s text:c="30"/></text:p>
            <text:p/>
            <text:p/>
          </table:table-cell>
          <table:table-cell table:style-name="ce26"/>
          <table:table-cell table:style-name="ce39"/>
          <table:table-cell table:style-name="ce34" office:value-type="string">
            <text:p>Upon clicking save button" user can able to view the database result in tabulation format in settings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6">
          <table:table-cell/>
          <table:table-cell table:style-name="ce12" office:value-type="string">
            <text:p><text:s text:c="2"/>Settings Page – Add Cancel</text:p>
          </table:table-cell>
          <table:table-cell table:style-name="ce12"/>
          <table:table-cell table:style-name="ce12" office:value-type="string">
            <text:p>TC_WORD_47</text:p>
          </table:table-cell>
          <table:table-cell table:style-name="ce26" office:value-type="string">
            <text:p>Check whether user can Add settings [for database] / Cancel</text:p>
          </table:table-cell>
          <table:table-cell table:style-name="ce26" office:value-type="string">
            <text:p>1. Open a web browser. </text:p>
            <text:p>2. Type the URL: localhost:2468/phresco/ in the address bar. </text:p>
            <text:p>3. Click on the Go to Phresco home button. </text:p>
            <text:p>4. Click on the Settings tab. </text:p>
            <text:p>5. Click on Add button. Upon clicking system lands into Add settings page. </text:p>
            <text:p>6. User needs to enter Name. </text:p>
            <text:p>7. User needs to enter Description. </text:p>
            <text:p>8. User needs to select Database [ drop down] </text:p>
            <text:p>9.User needs to enter host:localhost </text:p>
            <text:p>10.User needs to enter port:3306 </text:p>
            <text:p>11.User needs to enter username:root </text:p>
            <text:p>12.User needs to enter password. </text:p>
            <text:p>13.User needs to enter database name:Any name </text:p>
            <text:p>14.User needs to select type:mysql <text:s/></text:p>
            <text:p>15.User needs to select applies to from scroll bar. </text:p>
            <text:p>16.User can click save or cancel. Lets assume user click cancel.</text:p>
          </table:table-cell>
          <table:table-cell table:style-name="ce26"/>
          <table:table-cell table:style-name="ce39"/>
          <table:table-cell table:style-name="ce34" office:value-type="string">
            <text:p>Upon clicking cancel button" user can able to view the settings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7">
          <table:table-cell/>
          <table:table-cell table:style-name="ce12" office:value-type="string">
            <text:p><text:s text:c="2"/>Settings Page – Delete</text:p>
          </table:table-cell>
          <table:table-cell table:style-name="ce12"/>
          <table:table-cell table:style-name="ce12" office:value-type="string">
            <text:p>TC_WORD_48</text:p>
          </table:table-cell>
          <table:table-cell table:style-name="ce26" office:value-type="string">
            <text:p>Check whether user can Delete settings </text:p>
          </table:table-cell>
          <table:table-cell table:style-name="ce30" office:value-type="string">
            <text:p>1. Open a web browser. </text:p>
            <text:p>2. Type the URL: localhost:2468/phresco/ in the address bar. </text:p>
            <text:p>3. Click on the Go to Phresco home button. </text:p>
            <text:p>4. Click on the Settings tab. </text:p>
            <text:p>5. User can find Add and delete. </text:p>
            <text:p>6. In order to delete any settings user need to check the check box. </text:p>
            <text:p>7. In turn delete button gets enabled. </text:p>
            <text:p>8. User can delete the settings upon clicking delete. </text:p>
            <text:p/>
            <text:p/>
            <text:p/>
          </table:table-cell>
          <table:table-cell table:style-name="ce26"/>
          <table:table-cell table:style-name="ce39"/>
          <table:table-cell table:style-name="ce34" office:value-type="string">
            <text:p/>
            <text:p>Upon clicking Delete button" user can able to view pop up box stating " Do you want to delete the selected objects" with Ok and cancel butto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8">
          <table:table-cell/>
          <table:table-cell table:style-name="ce12" office:value-type="string">
            <text:p><text:s text:c="2"/>Settings Page – Delete Ok</text:p>
          </table:table-cell>
          <table:table-cell table:style-name="ce12"/>
          <table:table-cell table:style-name="ce12" office:value-type="string">
            <text:p>TC_WORD_49</text:p>
          </table:table-cell>
          <table:table-cell table:style-name="ce26" office:value-type="string">
            <text:p>Check whether user can Delete settings [ok]</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find Add and delete. </text:p>
            <text:p>6. In order to delete any settings user need to check the check box. </text:p>
            <text:p>7. In turn delete button gets enabled. </text:p>
            <text:p>8. User can delete the settings upon clicking delete. </text:p>
            <text:p>9. User need to click ok button in confirmation pop up</text:p>
            <text:p/>
            <text:p/>
          </table:table-cell>
          <table:table-cell table:style-name="ce26"/>
          <table:table-cell table:style-name="Default"/>
          <table:table-cell table:style-name="ce41" office:value-type="string">
            <text:p>Upon clicking Delete button" user can able to view pop up box stating " Do you want to delete the selected objects" with Ok and cancel button. User need to click ok button upon clicking settings gets deleted from settings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9">
          <table:table-cell/>
          <table:table-cell table:style-name="ce12" office:value-type="string">
            <text:p><text:s text:c="2"/>Settings Page – Delete Cancel</text:p>
          </table:table-cell>
          <table:table-cell table:style-name="ce12"/>
          <table:table-cell table:style-name="ce12" office:value-type="string">
            <text:p>TC_WORD_50</text:p>
          </table:table-cell>
          <table:table-cell table:style-name="ce26" office:value-type="string">
            <text:p/>
            <text:p>Check whether user can Delete settings [Cancel]</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find Add and delete. </text:p>
            <text:p>6. In order to delete any settings user need to check the check box. </text:p>
            <text:p>7. In turn delete button gets enabled. </text:p>
            <text:p>8. User can delete the settings upon clicking delete. </text:p>
            <text:p>9. User need to click cancel button in confirmation pop up.</text:p>
          </table:table-cell>
          <table:table-cell table:style-name="ce26"/>
          <table:table-cell table:style-name="ce39"/>
          <table:table-cell table:style-name="ce34" office:value-type="string">
            <text:p>Upon clicking Delete button" user can able to view pop up box stating " Do you want to delete the selected objects" with Ok and cancel button. User need to click cancel button upon clicking selected settings wont get vanished from setting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0">
          <table:table-cell/>
          <table:table-cell table:style-name="ce12" office:value-type="string">
            <text:p><text:s text:c="2"/>Settings Page – Environments</text:p>
          </table:table-cell>
          <table:table-cell table:style-name="ce12"/>
          <table:table-cell table:style-name="ce12" office:value-type="string">
            <text:p>TC_WORD_51</text:p>
          </table:table-cell>
          <table:table-cell table:style-name="ce26" office:value-type="string">
            <text:p/>
            <text:p>Check whether user can view Environments.</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view the Environments tab.</text:p>
          </table:table-cell>
          <table:table-cell table:style-name="ce26"/>
          <table:table-cell table:style-name="ce39"/>
          <table:table-cell table:style-name="ce34" office:value-type="string">
            <text:p>The environments tab is visible for the us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1">
          <table:table-cell/>
          <table:table-cell table:style-name="ce12" office:value-type="string">
            <text:p><text:s text:c="2"/>Create Environments</text:p>
          </table:table-cell>
          <table:table-cell table:style-name="ce12"/>
          <table:table-cell table:style-name="ce12" office:value-type="string">
            <text:p>TC_WORD_52</text:p>
          </table:table-cell>
          <table:table-cell table:style-name="ce26" office:value-type="string">
            <text:p>Check whether user can create Environments.</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view the Environments tab.</text:p>
            <text:p>6. Clicking the Environments tab user can view the Create Environments popup with Name Mandatory field.</text:p>
            <text:p>7. User can enter a valid environment name with characters and enter the description and click add button</text:p>
            <text:p>8. The environment is created and added successfully in the add environments dropdown listing.</text:p>
          </table:table-cell>
          <table:table-cell table:style-name="ce26"/>
          <table:table-cell table:style-name="ce39"/>
          <table:table-cell table:style-name="ce34" office:value-type="string">
            <text:p>The environment is created successfully for the us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2">
          <table:table-cell/>
          <table:table-cell table:style-name="ce12" office:value-type="string">
            <text:p>Environments – <text:s/>Name Validation</text:p>
          </table:table-cell>
          <table:table-cell table:style-name="ce12"/>
          <table:table-cell table:style-name="ce12" office:value-type="string">
            <text:p>TC_WORD_53</text:p>
          </table:table-cell>
          <table:table-cell table:style-name="ce26" office:value-type="string">
            <text:p>Check for the Name validations for the environments tab.</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view the Environments tab.</text:p>
            <text:p>6. clicking the Environments tab user can view the Create Environments popup with Name Mandatory field.</text:p>
            <text:p>7. user can enter a <text:s/>only valid character name with 30 <text:s/>characters and other character should pop up a message</text:p>
            <text:p/>
          </table:table-cell>
          <table:table-cell table:style-name="ce26"/>
          <table:table-cell table:style-name="ce39"/>
          <table:table-cell table:style-name="ce34" office:value-type="string">
            <text:p>The environment is created successfully for valid name upto 30 characters on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2">
          <table:table-cell/>
          <table:table-cell table:style-name="ce12" office:value-type="string">
            <text:p><text:s text:c="2"/>Environments – Description Validation</text:p>
          </table:table-cell>
          <table:table-cell table:style-name="ce12"/>
          <table:table-cell table:style-name="ce12" office:value-type="string">
            <text:p>TC_WORD_54</text:p>
          </table:table-cell>
          <table:table-cell table:style-name="ce26" office:value-type="string">
            <text:p>Check for the Description validations for the environments tab.</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view the Environments tab.</text:p>
            <text:p>6. clicking the Environments tab user can view the Create Environments popup with Description field.</text:p>
            <text:p>7. user can enter a <text:s/>only valid character name with 150 <text:s/>characters in the description field of the environments pop up.</text:p>
            <text:p/>
            <text:p/>
          </table:table-cell>
          <table:table-cell table:style-name="ce26"/>
          <table:table-cell table:style-name="ce39"/>
          <table:table-cell table:style-name="ce34" office:value-type="string">
            <text:p/>
            <text:p>The environment is created successfully for valid <text:s/>descriptions upto 150 characters on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3">
          <table:table-cell/>
          <table:table-cell table:style-name="ce12" office:value-type="string">
            <text:p><text:s/>Environments – Save</text:p>
          </table:table-cell>
          <table:table-cell table:style-name="ce12"/>
          <table:table-cell table:style-name="ce12" office:value-type="string">
            <text:p>TC_WORD_55</text:p>
          </table:table-cell>
          <table:table-cell table:style-name="ce26" office:value-type="string">
            <text:p>Check for the save functionality of the environments pop up.</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view the Environments tab.</text:p>
            <text:p>6. clicking the Environments tab user can view the Create Environments popup with Name Mandatory field.</text:p>
            <text:p>7. User can enter a valid environment name with characters and enter the description and click add button</text:p>
            <text:p>8. The environment is created and added successfully in the add environments dropdown listing.</text:p>
            <text:p>9. Click the save button in the right corner of the pop up.</text:p>
            <text:p>10. Upon clicking the save button the environment is saved successfully</text:p>
            <text:p>11. The added environment is saved successfully will be listed in the settings environment listed upon saving.</text:p>
          </table:table-cell>
          <table:table-cell table:style-name="ce26"/>
          <table:table-cell table:style-name="ce39"/>
          <table:table-cell table:style-name="ce34" office:value-type="string">
            <text:p>The environment is saved successfully and listed in the environment setting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4">
          <table:table-cell office:value-type="string">
            <text:p><text:s/></text:p>
          </table:table-cell>
          <table:table-cell table:style-name="ce12" office:value-type="string">
            <text:p>Environments - Alphabetical order listing</text:p>
          </table:table-cell>
          <table:table-cell table:style-name="ce12"/>
          <table:table-cell table:style-name="ce12" office:value-type="string">
            <text:p>TC_WORD_56</text:p>
          </table:table-cell>
          <table:table-cell table:style-name="ce26" office:value-type="string">
            <text:p/>
            <text:p>Check for the alphabetical order of the environment listings.</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view the Environments tab.</text:p>
            <text:p>6. clicking the Environments tab user can view the Create Environments popup with Name Mandatory field.</text:p>
            <text:p>7. user can enter a valid environment name with characters and enter the description and click add button</text:p>
            <text:p>8. The environment is created and added successfully in the add environments drop down listing.</text:p>
            <text:p>9. Click the save button in the right corner of the pop up.</text:p>
            <text:p>10. upon clicking the save button the environment is saved successfully</text:p>
            <text:p>11. The added environment is saved successfully will be listed in the settings environment listed upon saving.</text:p>
            <text:p>12. The list of environments are in alphabetical order.</text:p>
            <text:p/>
          </table:table-cell>
          <table:table-cell table:style-name="ce26"/>
          <table:table-cell table:style-name="ce39"/>
          <table:table-cell table:style-name="ce34" office:value-type="string">
            <text:p/>
            <text:p>The save environments are listed in the alphabetical order in the environment listing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5">
          <table:table-cell/>
          <table:table-cell table:style-name="ce12" office:value-type="string">
            <text:p>Environments – Cancel Functionality</text:p>
          </table:table-cell>
          <table:table-cell table:style-name="ce12"/>
          <table:table-cell table:style-name="ce12" office:value-type="string">
            <text:p>TC_WORD_57</text:p>
          </table:table-cell>
          <table:table-cell table:style-name="ce26" office:value-type="string">
            <text:p/>
            <text:p>Check for the cancel functionality of the environment popup.</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view the Environments tab.</text:p>
            <text:p>6. Clicking the Environments tab user can view the Create Environments popup with Name Mandatory field.</text:p>
            <text:p>7. User can enter a valid environment name with characters and enter the description and click add button</text:p>
            <text:p>8. The environment is created and added successfully in the add environments drop down listing.</text:p>
            <text:p>9. Upon clicking the cancel button the environment in the environment pop up, the environment should not be saved and the user should be reverted to the settings default page.</text:p>
            <text:p/>
          </table:table-cell>
          <table:table-cell table:style-name="ce26"/>
          <table:table-cell table:style-name="ce39"/>
          <table:table-cell table:style-name="ce34" office:value-type="string">
            <text:p>The environment creation is successfully cancelled by the user is reverted to the <text:span text:style-name="T3">settings</text:spa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6">
          <table:table-cell/>
          <table:table-cell table:style-name="ce12" office:value-type="string">
            <text:p>Environments – Remove Functionality</text:p>
          </table:table-cell>
          <table:table-cell table:style-name="ce12"/>
          <table:table-cell table:style-name="ce12" office:value-type="string">
            <text:p>TC_WORD_58</text:p>
          </table:table-cell>
          <table:table-cell table:style-name="ce26" office:value-type="string">
            <text:p/>
            <text:p>Check for the Remove functionality of the environment popup.</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view the Environments tab.</text:p>
            <text:p>6. clicking the Environments tab user can view the Create Environments popup with Name Mandatory field.</text:p>
            <text:p>7. user can enter a valid environment name with characters and enter the description and click add button</text:p>
            <text:p>8. The environment is created and added successfully in the add environments drop down listing.</text:p>
            <text:p>9. Click the save button in the right corner of the pop up, environment will be listed in the environment listing.</text:p>
            <text:p>10. The user upon clicking the Remove button right next to the environment listing will remove the selected environment from the listing.</text:p>
            <text:p/>
          </table:table-cell>
          <table:table-cell table:style-name="ce26"/>
          <table:table-cell table:style-name="ce39"/>
          <table:table-cell table:style-name="ce34" office:value-type="string">
            <text:p>The selected environment is removed by the us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3">
          <table:table-cell/>
          <table:table-cell table:style-name="ce12" office:value-type="string">
            <text:p>Features Page</text:p>
          </table:table-cell>
          <table:table-cell table:style-name="ce12"/>
          <table:table-cell table:style-name="ce12" office:value-type="string">
            <text:p>TC_WORD_59</text:p>
          </table:table-cell>
          <table:table-cell table:style-name="ce26" office:value-type="string">
            <text:p>check whether User able to view features page.</text:p>
          </table:table-cell>
          <table:table-cell table:style-name="ce26" office:value-type="string">
            <text:p>1. Open a web browser </text:p>
            <text:p>2. Type the URL: localhost:2468/phresco/ in the address bar.</text:p>
            <text:p>3. User lands on login page.</text:p>
            <text:p>4. User needs to provide Login credentials.</text:p>
            <text:p>5. User lands on welcome page upon providing valid login credentials.</text:p>
            <text:p>6. User needs to click on " Go to phresco home"</text:p>
            <text:p>7. User needs to click "Application" tab from quick links.</text:p>
            <text:p>8. User needs to click Add <text:span text:style-name="T3">application</text:span> tab from the Applications page.</text:p>
            <text:p>9.User needs to create a project for Wordpress project.</text:p>
            <text:p>10.User needs to click next button to go to the features page.</text:p>
            <text:p>11.User needs to view the features page.</text:p>
          </table:table-cell>
          <table:table-cell table:style-name="ce26"/>
          <table:table-cell table:style-name="ce39"/>
          <table:table-cell table:style-name="ce34" office:value-type="string">
            <text:p>User should able to view selected pilot project,custom features,js libraries,previous,finish and cancel button.</text:p>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5">
          <table:table-cell/>
          <table:table-cell table:style-name="ce12" office:value-type="string">
            <text:p>PHP Features </text:p>
          </table:table-cell>
          <table:table-cell table:style-name="ce12"/>
          <table:table-cell table:style-name="ce12" office:value-type="string">
            <text:p>TC_WORD_60</text:p>
          </table:table-cell>
          <table:table-cell table:style-name="ce26" office:value-type="string">
            <text:p>check whether User able to select features for the Drupal pilot project.</text:p>
          </table:table-cell>
          <table:table-cell table:style-name="ce26" office:value-type="string">
            <text:p>1. Open a web browser </text:p>
            <text:p>2. Type the URL: localhost:2468/phresco/ in the address bar.</text:p>
            <text:p>3. User lands on login page.</text:p>
            <text:p>4. User needs to provide Login credentials.</text:p>
            <text:p>5. User lands on welcome page upon providing valid login credentials.</text:p>
            <text:p>6. User needs to click on " Go to phresco home"</text:p>
            <text:p>7. User needs to click "Application" tab from quick links.</text:p>
            <text:p>8. User needs to click Add<text:span text:style-name="T3"> application</text:span> tab from the Applications page.</text:p>
            <text:p>9.User needs to create a project for Drupal project.</text:p>
            <text:p>10.user needs to click next button to go to the features page.</text:p>
            <text:p>11.user needs to view the features page.</text:p>
            <text:p>12.user need to select some custom features and js libraries for the Wordpress project.</text:p>
            <text:p>13.click next button.</text:p>
          </table:table-cell>
          <table:table-cell table:style-name="ce26"/>
          <table:table-cell table:style-name="ce39"/>
          <table:table-cell table:style-name="ce34" office:value-type="string">
            <text:p>User Upon clicking next button, code pages gets displayed.</text:p>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7">
          <table:table-cell/>
          <table:table-cell table:style-name="ce12" office:value-type="string">
            <text:p>Edit Application – Previous page</text:p>
          </table:table-cell>
          <table:table-cell table:style-name="ce12"/>
          <table:table-cell table:style-name="ce12" office:value-type="string">
            <text:p>TC_WORD_61</text:p>
          </table:table-cell>
          <table:table-cell table:style-name="ce26" office:value-type="string">
            <text:p>Check whether User able to Edit application previous page.</text:p>
          </table:table-cell>
          <table:table-cell table:style-name="ce26" office:value-type="string">
            <text:p>1. Open a web browser </text:p>
            <text:p>2. Type the URL: localhost:2468/phresco/ in the address bar.</text:p>
            <text:p>3. User lands on login page.</text:p>
            <text:p>4. User needs to provide Login credentials.</text:p>
            <text:p>5. User lands on welcome page upon providing valid login credentials.</text:p>
            <text:p>6. User needs to click on " Go to phresco home"</text:p>
            <text:p>7. User needs to click "Application" tab from quick links.</text:p>
            <text:p>8. User needs to click Add <text:span text:style-name="T3">application</text:span> tab from the Applications page.</text:p>
            <text:p>9.User needs to create a project for Drupal project.</text:p>
            <text:p>10.User needs to click next button to go to the features page.</text:p>
            <text:p>11.User needs to view the features page.</text:p>
            <text:p>12.User need to select some custom features and js libraries for the Wordpress project.</text:p>
            <text:p>13.click previous button.</text:p>
          </table:table-cell>
          <table:table-cell table:style-name="ce26"/>
          <table:table-cell table:style-name="ce39"/>
          <table:table-cell table:style-name="ce34" office:value-type="string">
            <text:p>User Upon clicking previous button" application info page gets display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8">
          <table:table-cell/>
          <table:table-cell table:style-name="ce12" office:value-type="string">
            <text:p>Edit Application – Update page</text:p>
          </table:table-cell>
          <table:table-cell table:style-name="ce12"/>
          <table:table-cell table:style-name="ce12" office:value-type="string">
            <text:p>TC_WORD_62</text:p>
          </table:table-cell>
          <table:table-cell table:style-name="ce26" office:value-type="string">
            <text:p>Check whether User able to Edit application update page.</text:p>
          </table:table-cell>
          <table:table-cell table:style-name="ce26" office:value-type="string">
            <text:p>1. Open a web browser </text:p>
            <text:p>2. Type the URL: localhost:2468/phresco/ in the address bar.</text:p>
            <text:p>3. User lands on login page.</text:p>
            <text:p>4. User needs to provide Login credentials.</text:p>
            <text:p>5. User lands on welcome page upon providing valid login credentials.</text:p>
            <text:p>6. User needs to click on " Go to phresco home"</text:p>
            <text:p>7. User needs to click "Application" tab from quick links.</text:p>
            <text:p>8. User needs to click Add <text:span text:style-name="T3">application</text:span> tab from the Applications page.</text:p>
            <text:p>9. User needs to create a project for Drupal project.</text:p>
            <text:p>10.User needs to click next button to go to the features page.</text:p>
            <text:p>11.User needs to view the features page.</text:p>
            <text:p>12.User need to select some custom features and js libraries for the wordpress project.</text:p>
            <text:p>13.Click update button it will automatically updating the project.</text:p>
            <text:p>14.Wordpress project updated successfully.</text:p>
          </table:table-cell>
          <table:table-cell table:style-name="ce26"/>
          <table:table-cell table:style-name="ce39"/>
          <table:table-cell table:style-name="ce34" office:value-type="string">
            <text:p>User Upon clicking update button" application page where the project page gets display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9">
          <table:table-cell/>
          <table:table-cell table:style-name="ce12" office:value-type="string">
            <text:p>Edit Application –Next page</text:p>
          </table:table-cell>
          <table:table-cell table:style-name="ce12"/>
          <table:table-cell table:style-name="ce12" office:value-type="string">
            <text:p>TC_WORD_63</text:p>
          </table:table-cell>
          <table:table-cell table:style-name="ce26" office:value-type="string">
            <text:p>Check whether User able to Edit application next page.</text:p>
          </table:table-cell>
          <table:table-cell table:style-name="ce26" office:value-type="string">
            <text:p>1. Open a web browser </text:p>
            <text:p>2. Type the URL: localhost:2468/phresco/ in the address bar.</text:p>
            <text:p>3. User lands on login page.</text:p>
            <text:p>4. User needs to provide Login credentials.</text:p>
            <text:p>5. User lands on welcome page upon providing valid login credentials.</text:p>
            <text:p>6. User needs to click on " Go to phresco home"</text:p>
            <text:p>7. User needs to click "Application" tab from quick links.</text:p>
            <text:p>8. User needs to click Add <text:span text:style-name="T3">application</text:span> tab from the Applications page.</text:p>
            <text:p>9.User needs to create a project for Wordpress technology.</text:p>
            <text:p>10.User needs to click next button to go to the features page.</text:p>
            <text:p>11.User needs to view the features page.</text:p>
            <text:p>12.User need to select some custom features and js libraries for the Wordpress project.</text:p>
            <text:p>13.Click next button.</text:p>
          </table:table-cell>
          <table:table-cell table:style-name="ce26"/>
          <table:table-cell table:style-name="ce39"/>
          <table:table-cell table:style-name="ce34" office:value-type="string">
            <text:p>User Upon clicking next button, code page gets display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0">
          <table:table-cell/>
          <table:table-cell table:style-name="ce12" office:value-type="string">
            <text:p>Edit Application – Code tab</text:p>
          </table:table-cell>
          <table:table-cell table:style-name="ce12"/>
          <table:table-cell table:style-name="ce12" office:value-type="string">
            <text:p>TC_WORD_64</text:p>
          </table:table-cell>
          <table:table-cell table:style-name="ce26" office:value-type="string">
            <text:p>Check whether User able to Edit application "Code"</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Wordpress project that needs to be edited.</text:p>
            <text:p>6. <text:s/>Click on code tab. </text:p>
          </table:table-cell>
          <table:table-cell table:style-name="ce26"/>
          <table:table-cell table:style-name="ce39"/>
          <table:table-cell table:style-name="ce34" office:value-type="string">
            <text:p>User Upon clicking Code tab "Code Page" should appear with validate butto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1">
          <table:table-cell/>
          <table:table-cell table:style-name="ce12" office:value-type="string">
            <text:p>Edit Application – Code – validate page</text:p>
          </table:table-cell>
          <table:table-cell table:style-name="ce12"/>
          <table:table-cell table:style-name="ce12" office:value-type="string">
            <text:p>TC_WORD_65</text:p>
          </table:table-cell>
          <table:table-cell table:style-name="ce26" office:value-type="string">
            <text:p>Check whether User able to Edit application "Code validate"</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Wordpress project that needs to be edited.</text:p>
            <text:p>6. <text:s/>Click on code tab.</text:p>
            <text:p>7. Click on validate button. <text:s text:c="2"/></text:p>
          </table:table-cell>
          <table:table-cell table:style-name="ce26"/>
          <table:table-cell table:style-name="ce39"/>
          <table:table-cell table:style-name="ce34" office:value-type="string">
            <text:p>User Upon clicking Validate button" Progress Pop up " box should appear in the same scree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2">
          <table:table-cell/>
          <table:table-cell table:style-name="ce12" office:value-type="string">
            <text:p>Edit Application – Code – validate output</text:p>
          </table:table-cell>
          <table:table-cell table:style-name="ce12"/>
          <table:table-cell table:style-name="ce12" office:value-type="string">
            <text:p>TC_WORD_66</text:p>
          </table:table-cell>
          <table:table-cell table:style-name="ce26" office:value-type="string">
            <text:p>Check whether User able to Edit application "Code validate"output.</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Wordpress project that needs to be edited.</text:p>
            <text:p>6 <text:s/>Click on code tab.</text:p>
            <text:p>7. Click on validate button.</text:p>
            <text:p>8. Wordpress project for the code validation console is running in the pop up box finally build success,will be displayed. <text:s/></text:p>
          </table:table-cell>
          <table:table-cell table:style-name="ce26"/>
          <table:table-cell table:style-name="ce39"/>
          <table:table-cell table:style-name="ce34" office:value-type="string">
            <text:p>User Upon clicking close button" user can able to view lines of code,classes,comments,duplication,complexity,violations and rules compliance </text:p>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3">
          <table:table-cell/>
          <table:table-cell table:style-name="ce12" office:value-type="string">
            <text:p>Edit Application – Code – validate graph</text:p>
          </table:table-cell>
          <table:table-cell table:style-name="ce12"/>
          <table:table-cell table:style-name="ce12" office:value-type="string">
            <text:p>TC_WORD_67</text:p>
          </table:table-cell>
          <table:table-cell table:style-name="ce26" office:value-type="string">
            <text:p>Check whether User able to Edit application "Code validate"graph.</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Wordpress project that needs to be edited.</text:p>
            <text:p>6 <text:s/>Click on code tab.</text:p>
            <text:p>7. Click on validate button.</text:p>
            <text:p>8. Wordpress project for the code validation console is running in the pop up box finally build failure,will be displayed. <text:s/></text:p>
          </table:table-cell>
          <table:table-cell table:style-name="ce26"/>
          <table:table-cell table:style-name="ce39"/>
          <table:table-cell table:style-name="ce34" office:value-type="string">
            <text:p>User Upon clicking close button" user can not able to view lines of code,classes,comments,duplication,complexity,violations and rules compliance </text:p>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4">
          <table:table-cell/>
          <table:table-cell table:style-name="ce12" office:value-type="string">
            <text:p>Edit Application – Code – validate close</text:p>
          </table:table-cell>
          <table:table-cell table:style-name="ce12"/>
          <table:table-cell table:style-name="ce12" office:value-type="string">
            <text:p>TC_WORD_68</text:p>
          </table:table-cell>
          <table:table-cell table:style-name="ce26" office:value-type="string">
            <text:p>Check whether User able to Edit application "Code validate close"</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code tab.</text:p>
            <text:p>7. Click on validate button. <text:s text:c="15"/></text:p>
            <text:p>8. Click on close button upon validation gets over.</text:p>
          </table:table-cell>
          <table:table-cell table:style-name="ce26"/>
          <table:table-cell table:style-name="ce39"/>
          <table:table-cell table:style-name="ce34" office:value-type="string">
            <text:p>User Upon clicking close button" code page appear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5">
          <table:table-cell/>
          <table:table-cell table:style-name="ce12" office:value-type="string">
            <text:p>Edit Application – Configuration Tab</text:p>
          </table:table-cell>
          <table:table-cell table:style-name="ce12"/>
          <table:table-cell table:style-name="ce12" office:value-type="string">
            <text:p>TC_WORD_69</text:p>
          </table:table-cell>
          <table:table-cell table:style-name="ce26" office:value-type="string">
            <text:p>Check whether User able to Edit application "Configuration"tab. </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configuration. <text:s text:c="37"/></text:p>
            <text:p>7. User can view on Add,Environment button and Delete button should be hidden. </text:p>
          </table:table-cell>
          <table:table-cell table:style-name="ce26"/>
          <table:table-cell table:style-name="ce39"/>
          <table:table-cell table:style-name="ce34" office:value-type="string">
            <text:p>User Upon clicking configuration tab" configuration page appears with Add and Environment button enable and Delete button is disabl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6">
          <table:table-cell/>
          <table:table-cell table:style-name="ce12" office:value-type="string">
            <text:p>Edit Application – Add Configuration </text:p>
          </table:table-cell>
          <table:table-cell table:style-name="ce12"/>
          <table:table-cell table:style-name="ce12" office:value-type="string">
            <text:p>TC_WORD_70</text:p>
          </table:table-cell>
          <table:table-cell table:style-name="ce26" office:value-type="string">
            <text:p>Check whether User able to Edit application "Add Configuration"</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tab/></text:p>
          </table:table-cell>
          <table:table-cell table:style-name="ce26"/>
          <table:table-cell table:style-name="ce39"/>
          <table:table-cell table:style-name="ce34" office:value-type="string">
            <text:p>User upon clicking the Add button <text:s/>can able to view Name,Description,Environments,Type,Protocol,Host,Port,Admin Username,AdminPassword,DeployDirectory,Type,</text:p>
            <text:p>Context,Save and Cancel in the add configur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7">
          <table:table-cell/>
          <table:table-cell table:style-name="ce12" office:value-type="string">
            <text:p>Edit Application – Configuration – Manditory fields</text:p>
          </table:table-cell>
          <table:table-cell table:style-name="ce12"/>
          <table:table-cell table:style-name="ce12" office:value-type="string">
            <text:p>TC_WORD_71</text:p>
          </table:table-cell>
          <table:table-cell table:style-name="ce26" office:value-type="string">
            <text:p>Check whether the manditory fields for the configuration tab in Add Application in Administration phresco.</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tab/></text:p>
          </table:table-cell>
          <table:table-cell table:style-name="ce26"/>
          <table:table-cell table:style-name="ce39"/>
          <table:table-cell table:style-name="ce34" office:value-type="string">
            <text:p>User upon clicking the Add button <text:s/>can able to view Name,Environments,Protocol,Host,Port,DeployDirectory,Type,Context,in the Add configur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8">
          <table:table-cell/>
          <table:table-cell table:style-name="ce12" office:value-type="string">
            <text:p>Configuration – Name validation</text:p>
          </table:table-cell>
          <table:table-cell table:style-name="ce12"/>
          <table:table-cell table:style-name="ce12" office:value-type="string">
            <text:p>TC_WORD_72</text:p>
          </table:table-cell>
          <table:table-cell table:style-name="ce26" office:value-type="string">
            <text:p>Check whether the user character validation for Name field in the configuration in Add Application page.</text:p>
          </table:table-cell>
          <table:table-cell table:style-name="ce26" office:value-type="string">
            <text:p>1. Open a web browser </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p>
            <text:p>8. The user can enter only 30 character for the Name filed in the configuration in Add Application page. </text:p>
            <text:p>9. The user should only be allowed to enter the characters in the Name field.</text:p>
          </table:table-cell>
          <table:table-cell table:style-name="ce26"/>
          <table:table-cell table:style-name="ce39"/>
          <table:table-cell table:style-name="ce42" office:value-type="string">
            <text:p>User can enter only 30 characters in the Name field and not any other character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9">
          <table:table-cell/>
          <table:table-cell table:style-name="ce12" office:value-type="string">
            <text:p>Configuration –Environments validation</text:p>
          </table:table-cell>
          <table:table-cell table:style-name="ce12"/>
          <table:table-cell table:style-name="ce12" office:value-type="string">
            <text:p>TC_WORD_73</text:p>
          </table:table-cell>
          <table:table-cell table:style-name="ce26" office:value-type="string">
            <text:p>Check validation for Environment field in the configuration in Add Application page.</text:p>
          </table:table-cell>
          <table:table-cell table:style-name="ce26" office:value-type="string">
            <text:p>1. Open a web browser </text:p>
            <text:p>2. Type the URL: localhost:2468/phresco/ in the address bar</text:p>
            <text:p>3. Click on the Go to Phresco home button.</text:p>
            <text:p>4. Click on the Application tab. <text:s text:c="32"/>5. Click on the project that need to be edited.</text:p>
            <text:p>6 <text:s/>Click on configuration.</text:p>
            <text:p>7. Click on Add Application.</text:p>
            <text:p>8. Environments will be created in the environments text box.</text:p>
            <text:p>9. Select the environments from the drop down list box.</text:p>
          </table:table-cell>
          <table:table-cell table:style-name="ce26"/>
          <table:table-cell table:style-name="ce39"/>
          <table:table-cell table:style-name="ce34" office:value-type="string">
            <text:p>User can able to select the list from the environments tab from the environments drop down list box.</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0">
          <table:table-cell/>
          <table:table-cell table:style-name="ce12" office:value-type="string">
            <text:p>Configuration – Application Selection</text:p>
          </table:table-cell>
          <table:table-cell table:style-name="ce12"/>
          <table:table-cell table:style-name="ce12" office:value-type="string">
            <text:p>TC_WORD_74</text:p>
          </table:table-cell>
          <table:table-cell table:style-name="ce26" office:value-type="string">
            <text:p>Check whether the user can view the type from the drop down list box in configuration in Add application page.</text:p>
          </table:table-cell>
          <table:table-cell table:style-name="ce26" office:value-type="string">
            <text:p>1. Open a web browser </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p>
            <text:p>8. Select the type from the drop down list box.<text:tab/><text:tab/></text:p>
            <text:p>9. User can view Server,Database,Email and Webservice.</text:p>
          </table:table-cell>
          <table:table-cell table:style-name="ce26"/>
          <table:table-cell table:style-name="ce39"/>
          <table:table-cell table:style-name="ce34" office:value-type="string">
            <text:p>User can able to list the type tab <text:span text:style-name="T3">from the</text:span> type drop down list box in configuration in Add <text:span text:style-name="T3">application</text:spa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7">
          <table:table-cell/>
          <table:table-cell table:style-name="ce12" office:value-type="string">
            <text:p>Configuration – Protocol selection</text:p>
          </table:table-cell>
          <table:table-cell table:style-name="ce12"/>
          <table:table-cell table:style-name="ce12" office:value-type="string">
            <text:p>TC_WORD_75</text:p>
          </table:table-cell>
          <table:table-cell table:style-name="ce26" office:value-type="string">
            <text:p>Check whether the user can view the protocol from the drop down list box in configuration in Add application page.</text:p>
          </table:table-cell>
          <table:table-cell table:style-name="ce26" office:value-type="string">
            <text:p>1. Open a web browser </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p>
            <text:p>8. Select the protocol from the drop down list box.<text:tab/>9. User can view HTTP,HTTPS.</text:p>
            <text:p>10. Use only the URL or IP address for the protocol</text:p>
          </table:table-cell>
          <table:table-cell table:style-name="ce26"/>
          <table:table-cell table:style-name="ce39"/>
          <table:table-cell table:style-name="ce34" office:value-type="string">
            <text:p>User can able to list the protocol tab from the type drop down list box in configuration in Add <text:span text:style-name="T3">application</text:spa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1">
          <table:table-cell/>
          <table:table-cell table:style-name="ce12" office:value-type="string">
            <text:p>Configuration – Server/DB selection</text:p>
          </table:table-cell>
          <table:table-cell table:style-name="ce12"/>
          <table:table-cell table:style-name="ce12" office:value-type="string">
            <text:p>TC_WORD_76</text:p>
          </table:table-cell>
          <table:table-cell table:style-name="ce26" office:value-type="string">
            <text:p>Check whether exacts port number should type for each and every tool for server and database field in the configuration in Add Application page.</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p>
            <text:p>8. Enter the port number for the Wordpress project for server and database. </text:p>
          </table:table-cell>
          <table:table-cell table:style-name="ce26"/>
          <table:table-cell table:style-name="ce39"/>
          <table:table-cell table:style-name="ce34" office:value-type="string">
            <text:p>User can able to enter the exact port number for server and database in configuration in Add applic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2">
          <table:table-cell/>
          <table:table-cell table:style-name="ce12" office:value-type="string">
            <text:p>Configuration – Deploy</text:p>
          </table:table-cell>
          <table:table-cell table:style-name="ce12"/>
          <table:table-cell table:style-name="ce12" office:value-type="string">
            <text:p>TC_WORD_77</text:p>
          </table:table-cell>
          <table:table-cell table:style-name="ce26" office:value-type="string">
            <text:p>To check for the configuration Deploy Directory validation</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p>
            <text:p>8. Deploy <text:span text:style-name="T3">directory</text:span> field should be visible for the user.</text:p>
            <text:p>9. The user has to enter the deploy directory for Drupal [ c:\www\wamp].</text:p>
          </table:table-cell>
          <table:table-cell table:style-name="ce26"/>
          <table:table-cell table:style-name="ce39"/>
          <table:table-cell table:style-name="ce34" office:value-type="string">
            <text:p>Upon deployment the files will be saved in the deploy directory path.</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3">
          <table:table-cell/>
          <table:table-cell table:style-name="ce12" office:value-type="string">
            <text:p>Configuration – Type</text:p>
          </table:table-cell>
          <table:table-cell table:style-name="ce12"/>
          <table:table-cell table:style-name="ce12" office:value-type="string">
            <text:p>TC_WORD_78</text:p>
          </table:table-cell>
          <table:table-cell table:style-name="ce26" office:value-type="string">
            <text:p>Check whether the user can view the prepopulated values of the Type in configuration in Add application page.</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p>
            <text:p>8. Select the type from the drop down list box for each and every project there will be a different types in configuration in add application page.</text:p>
          </table:table-cell>
          <table:table-cell table:style-name="ce26"/>
          <table:table-cell table:style-name="ce39"/>
          <table:table-cell table:style-name="ce34" office:value-type="string">
            <text:p>The user Prepopulated values are populated correctly in configuration in add applic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4">
          <table:table-cell/>
          <table:table-cell table:style-name="ce12" office:value-type="string">
            <text:p>Configuration – Context name</text:p>
          </table:table-cell>
          <table:table-cell table:style-name="ce12"/>
          <table:table-cell table:style-name="ce12" office:value-type="string">
            <text:p>TC_WORD_79</text:p>
          </table:table-cell>
          <table:table-cell table:style-name="ce26" office:value-type="string">
            <text:p>Check whether <text:s/>the context name should be given in configuration in Add application page. </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p>
            <text:p>8. user can able to write the context name as your wish.</text:p>
          </table:table-cell>
          <table:table-cell table:style-name="ce26"/>
          <table:table-cell table:style-name="ce39"/>
          <table:table-cell table:style-name="ce34" office:value-type="string">
            <text:p>User can able to select save option and goes to the Build tab.</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5">
          <table:table-cell/>
          <table:table-cell table:style-name="ce12" office:value-type="string">
            <text:p>Configuration – Description field character validation</text:p>
          </table:table-cell>
          <table:table-cell table:style-name="ce12"/>
          <table:table-cell table:style-name="ce12" office:value-type="string">
            <text:p>TC_WORD_80</text:p>
          </table:table-cell>
          <table:table-cell table:style-name="ce26" office:value-type="string">
            <text:p>Check the user character validation for Description field in the configuration in Add Application page.</text:p>
          </table:table-cell>
          <table:table-cell table:style-name="ce26" office:value-type="string">
            <text:p>1. Open a web browser </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p>
            <text:p>8. The user can enter only 150 character for the Description filed in the configuration in Add Application page<text:tab/></text:p>
            <text:p>9. The user should only be allowed to enter the characters in the Name field.</text:p>
          </table:table-cell>
          <table:table-cell table:style-name="ce26"/>
          <table:table-cell table:style-name="ce39"/>
          <table:table-cell table:style-name="ce34" office:value-type="string">
            <text:p>The user can enter only 150 characters in the Description field and not any other character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5">
          <table:table-cell/>
          <table:table-cell table:style-name="ce12" office:value-type="string">
            <text:p>Add Configuration – Server – Save</text:p>
          </table:table-cell>
          <table:table-cell table:style-name="ce12"/>
          <table:table-cell table:style-name="ce12" office:value-type="string">
            <text:p>TC_WORD_81</text:p>
          </table:table-cell>
          <table:table-cell table:style-name="ce26" office:value-type="string">
            <text:p>Check whether User able to Edit application "Add Configuration" [Server] <text:s/>and [Save]</text:p>
          </table:table-cell>
          <table:table-cell table:style-name="ce26" office:value-type="string">
            <text:p>1.Open a web browser.</text:p>
            <text:p>2.Type the URL: localhost:2468/phresco/ in the address bar.</text:p>
            <text:p>3.Click on the Go to Phresco home button.</text:p>
            <text:p>4.Click on the Application tab. <text:s text:c="33"/>5.Click on the project that need to be edited.</text:p>
            <text:p>6.Click on configuration.</text:p>
            <text:p>7.Click on Add button.</text:p>
            <text:p>8.Enter Name of the configuration.</text:p>
            <text:p>9.Enter Description of the configuration.</text:p>
            <text:p>10.Select type:Server.</text:p>
            <text:p>11.Select Protocol:http</text:p>
            <text:p>12.Enter Host:localhost</text:p>
            <text:p>13.Enter Port:80</text:p>
            <text:p>14.Enter Admin <text:span text:style-name="T3">user name</text:span>.</text:p>
            <text:p>15.Enter Admin password.</text:p>
            <text:p>16.Enter Deploy directory:c:\wamp\www <text:s text:c="19"/></text:p>
            <text:p>17.Context:Any name</text:p>
            <text:p>18.Click Save.</text:p>
          </table:table-cell>
          <table:table-cell table:style-name="ce26"/>
          <table:table-cell table:style-name="ce39"/>
          <table:table-cell table:style-name="ce34" office:value-type="string">
            <text:p>User Upon clicking save button server configuration gets displayed in configuration page with pop up message staying Wordpress configuration server created successful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6">
          <table:table-cell/>
          <table:table-cell table:style-name="ce12" office:value-type="string">
            <text:p>Add Configuration – Server – Cancel</text:p>
          </table:table-cell>
          <table:table-cell table:style-name="ce12"/>
          <table:table-cell table:style-name="ce12" office:value-type="string">
            <text:p>TC_WORD_82</text:p>
          </table:table-cell>
          <table:table-cell table:style-name="ce26" office:value-type="string">
            <text:p>Check whether User able to Edit application Add Configuration[Server] and[Cancel]</text:p>
          </table:table-cell>
          <table:table-cell table:style-name="ce26" office:value-type="string">
            <text:p>1.Open a web browser.</text:p>
            <text:p>2.Type the URL: localhost:2468/phresco/ in the address bar.</text:p>
            <text:p>3.Click on the Go to Phresco home button.</text:p>
            <text:p>4.Click on the Application tab. <text:s text:c="33"/>5.Click on the project that need to be edited.</text:p>
            <text:p>6.Click on configuration.</text:p>
            <text:p>7.Click on Add button.</text:p>
            <text:p>8.Enter Name of the configuration.</text:p>
            <text:p>9.Enter Description of the configuration.</text:p>
            <text:p>10.Select type as server.</text:p>
            <text:p>11.Select Protocol: http </text:p>
            <text:p>12.Enter Host:localhost</text:p>
            <text:p>13.Enter Port:80</text:p>
            <text:p>14.Enter Admin <text:span text:style-name="T3">user name</text:span></text:p>
            <text:p>15.Enter Admin password.</text:p>
            <text:p>16.Enter Deploy directory:c:\wamp\www <text:s text:c="19"/></text:p>
            <text:p>17.Context:Any name</text:p>
            <text:p>18.User can either click save or cancel. Lets assume user clicks cancel.</text:p>
          </table:table-cell>
          <table:table-cell table:style-name="ce26"/>
          <table:table-cell table:style-name="ce39"/>
          <table:table-cell table:style-name="ce34" office:value-type="string">
            <text:p>User Upon clicking cancel button configuration pages gets displayed.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7">
          <table:table-cell/>
          <table:table-cell table:style-name="ce12" office:value-type="string">
            <text:p>Add Configuration – Database– Save</text:p>
          </table:table-cell>
          <table:table-cell table:style-name="ce12"/>
          <table:table-cell table:style-name="ce12" office:value-type="string">
            <text:p>TC_WORD_83</text:p>
          </table:table-cell>
          <table:table-cell table:style-name="ce26" office:value-type="string">
            <text:p>Check whether User able to Edit application "Add Configuration" [Database] and [Save]</text:p>
          </table:table-cell>
          <table:table-cell table:style-name="ce26" office:value-type="string">
            <text:p>1.Open a web browser.</text:p>
            <text:p>2.Type the URL: localhost:2468/phresco/ in the address bar.</text:p>
            <text:p>3.Click on the Go to Phresco home button.</text:p>
            <text:p>4.Click on the Application tab. <text:s text:c="33"/>5.Click on the project that need to be edited.</text:p>
            <text:p>6.Click on configuration.</text:p>
            <text:p>7.Click on Add button.</text:p>
            <text:p>8.Enter Name of the configuration.</text:p>
            <text:p>9.Enter Description of the configuration.</text:p>
            <text:p>10.Select type as Database.</text:p>
            <text:p>11.Select Protocol: http</text:p>
            <text:p>12.Enter Host:localhost</text:p>
            <text:p>13.Enter Port:3306</text:p>
            <text:p>14.Enter user name:root</text:p>
            <text:p>15.Enter <text:s/>password.</text:p>
            <text:p>16.Enter Database name:Any name</text:p>
            <text:p>17.Select type: mysql</text:p>
            <text:p>18.Default versions should be 5.5.1</text:p>
            <text:p>19.Click Save.</text:p>
          </table:table-cell>
          <table:table-cell table:style-name="ce26"/>
          <table:table-cell table:style-name="ce39"/>
          <table:table-cell table:style-name="ce34" office:value-type="string">
            <text:p>User Upon clicking save button configuration pages gets displayed with pop up message staying Wordpress configuration Database created successful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8">
          <table:table-cell/>
          <table:table-cell table:style-name="ce12" office:value-type="string">
            <text:p>Add Configuration – Database – Cancel</text:p>
          </table:table-cell>
          <table:table-cell table:style-name="ce12"/>
          <table:table-cell table:style-name="ce12" office:value-type="string">
            <text:p>TC_WORD_84</text:p>
          </table:table-cell>
          <table:table-cell table:style-name="ce26" office:value-type="string">
            <text:p>Check whether User able to Edit application Add Configuration [Database] and [Cancel]</text:p>
          </table:table-cell>
          <table:table-cell table:style-name="ce26" office:value-type="string">
            <text:p>1.Open a web browser.</text:p>
            <text:p>2.Type the URL: localhost:2468/phresco/ in the address bar.</text:p>
            <text:p>3.Click on the Go to Phresco home button.</text:p>
            <text:p>4.Click on the Application tab. <text:s text:c="33"/>5.Click on the project that need to be edited.</text:p>
            <text:p>6.Click on configuration.</text:p>
            <text:p>7.Click on Add button.</text:p>
            <text:p>8.Enter Name of the configuration.</text:p>
            <text:p>9.Enter Description of the configuration.</text:p>
            <text:p>10.Select type as Database.</text:p>
            <text:p>11.Enter Host:localhost</text:p>
            <text:p>12.Enter Port:3306</text:p>
            <text:p>13.Enter <text:s/>username:root</text:p>
            <text:p>14.Enter <text:s/>password.</text:p>
            <text:p>15.Enter <text:s/>database:Any name</text:p>
            <text:p>16.Select Type:mysql</text:p>
            <text:p>17.User can either click save or cancel. Lets assume user clicks cancel.</text:p>
          </table:table-cell>
          <table:table-cell table:style-name="ce26"/>
          <table:table-cell table:style-name="ce39"/>
          <table:table-cell table:style-name="ce34" office:value-type="string">
            <text:p>User Upon clicking cancel button configuration pages gets display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9">
          <table:table-cell/>
          <table:table-cell table:style-name="ce12" office:value-type="string">
            <text:p>Configuration – Server Status</text:p>
          </table:table-cell>
          <table:table-cell table:style-name="ce12"/>
          <table:table-cell table:style-name="ce12" office:value-type="string">
            <text:p>TC_WORD_85</text:p>
          </table:table-cell>
          <table:table-cell table:style-name="ce26" office:value-type="string">
            <text:p>Check whether the Wordpress project is created for server successfully Green colour indication will be displayed.</text:p>
          </table:table-cell>
          <table:table-cell table:style-name="ce26" office:value-type="string">
            <text:p>1.Open a web browser.</text:p>
            <text:p>2.Type the URL: localhost:2468/phresco/ in the address bar.</text:p>
            <text:p>3.Click on the Go to Phresco home button.</text:p>
            <text:p>4.Click on the Application tab. <text:s text:c="33"/>5.Click on the project that need to be edited.</text:p>
            <text:p>6.Click on configuration.</text:p>
            <text:p>7.Click on Add button.</text:p>
            <text:p>8.Enter Name of the configuration.</text:p>
            <text:p>9.Enter Description of the configuration.</text:p>
            <text:p>10.Select type as Database.</text:p>
            <text:p>11.Select Protocol: http</text:p>
            <text:p>12.Enter Host:localhost</text:p>
            <text:p>13.Enter Port:80</text:p>
            <text:p>14.Enter username:root</text:p>
            <text:p>15.Enter <text:s/>password.</text:p>
            <text:p>16.Enter Database name:Any name</text:p>
            <text:p>17.Select type :mysql</text:p>
            <text:p>18.Click Save.</text:p>
          </table:table-cell>
          <table:table-cell table:style-name="ce26"/>
          <table:table-cell table:style-name="ce39"/>
          <table:table-cell table:style-name="ce34" office:value-type="string">
            <text:p>User Upon clicking save button configuration pages gets displayed with pop up message staying Wordpress configuration Database created successfully with Green Color indicatio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0">
          <table:table-cell/>
          <table:table-cell table:style-name="ce12" office:value-type="string">
            <text:p>Configuration – Database Status</text:p>
          </table:table-cell>
          <table:table-cell table:style-name="ce12"/>
          <table:table-cell table:style-name="ce12" office:value-type="string">
            <text:p>TC_WORD_86</text:p>
          </table:table-cell>
          <table:table-cell table:style-name="ce26" office:value-type="string">
            <text:p>Check whether the Wordpress project is created for database successfully Green colour indication will be displayed.</text:p>
          </table:table-cell>
          <table:table-cell table:style-name="ce26" office:value-type="string">
            <text:p>1.Open a web browser.</text:p>
            <text:p>2.Type the URL: localhost:2468/phresco/ in the address bar.</text:p>
            <text:p>3.Click on the Go to Phresco home button.</text:p>
            <text:p>4.Click on the Application tab. <text:s text:c="33"/>5.Click on the project that need to be edited.</text:p>
            <text:p>6.Click on configuration.</text:p>
            <text:p>7.Click on Add button.</text:p>
            <text:p>8.Enter Name of the configuration.</text:p>
            <text:p>9.Enter Description of the configuration.</text:p>
            <text:p>10.Select type as Database.</text:p>
            <text:p>11.Select Protocol: http</text:p>
            <text:p>12..Enter Host:localhost</text:p>
            <text:p>13.Enter Port:3306</text:p>
            <text:p>14.Enter username:root</text:p>
            <text:p>15.Enter <text:s/>password.</text:p>
            <text:p>16.Enter Database name:Any name</text:p>
            <text:p>17.Select type :mysql</text:p>
            <text:p>18.Click Save.</text:p>
          </table:table-cell>
          <table:table-cell table:style-name="ce26"/>
          <table:table-cell table:style-name="ce39"/>
          <table:table-cell table:style-name="ce34" office:value-type="string">
            <text:p>User Upon clicking save button configuration pages gets displayed with pop up message staying Wordpress configuration Database created successfully with Green <text:span text:style-name="T3">Color</text:span> indicatio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1">
          <table:table-cell/>
          <table:table-cell table:style-name="ce12" office:value-type="string">
            <text:p>Configuration – Delete tab</text:p>
          </table:table-cell>
          <table:table-cell table:style-name="ce12"/>
          <table:table-cell table:style-name="ce12" office:value-type="string">
            <text:p>TC_WORD_87</text:p>
          </table:table-cell>
          <table:table-cell table:style-name="ce26" office:value-type="string">
            <text:p>check for the deletion of the server and database in the configuration tab.</text:p>
          </table:table-cell>
          <table:table-cell table:style-name="ce26" office:value-type="string">
            <text:p>1.Open a web browser.</text:p>
            <text:p>2.Type the URL: localhost:2468/phresco/ in the address bar.</text:p>
            <text:p>3.Click on the Go to Phresco home button.</text:p>
            <text:p>4.Click on the Application tab. <text:s text:c="33"/>5.Click on the project that need to be edited.</text:p>
            <text:p>6.Click on configuration.</text:p>
            <text:p>7.Click on Add button.</text:p>
            <text:p>8.Enter Name of the configuration.</text:p>
            <text:p>9.Enter Description of the configuration.</text:p>
            <text:p>10.Select type as server, Database.</text:p>
            <text:p>11.Select Protocol: http.</text:p>
            <text:p>12.Enter Host:localhost</text:p>
            <text:p>13.Enter Port:80,3306</text:p>
            <text:p>14.Enter username: root</text:p>
            <text:p>15.Enter <text:s/>password.</text:p>
            <text:p>16.Enter Database name:Any name</text:p>
            <text:p>17.Select type :mysql</text:p>
            <text:p>18.Click Save.</text:p>
            <text:p>19.select the server and database to delete the project.</text:p>
            <text:p>20.delete the project.<text:tab/><text:tab/></text:p>
          </table:table-cell>
          <table:table-cell table:style-name="ce26"/>
          <table:table-cell table:style-name="ce39"/>
          <table:table-cell table:style-name="ce34" office:value-type="string">
            <text:p>Click delete button it will display a pop up box by selecting ok or cancel.</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2">
          <table:table-cell/>
          <table:table-cell table:style-name="ce12" office:value-type="string">
            <text:p>Edit Application - Build</text:p>
          </table:table-cell>
          <table:table-cell table:style-name="ce12"/>
          <table:table-cell table:style-name="ce12" office:value-type="string">
            <text:p>TC_WORD_88</text:p>
          </table:table-cell>
          <table:table-cell table:style-name="ce26" office:value-type="string">
            <text:p>Check whether User able to Edit application <text:s/>Build </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s to be edited.</text:p>
            <text:p>6. Click on Build.</text:p>
            <text:p>7. User can find generate build button.</text:p>
            <text:p>8. User can find delete button.</text:p>
            <text:p>9. User can find progress.</text:p>
          </table:table-cell>
          <table:table-cell table:style-name="ce26"/>
          <table:table-cell table:style-name="ce39"/>
          <table:table-cell table:style-name="ce34" office:value-type="string">
            <text:p>User Upon clicking Build tab user can find generate button, delete button, progres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3">
          <table:table-cell/>
          <table:table-cell table:style-name="ce12" office:value-type="string">
            <text:p>Edit Application – Generate Build</text:p>
          </table:table-cell>
          <table:table-cell table:style-name="ce12"/>
          <table:table-cell table:style-name="ce12" office:value-type="string">
            <text:p>TC_WORD_89</text:p>
          </table:table-cell>
          <table:table-cell table:style-name="ce26" office:value-type="string">
            <text:p>Check whether User able to Edit application " Generate build / Build".</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Build.</text:p>
            <text:p>7. Click generate build and it will display a pop up box.</text:p>
            <text:p>8.Inside the generate build pop up box it will display a environment text box,show settings, show error and Hide log check box</text:p>
            <text:p>9.Select any check box inside the generate build.</text:p>
            <text:p>10.User need to click build.</text:p>
            <text:p/>
          </table:table-cell>
          <table:table-cell table:style-name="ce26"/>
          <table:table-cell table:style-name="ce39"/>
          <table:table-cell table:style-name="ce34" office:value-type="string">
            <text:p>User Upon clicking generate build " then user need to click build in turn system will have progress build success or build failur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3">
          <table:table-cell/>
          <table:table-cell table:style-name="ce12" office:value-type="string">
            <text:p>Edit Application – Generate Build Cancel</text:p>
          </table:table-cell>
          <table:table-cell table:style-name="ce12"/>
          <table:table-cell table:style-name="ce12" office:value-type="string">
            <text:p>TC_WORD_90</text:p>
          </table:table-cell>
          <table:table-cell table:style-name="ce26" office:value-type="string">
            <text:p>Check whether User able to Edit application " Generate build / Cancel"</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Build.</text:p>
            <text:p>7. Click generate build.</text:p>
            <text:p>8. User can find generate build button.</text:p>
            <text:p>9. User can find delete button.</text:p>
            <text:p>10.User can find progress.</text:p>
            <text:p>11.User can select any one among these [ show settings , show error &amp; Hide log] [check box]</text:p>
            <text:p>12.User need to click cancel </text:p>
          </table:table-cell>
          <table:table-cell table:style-name="ce26"/>
          <table:table-cell table:style-name="ce39"/>
          <table:table-cell table:style-name="ce34" office:value-type="string">
            <text:p>User Upon clicking cancel button build pages gets appear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5">
          <table:table-cell/>
          <table:table-cell table:style-name="ce12" office:value-type="string">
            <text:p>Edit Application – Quality</text:p>
          </table:table-cell>
          <table:table-cell table:style-name="ce12"/>
          <table:table-cell table:style-name="ce12" office:value-type="string">
            <text:p>TC_WORD_91</text:p>
          </table:table-cell>
          <table:table-cell table:style-name="ce26" office:value-type="string">
            <text:p>Check whether User able to Edit application Quality tab.</text:p>
          </table:table-cell>
          <table:table-cell table:style-name="ce26" office:value-type="string">
            <text:p>1. Open a web browser.</text:p>
            <text:p>2. Type the URL: localhost:2468/phresco/ in the address bar.</text:p>
            <text:p>3. Click on the Go to Phresco home button.</text:p>
            <text:p>4. Click on the Application tab,</text:p>
            <text:p>5. Click on the project that need to be edited.</text:p>
            <text:p>6. Click on Quality tab.</text:p>
            <text:p>7. In the quality tab it will display unit,functional,<text:span text:style-name="T3">performance</text:span> and load test.</text:p>
          </table:table-cell>
          <table:table-cell table:style-name="ce26"/>
          <table:table-cell table:style-name="ce39"/>
          <table:table-cell table:style-name="ce34" office:value-type="string">
            <text:p>User Upon clicking quality tab it will automatically selects the unit test in turn system will have progress build success or build failur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4">
          <table:table-cell/>
          <table:table-cell table:style-name="ce12" office:value-type="string">
            <text:p>Edit Application – Quality Unit – Test</text:p>
          </table:table-cell>
          <table:table-cell table:style-name="ce12"/>
          <table:table-cell table:style-name="ce12" office:value-type="string">
            <text:p>TC_WORD_92</text:p>
          </table:table-cell>
          <table:table-cell table:style-name="ce26" office:value-type="string">
            <text:p>Check whether User able to Edit application Quality unit - test. </text:p>
          </table:table-cell>
          <table:table-cell table:style-name="ce26" office:value-type="string">
            <text:p>1. Open a web browser.</text:p>
            <text:p>2. Type the URL: localhost:2468/phresco/ in the address bar.</text:p>
            <text:p>3. Click on the Go to Phresco home button.</text:p>
            <text:p>4. Click on the Application tab,</text:p>
            <text:p>5. Click on the project that need to be edited.</text:p>
            <text:p>6 <text:s/>Click on Quality </text:p>
            <text:p>7 <text:s/>By default Unit will selected.</text:p>
            <text:p>8. click test.</text:p>
          </table:table-cell>
          <table:table-cell table:style-name="ce26"/>
          <table:table-cell table:style-name="ce39"/>
          <table:table-cell table:style-name="ce34" office:value-type="string">
            <text:p>User Upon clicking test button then user need to click test in turn system will have progress build success or build failur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5">
          <table:table-cell/>
          <table:table-cell table:style-name="ce12" office:value-type="string">
            <text:p>Edit Application – Quality Unit – Test Close</text:p>
          </table:table-cell>
          <table:table-cell table:style-name="ce12"/>
          <table:table-cell table:style-name="ce12" office:value-type="string">
            <text:p>TC_WORD_93</text:p>
          </table:table-cell>
          <table:table-cell table:style-name="ce26" office:value-type="string">
            <text:p>Check whether User able to Edit application Quality unit - test - close</text:p>
          </table:table-cell>
          <table:table-cell table:style-name="ce26" office:value-type="string">
            <text:p>1. Open a web browser.</text:p>
            <text:p>2. Type the URL: localhost:2468/phresco/ in the address bar.</text:p>
            <text:p>3. Click on the Go to Phresco home button.</text:p>
            <text:p>4. Click on the Application tab,</text:p>
            <text:p>5. Click on the project that need to be edited.</text:p>
            <text:p>6. <text:s/>Click on Quality </text:p>
            <text:p>7. <text:s/>By default Unit will selected.</text:p>
            <text:p>8. <text:s/>User need to click test to view the result.</text:p>
            <text:p>9. <text:s/>User can view the progress in progress bar.</text:p>
            <text:p>10. User need to click Close button.</text:p>
          </table:table-cell>
          <table:table-cell table:style-name="ce26"/>
          <table:table-cell table:style-name="ce39"/>
          <table:table-cell table:style-name="ce34" office:value-type="string">
            <text:p>User Upon clicking close button user can able to view the report in pie chart format.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5">
          <table:table-cell/>
          <table:table-cell table:style-name="ce12" office:value-type="string">
            <text:p>Edit Application – Quality Unit – Folder</text:p>
          </table:table-cell>
          <table:table-cell table:style-name="ce12"/>
          <table:table-cell table:style-name="ce12" office:value-type="string">
            <text:p>TC_WORD_94</text:p>
          </table:table-cell>
          <table:table-cell table:style-name="ce26" office:value-type="string">
            <text:p>Check whether User able to Edit application Quality unit - test – Folder.</text:p>
          </table:table-cell>
          <table:table-cell table:style-name="ce26" office:value-type="string">
            <text:p>1. Open a web browser.</text:p>
            <text:p>2. Type the URL: localhost:2468/phresco/ in the address bar.</text:p>
            <text:p>3. Click on the Go to Phresco home button.</text:p>
            <text:p>4. Click on the Application tab,</text:p>
            <text:p>5. Click on the project that need to be edited.</text:p>
            <text:p>6. <text:s/>Click on Quality </text:p>
            <text:p>7. <text:s/>By default Unit will selected.</text:p>
            <text:p>8. <text:s/>User need to click test to view the result.</text:p>
            <text:p>9. <text:s/>User can view the progress in progress bar.</text:p>
            <text:p>10.User can able to view the folder for the unit test.</text:p>
          </table:table-cell>
          <table:table-cell table:style-name="ce26"/>
          <table:table-cell table:style-name="ce39"/>
          <table:table-cell table:style-name="ce34" office:value-type="string">
            <text:p>User upon clicking the the folder, user can able to view src folder, target folder and pom.xml document.</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3">
          <table:table-cell/>
          <table:table-cell table:style-name="ce12" office:value-type="string">
            <text:p>Edit Application – Quality Functional -Test</text:p>
          </table:table-cell>
          <table:table-cell table:style-name="ce12"/>
          <table:table-cell table:style-name="ce12" office:value-type="string">
            <text:p>TC_WORD_95</text:p>
          </table:table-cell>
          <table:table-cell table:style-name="ce26" office:value-type="string">
            <text:p>Check whether User able to Test application Quality Functional -Test </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text:s/>Click on Quality </text:p>
            <text:p>7. <text:s/>By default Unit will selected.</text:p>
            <text:p>8. <text:s/>User need to click Functional.</text:p>
            <text:p>9. <text:s/>User need to click Test.</text:p>
          </table:table-cell>
          <table:table-cell table:style-name="ce26"/>
          <table:table-cell table:style-name="ce39"/>
          <table:table-cell table:style-name="ce34" office:value-type="string">
            <text:p>User Upon clicking Test button user can able to view pop up box which has Against <text:s/>Build [Radio button], Against Server [Radio button], Against release[ Radio button], Browser[ Drop down],Environments[ Drop down] Server[ Drop Down], Show settings[ Check box]. User can able to see test and cancel butto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5">
          <table:table-cell/>
          <table:table-cell table:style-name="ce12" office:value-type="string">
            <text:p>Edit Application – Quality - Functional <text:s/>– Folder</text:p>
          </table:table-cell>
          <table:table-cell table:style-name="ce12"/>
          <table:table-cell table:style-name="ce12" office:value-type="string">
            <text:p>TC_WORD_96</text:p>
          </table:table-cell>
          <table:table-cell table:style-name="ce26" office:value-type="string">
            <text:p>Check whether User able to Edit application Quality unit - Functional – Folder.</text:p>
          </table:table-cell>
          <table:table-cell table:style-name="ce26" office:value-type="string">
            <text:p>1. Open a web browser.</text:p>
            <text:p>2. Type the URL: localhost:2468/phresco/ in the address bar.</text:p>
            <text:p>3. Click on the Go to Phresco home button.</text:p>
            <text:p>4. Click on the Application tab,</text:p>
            <text:p>5. Click on the project that need to be edited.</text:p>
            <text:p>6. <text:s/>Click on Quality </text:p>
            <text:p>7. <text:s/>By default Unit will selected.</text:p>
            <text:p>8. <text:s/>User need to click test to view the result.</text:p>
            <text:p>9. <text:s/>user can view the progress in progress bar.</text:p>
            <text:p>10.User can able to view the folder for the Functional test.</text:p>
          </table:table-cell>
          <table:table-cell table:style-name="ce26"/>
          <table:table-cell table:style-name="ce39"/>
          <table:table-cell table:style-name="ce34" office:value-type="string">
            <text:p>User upon clicking the the folder, user can able to view src folder, test case folder,pom.xml document and preconditions configuration setting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6">
          <table:table-cell/>
          <table:table-cell table:style-name="ce12" office:value-type="string">
            <text:p>Edit Application – Quality Functional – Against build -Test</text:p>
          </table:table-cell>
          <table:table-cell table:style-name="ce12"/>
          <table:table-cell table:style-name="ce12" office:value-type="string">
            <text:p>TC_WORD_97</text:p>
          </table:table-cell>
          <table:table-cell table:style-name="ce26" office:value-type="string">
            <text:p>Check whether User able to Test application Quality Functional - Against build [Radio button] - Test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Functional.</text:p>
            <text:p>9. <text:s/>User need to click Test.</text:p>
            <text:p>10. User can able to view the Pop up.</text:p>
            <text:p>11. User need to select Against build [radio button]</text:p>
            <text:p>12. User need to select Build Id and Browser system should the test.</text:p>
            <text:p>13. User need to select Server .</text:p>
            <text:p>14. If user check show settings, system will incorporate global server settings in the fields.</text:p>
            <text:p>15. If user un check show settings, system will display only configuration server list.</text:p>
            <text:p>16. User need to click test.</text:p>
            <text:p/>
          </table:table-cell>
          <table:table-cell table:style-name="ce26"/>
          <table:table-cell table:style-name="ce39"/>
          <table:table-cell table:style-name="ce34" office:value-type="string">
            <text:p>Upon clicking Test button user can able to view the progress box pop up. Upon closing user can able to view the Test report in pie <text:span text:style-name="T3">chart</text:span><text:span text:style-name="T4"> </text:span>format upon clicking close button of progress box.</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3">
          <table:table-cell/>
          <table:table-cell table:style-name="ce12" office:value-type="string">
            <text:p>Edit Application – Quality Functional – Against server -Test</text:p>
          </table:table-cell>
          <table:table-cell table:style-name="ce12"/>
          <table:table-cell table:style-name="ce12" office:value-type="string">
            <text:p>TC_WORD_98</text:p>
          </table:table-cell>
          <table:table-cell table:style-name="ce26" office:value-type="string">
            <text:p>Check whether User able to Test application Quality Functional - Against Server [Radio button] - Test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Functional.</text:p>
            <text:p>9. <text:s/>User need to click Test.</text:p>
            <text:p>10. User can able to view the Pop up.</text:p>
            <text:p>11. User need to select Against Server [radio button]</text:p>
            <text:p>12. User need to select Browser system should the test.</text:p>
            <text:p>13. User need to select Environments from the drop down list box.</text:p>
            <text:p>14. User need to select Server.</text:p>
            <text:p>15. If user check show settings, system will incorporate global server settings in the fields.</text:p>
            <text:p>16. If user un check show settings, system will display only configuration server list.</text:p>
            <text:p>17. User need to click test</text:p>
          </table:table-cell>
          <table:table-cell table:style-name="ce26"/>
          <table:table-cell table:style-name="ce39"/>
          <table:table-cell table:style-name="ce34" office:value-type="string">
            <text:p>Upon clicking Test button user can able to view the progress box pop up. Upon closing user can able to view the Test report in pie <text:span text:style-name="T3">chart </text:span>format upon clicking close button of progress box.</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3">
          <table:table-cell/>
          <table:table-cell table:style-name="ce12" office:value-type="string">
            <text:p>Edit Application – Quality Functional – Against release -Test</text:p>
          </table:table-cell>
          <table:table-cell table:style-name="ce12"/>
          <table:table-cell table:style-name="ce12" office:value-type="string">
            <text:p>TC_WORD_99</text:p>
          </table:table-cell>
          <table:table-cell table:style-name="ce26" office:value-type="string">
            <text:p>Check whether User able to Test application Quality Functional - Against Release[Radio button] - Test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Functional.</text:p>
            <text:p>9. <text:s/>User need to click Test.</text:p>
            <text:p>10. User can able to view the Pop up.</text:p>
            <text:p>11. User need to select Against Release [radio button]will be Disabled.</text:p>
            <text:p>12. User need to select Browser system should the test.</text:p>
            <text:p>13. User need to select Server.</text:p>
            <text:p>14. If user check show settings, system will incorporate global server settings in the fields.</text:p>
            <text:p>15. if user un check show settings, system will display only configuration server list.</text:p>
            <text:p>16. User need to click test.</text:p>
          </table:table-cell>
          <table:table-cell table:style-name="ce26"/>
          <table:table-cell table:style-name="ce39"/>
          <table:table-cell table:style-name="ce34" office:value-type="string">
            <text:p>Upon clicking Test button user can able to view the progress box pop up. Upon closing user can able to view the Test report in pie <text:span text:style-name="T3">chart</text:span> format upon clicking close button of progress box. Also Upon clicking Test button" user can able to view the progress box pop up. Upon closing user can able to view the Test report in pie <text:span text:style-name="T3">chart</text:span> format upon clicking close button of progress box.</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3">
          <table:table-cell/>
          <table:table-cell table:style-name="ce12" office:value-type="string">
            <text:p>Edit Application – Quality Functional – Against build – Cancel button</text:p>
          </table:table-cell>
          <table:table-cell table:style-name="ce12"/>
          <table:table-cell table:style-name="ce12" office:value-type="string">
            <text:p>TC_WORD_100</text:p>
          </table:table-cell>
          <table:table-cell table:style-name="ce26" office:value-type="string">
            <text:p>Check whether User able to Test application Quality Functional - Against build [Radio button] - Cancel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Functional.</text:p>
            <text:p>9. <text:s/>User need to click Test.</text:p>
            <text:p>10. User can able to view the Pop up.</text:p>
            <text:p>11. User need to select Against build [radio button]</text:p>
            <text:p>12. User need to select Build Id and Browser system should the test.</text:p>
            <text:p>13. User need to select Server.</text:p>
            <text:p>14. If user check show settings, system will incorporate global server settings in the fields.</text:p>
            <text:p>15. If user un check show settings, system will display only configuration server list.</text:p>
            <text:p>16. User need to click cancel</text:p>
          </table:table-cell>
          <table:table-cell table:style-name="ce26"/>
          <table:table-cell table:style-name="ce39"/>
          <table:table-cell table:style-name="ce34" office:value-type="string">
            <text:p><text:s/>Upon clicking Cancel button system gets back to Quality - Functional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3">
          <table:table-cell/>
          <table:table-cell table:style-name="ce12" office:value-type="string">
            <text:p>Edit Application – Quality Functional – Against server – cancel button</text:p>
          </table:table-cell>
          <table:table-cell table:style-name="ce12"/>
          <table:table-cell table:style-name="ce12" office:value-type="string">
            <text:p>TC_WORD_101</text:p>
          </table:table-cell>
          <table:table-cell table:style-name="ce26" office:value-type="string">
            <text:p>Check whether User able to Test application Quality Functional - Against server [Radio button] - Cancel Button</text:p>
          </table:table-cell>
          <table:table-cell table:style-name="ce26" office:value-type="string">
            <text:p>1.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Functional.</text:p>
            <text:p>9. <text:s/>User need to click Test.</text:p>
            <text:p>10. User can able to view the Pop up.</text:p>
            <text:p>11. User need to select Against build [radio button]</text:p>
            <text:p>12. User need to select Browser system should the test.</text:p>
            <text:p>13. User need to select Environments from the drop down list box.</text:p>
            <text:p>14. User need to select Server.</text:p>
            <text:p>15. If user check show settings, system will incorporate global server settings in the fields.</text:p>
            <text:p>16. If user un check show settings, system will display only configuration server list.</text:p>
            <text:p>17. User need to click cancel</text:p>
          </table:table-cell>
          <table:table-cell table:style-name="ce26"/>
          <table:table-cell table:style-name="ce39"/>
          <table:table-cell table:style-name="ce34" office:value-type="string">
            <text:p><text:s/>Upon clicking Cancel button system gets back to Quality - Functional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3">
          <table:table-cell/>
          <table:table-cell table:style-name="ce12" office:value-type="string">
            <text:p>Edit Application – Quality Functional – Against release – cancel button</text:p>
          </table:table-cell>
          <table:table-cell table:style-name="ce12"/>
          <table:table-cell table:style-name="ce12" office:value-type="string">
            <text:p>TC_WORD_102</text:p>
          </table:table-cell>
          <table:table-cell table:style-name="ce26" office:value-type="string">
            <text:p>Check whether User able to Test application Quality Functional - Against release [Radio button] - Cancel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Functional.</text:p>
            <text:p>9 <text:s/>User need to click Test.</text:p>
            <text:p>10 User can able to view the Pop up.</text:p>
            <text:p>11 User need to select Against release [radio button]will be Disabled.</text:p>
            <text:p>12 User need to select Browser system should the test.</text:p>
            <text:p>13 User need to select Server.</text:p>
            <text:p>14 If user check show settings, system will incorporate global server settings in the fields.</text:p>
            <text:p>15 If user un check show settings, system will display only configuration server list.</text:p>
            <text:p>16 User need to click cancel</text:p>
          </table:table-cell>
          <table:table-cell table:style-name="ce26"/>
          <table:table-cell table:style-name="ce39"/>
          <table:table-cell table:style-name="ce34" office:value-type="string">
            <text:p><text:s/>Upon clicking Cancel button" <text:s/>system gets back to Quality - Functional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7">
          <table:table-cell/>
          <table:table-cell table:style-name="ce12" office:value-type="string">
            <text:p>Edit Application – Quality Performance – Test</text:p>
          </table:table-cell>
          <table:table-cell table:style-name="ce12"/>
          <table:table-cell table:style-name="ce12" office:value-type="string">
            <text:p>TC_WORD_103</text:p>
          </table:table-cell>
          <table:table-cell table:style-name="ce26" office:value-type="string">
            <text:p>Check whether User able to Test application Quality Performance -test</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Performance.</text:p>
            <text:p>9. <text:s/>User need to click Test.</text:p>
            <text:p>10. User can able to view progress pop up box.</text:p>
            <text:p>11. Inside the pop up box there will be a test against,context URLs,thread group present in it.</text:p>
          </table:table-cell>
          <table:table-cell table:style-name="ce26"/>
          <table:table-cell table:style-name="ce39"/>
          <table:table-cell table:style-name="ce34" office:value-type="string">
            <text:p><text:s/>Upon clicking test button user can able to view the pop up box present in performance tab.</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7">
          <table:table-cell/>
          <table:table-cell table:style-name="ce12" office:value-type="string">
            <text:p>Edit Application – Quality – Performance – Folder</text:p>
          </table:table-cell>
          <table:table-cell table:style-name="ce12"/>
          <table:table-cell table:style-name="ce12" office:value-type="string">
            <text:p>TC_WORD_104</text:p>
          </table:table-cell>
          <table:table-cell table:style-name="ce26" office:value-type="string">
            <text:p>Check whether User able to Edit application Quality unit -Performance – Folder.</text:p>
          </table:table-cell>
          <table:table-cell table:style-name="ce26" office:value-type="string">
            <text:p>1. Open a web browser.</text:p>
            <text:p>2. Type the URL: localhost:2468/phresco/ in the address bar.</text:p>
            <text:p>3. Click on the Go to Phresco home button.</text:p>
            <text:p>4. Click on the Application tab,</text:p>
            <text:p>5. Click on the project that need to be edited.</text:p>
            <text:p>6. <text:s/>Click on Quality </text:p>
            <text:p>7. <text:s/>By default Unit will selected.</text:p>
            <text:p>8. <text:s/>User need to click test to view the result.</text:p>
            <text:p>9. <text:s/>User can view the progress in progress bar.</text:p>
            <text:p>10.User can able to view the folder for the Performance test.</text:p>
          </table:table-cell>
          <table:table-cell table:style-name="ce26"/>
          <table:table-cell table:style-name="ce39"/>
          <table:table-cell table:style-name="ce34" office:value-type="string">
            <text:p>User upon clicking the the folder, user can able to view server, database and webservice fold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8">
          <table:table-cell/>
          <table:table-cell table:style-name="ce12" office:value-type="string">
            <text:p>Edit Application – Quality Performance – Test Against</text:p>
          </table:table-cell>
          <table:table-cell table:style-name="ce12"/>
          <table:table-cell table:style-name="ce12" office:value-type="string">
            <text:p>TC_WORD_105</text:p>
          </table:table-cell>
          <table:table-cell table:style-name="ce26" office:value-type="string">
            <text:p>Check whether User able to Test application Quality Performance -test-test Against</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Performance.</text:p>
            <text:p>9. <text:s/>User need to click Test.</text:p>
            <text:p>10. User can able to view service[radio button],webservices[radio button],database [radio button] will be disabled. Show settings [check box] Environment[drop down],text result name[text box]should be given to the text field.</text:p>
          </table:table-cell>
          <table:table-cell table:style-name="ce26"/>
          <table:table-cell table:style-name="ce39"/>
          <table:table-cell table:style-name="ce34" office:value-type="string">
            <text:p>In the performance tab the test result name will be saved in text box.</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9">
          <table:table-cell/>
          <table:table-cell table:style-name="ce12" office:value-type="string">
            <text:p>Edit Application – Quality Performance – Test – Context URLs</text:p>
          </table:table-cell>
          <table:table-cell table:style-name="ce12"/>
          <table:table-cell table:style-name="ce12" office:value-type="string">
            <text:p>TC_WORD_106</text:p>
          </table:table-cell>
          <table:table-cell table:style-name="ce26" office:value-type="string">
            <text:p>Check whether User able to Test application Quality Performance -test-Context URLs</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Performance.</text:p>
            <text:p>9. <text:s/>User need to click Test.</text:p>
            <text:p>10. User can able to view Name,context of the URl,type[drop down]and Encoding[drop down] box will be displayed.</text:p>
          </table:table-cell>
          <table:table-cell table:style-name="ce26"/>
          <table:table-cell table:style-name="ce39"/>
          <table:table-cell table:style-name="ce34" office:value-type="string">
            <text:p>In the performance tab the test context URLs should be present.</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0">
          <table:table-cell/>
          <table:table-cell table:style-name="ce12" office:value-type="string">
            <text:p>Edit Application – Quality Performance – Test - thread group</text:p>
          </table:table-cell>
          <table:table-cell table:style-name="ce12"/>
          <table:table-cell table:style-name="ce12" office:value-type="string">
            <text:p>TC_WORD_107</text:p>
          </table:table-cell>
          <table:table-cell table:style-name="ce26" office:value-type="string">
            <text:p>Check whether User able to Test application Quality Performance -test-Thread group</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Performance.</text:p>
            <text:p>9. <text:s/>User need to click Test.</text:p>
            <text:p>10. User can able to view No of users,Ramp Up Period and Loop count will be displayed.</text:p>
          </table:table-cell>
          <table:table-cell table:style-name="ce26"/>
          <table:table-cell table:style-name="ce39"/>
          <table:table-cell table:style-name="ce34" office:value-type="string">
            <text:p>In the performance tab the user can enter the no of users,ramp up period,Loop count and click the test , finally the performance test can able to view how many of them hitting the URL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1">
          <table:table-cell/>
          <table:table-cell table:style-name="ce12" office:value-type="string">
            <text:p>Edit Application – Performance Tab</text:p>
          </table:table-cell>
          <table:table-cell table:style-name="ce12"/>
          <table:table-cell table:style-name="ce12" office:value-type="string">
            <text:p>TC_WORD_108</text:p>
          </table:table-cell>
          <table:table-cell table:style-name="ce26" office:value-type="string">
            <text:p>Check whether User able to Test application Quality Performance tab</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Performance.</text:p>
            <text:p>9. <text:s/>User need to click Test.</text:p>
            <text:p>10. User have to select the fields for service,webservices,database will be disabled and Name,context of the URl,type,Encoding,no of users,Ramp Up Period and Loop count will be displayed and click test.</text:p>
          </table:table-cell>
          <table:table-cell table:style-name="ce26"/>
          <table:table-cell table:style-name="ce39"/>
          <table:table-cell table:style-name="ce34" office:value-type="string">
            <text:p><text:s/>Upon clicking test button user can able to view the report in pie chart format.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5">
          <table:table-cell/>
          <table:table-cell table:style-name="ce12" office:value-type="string">
            <text:p>Edit Application – Quality Performance – Cancel button</text:p>
          </table:table-cell>
          <table:table-cell table:style-name="ce12"/>
          <table:table-cell table:style-name="ce12" office:value-type="string">
            <text:p>TC_WORD_109</text:p>
          </table:table-cell>
          <table:table-cell table:style-name="ce26" office:value-type="string">
            <text:p>Check whether User able to Test application Quality Performance -Cancel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Performance.</text:p>
            <text:p>9. <text:s/>User need to click Test.</text:p>
            <text:p>10. User can able to view progress pop up box.</text:p>
            <text:p>11. User need to click cancel button performance test not yet executed.</text:p>
          </table:table-cell>
          <table:table-cell table:style-name="ce26"/>
          <table:table-cell table:style-name="ce39"/>
          <table:table-cell table:style-name="ce34" office:value-type="string">
            <text:p>Upon clicking cancel button user can not able to display graph and pie chart and emails in the same performance tab.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1">
          <table:table-cell/>
          <table:table-cell table:style-name="ce12" office:value-type="string">
            <text:p>Edit Application – Quality Load – Test</text:p>
          </table:table-cell>
          <table:table-cell table:style-name="ce12"/>
          <table:table-cell table:style-name="ce12" office:value-type="string">
            <text:p>TC_WORD_110</text:p>
          </table:table-cell>
          <table:table-cell table:style-name="ce26" office:value-type="string">
            <text:p>Check whether User able to Test application Quality Load-test</text:p>
          </table:table-cell>
          <table:table-cell table:style-name="ce26" office:value-type="string">
            <text:p>1. Open a web browser.</text:p>
            <text:p>2. Type the URL: localhost:2468/phresco/ in the address bar.<text:tab/></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Load.</text:p>
            <text:p>9. <text:s/>User need to click Test.</text:p>
            <text:p>10. User can able to view progress pop up box.</text:p>
            <text:p>11. Inside the pop up box there will be a TestAgainst and Thread group.</text:p>
          </table:table-cell>
          <table:table-cell table:style-name="ce26"/>
          <table:table-cell table:style-name="ce39"/>
          <table:table-cell table:style-name="ce34" office:value-type="string">
            <text:p>Upon clicking test button user can able to view the pop up box present in Load tab.</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1">
          <table:table-cell/>
          <table:table-cell table:style-name="ce12" office:value-type="string">
            <text:p>Edit Application – Quality – Load – Folder</text:p>
          </table:table-cell>
          <table:table-cell table:style-name="ce12"/>
          <table:table-cell table:style-name="ce12" office:value-type="string">
            <text:p>TC_WORD_111</text:p>
          </table:table-cell>
          <table:table-cell table:style-name="ce26" office:value-type="string">
            <text:p>Check whether User able to Edit application Quality unit – Load – Folder.</text:p>
          </table:table-cell>
          <table:table-cell table:style-name="ce26" office:value-type="string">
            <text:p>1. Open a web browser.</text:p>
            <text:p>2. Type the URL: localhost:2468/phresco/ in the address bar.</text:p>
            <text:p>3. Click on the Go to Phresco home button.</text:p>
            <text:p>4. Click on the Application tab,</text:p>
            <text:p>5. Click on the project that need to be edited.</text:p>
            <text:p>6. Click on Quality </text:p>
            <text:p>7. By default Unit will selected.</text:p>
            <text:p>8. User need to click test to view the result.</text:p>
            <text:p>9. User can view the progress in progress bar.</text:p>
            <text:p>10.User can able to view the folder for the load test.</text:p>
          </table:table-cell>
          <table:table-cell table:style-name="ce26"/>
          <table:table-cell table:style-name="ce39"/>
          <table:table-cell table:style-name="ce34" office:value-type="string">
            <text:p>User upon clicking the the folder, user can able to view tests folder,pom and build .xml document,build.propertie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9">
          <table:table-cell/>
          <table:table-cell table:style-name="ce12" office:value-type="string">
            <text:p>Edit Application – Quality Load – Test Against</text:p>
          </table:table-cell>
          <table:table-cell table:style-name="ce12"/>
          <table:table-cell table:style-name="ce12" office:value-type="string">
            <text:p>TC_WORD_112</text:p>
          </table:table-cell>
          <table:table-cell table:style-name="ce26" office:value-type="string">
            <text:p>Check whether User able to Test application Quality Load -test-test Against.</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Load.</text:p>
            <text:p>9. <text:s/>User need to click Test.</text:p>
            <text:p>10.User can able to view a pop up box <text:s/>with test against and thread group.</text:p>
            <text:p>11.Enter the result name.</text:p>
            <text:p>12.Click test.</text:p>
          </table:table-cell>
          <table:table-cell table:style-name="ce26"/>
          <table:table-cell table:style-name="ce39"/>
          <table:table-cell table:style-name="ce34" office:value-type="string">
            <text:p>User will be displayed a message enter no of users at the bottom of the pop up box.</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1">
          <table:table-cell/>
          <table:table-cell table:style-name="ce12" office:value-type="string">
            <text:p>Edit Application – Quality Load – Test – Thread group</text:p>
          </table:table-cell>
          <table:table-cell table:style-name="ce12"/>
          <table:table-cell table:style-name="ce12" office:value-type="string">
            <text:p>TC_WORD_113</text:p>
          </table:table-cell>
          <table:table-cell table:style-name="ce26" office:value-type="string">
            <text:p>Check whether User able to Test application Quality Load -test-thread group.</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Load.</text:p>
            <text:p>9. <text:s/>User need to click Test.</text:p>
            <text:p>10.User can able to view a pop up box <text:s/>with test against and thread group.</text:p>
            <text:p>11.Enter the thread group values.</text:p>
          </table:table-cell>
          <table:table-cell table:style-name="ce26"/>
          <table:table-cell table:style-name="ce39"/>
          <table:table-cell table:style-name="ce34" office:value-type="string">
            <text:p>Upon clicking test button user can able to view the report in pie chart format.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8">
          <table:table-cell/>
          <table:table-cell table:style-name="ce12" office:value-type="string">
            <text:p>Edit Application – Quality Load Tab</text:p>
          </table:table-cell>
          <table:table-cell table:style-name="ce12"/>
          <table:table-cell table:style-name="ce12" office:value-type="string">
            <text:p>TC_WORD_114</text:p>
          </table:table-cell>
          <table:table-cell table:style-name="ce26" office:value-type="string">
            <text:p>Check whether User able to Test application <text:s/>Quality load tab</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load.</text:p>
            <text:p>9. <text:s/>User need to click Test.</text:p>
            <text:p>10. User have to select the fields for Environment,Server,Show setting,test result name and thread group,no of users,Ramp Up Period and Loop count will be displayed and click test.</text:p>
          </table:table-cell>
          <table:table-cell table:style-name="ce26"/>
          <table:table-cell table:style-name="ce39"/>
          <table:table-cell table:style-name="ce34" office:value-type="string">
            <text:p>Upon clicking test button user can able to view the report in pie chart format.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1">
          <table:table-cell/>
          <table:table-cell table:style-name="ce12" office:value-type="string">
            <text:p>Edit Application – Quality Load – Cancel button</text:p>
          </table:table-cell>
          <table:table-cell table:style-name="ce12"/>
          <table:table-cell table:style-name="ce12" office:value-type="string">
            <text:p>TC_WORD_115</text:p>
          </table:table-cell>
          <table:table-cell table:style-name="ce26" office:value-type="string">
            <text:p>Check whether User able to Test application <text:s/>Quality load -Cancel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load.</text:p>
            <text:p>9. <text:s/>User need to click Test.</text:p>
            <text:p>10. User can able to view progress pop up box.</text:p>
            <text:p>11. User need to click cancel button load test not yet executed.</text:p>
          </table:table-cell>
          <table:table-cell table:style-name="ce26"/>
          <table:table-cell table:style-name="ce39"/>
          <table:table-cell table:style-name="ce34" office:value-type="string">
            <text:p>Upon clicking cancel button user can not able to display graph and pie chart and emails in the same load tab.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2">
          <table:table-cell/>
          <table:table-cell table:style-name="ce12" office:value-type="string">
            <text:p>Edit Application – Continuous Integration –Test</text:p>
          </table:table-cell>
          <table:table-cell table:style-name="ce12"/>
          <table:table-cell table:style-name="ce12" office:value-type="string">
            <text:p>TC_WORD_116</text:p>
          </table:table-cell>
          <table:table-cell table:style-name="ce26" office:value-type="string">
            <text:p>Check whether User able to Test application Continuous Integrati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User can able to view setup and start tab <text:s/>are visible other tab are disabled.</text:p>
            <text:p>8. After creating the set up and start tab,then it will be enable those tabs.</text:p>
          </table:table-cell>
          <table:table-cell table:style-name="ce26"/>
          <table:table-cell table:style-name="ce39"/>
          <table:table-cell table:style-name="ce34" office:value-type="string">
            <text:p>Upon clicking continuous integration button user can able to view setup,start,stop,configure,build,delete build and delete job.</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3">
          <table:table-cell/>
          <table:table-cell table:style-name="ce12" office:value-type="string">
            <text:p>Edit Application – Continuous Integration – Setup</text:p>
          </table:table-cell>
          <table:table-cell table:style-name="ce12"/>
          <table:table-cell table:style-name="ce12" office:value-type="string">
            <text:p>TC_WORD_117</text:p>
          </table:table-cell>
          <table:table-cell table:style-name="ce26" office:value-type="string">
            <text:p>Check whether User able to Test application Continuous Integration-set up.</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setup tab a pop up box will open and automatically it will generate whether build success or build failure.</text:p>
          </table:table-cell>
          <table:table-cell table:style-name="ce26"/>
          <table:table-cell table:style-name="ce39"/>
          <table:table-cell table:style-name="ce34" office:value-type="string">
            <text:p>User can successfully complete the continuous integration set up proces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3">
          <table:table-cell/>
          <table:table-cell table:style-name="ce12" office:value-type="string">
            <text:p>Edit Application – Continuous Integration – close functionality</text:p>
          </table:table-cell>
          <table:table-cell table:style-name="ce12"/>
          <table:table-cell table:style-name="ce12" office:value-type="string">
            <text:p>TC_WORD_118</text:p>
          </table:table-cell>
          <table:table-cell table:style-name="ce26" office:value-type="string">
            <text:p>Check whether the user can Test application <text:s/>Continuous Integration- Close functionality.</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setup tab a pop up box will open and automatically it will generate whether build success or build failure.</text:p>
            <text:p/>
          </table:table-cell>
          <table:table-cell table:style-name="ce26"/>
          <table:table-cell table:style-name="ce39"/>
          <table:table-cell table:style-name="ce34" office:value-type="string">
            <text:p>Upon clicking the close button, the user can restore to the continuous integration default page. <text: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2">
          <table:table-cell/>
          <table:table-cell table:style-name="ce12" office:value-type="string">
            <text:p>Edit Application – Continuous Integration – Start</text:p>
          </table:table-cell>
          <table:table-cell table:style-name="ce12"/>
          <table:table-cell table:style-name="ce12" office:value-type="string">
            <text:p>TC_WORD_119</text:p>
          </table:table-cell>
          <table:table-cell table:style-name="ce26" office:value-type="string">
            <text:p>Check whether User able to Test application Continuous Integration-start</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start tab a pop up box will open and automatically it will generate whether build success or build failure.</text:p>
          </table:table-cell>
          <table:table-cell table:style-name="ce26"/>
          <table:table-cell table:style-name="ce39"/>
          <table:table-cell table:style-name="ce34" office:value-type="string">
            <text:p>User can successfully complete the continuous integration start process.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2">
          <table:table-cell/>
          <table:table-cell table:style-name="ce12" office:value-type="string">
            <text:p>Edit Application – Continuous Integration – close functionality</text:p>
          </table:table-cell>
          <table:table-cell table:style-name="ce12"/>
          <table:table-cell table:style-name="ce12" office:value-type="string">
            <text:p>TC_WORD_120</text:p>
          </table:table-cell>
          <table:table-cell table:style-name="ce26" office:value-type="string">
            <text:p>Check whether able to Test application Continuous Integration- Close functionality.</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start tab a pop up box will open and automatically it will generate whether build success or build failure.</text:p>
          </table:table-cell>
          <table:table-cell table:style-name="ce26"/>
          <table:table-cell table:style-name="ce39"/>
          <table:table-cell table:style-name="ce34" office:value-type="string">
            <text:p>Upon clicking the close button,the user can restore to the continuous integration default page. <text: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4">
          <table:table-cell/>
          <table:table-cell table:style-name="ce12" office:value-type="string">
            <text:p>Edit Application – Continuous Integration – <text:s/>Stop</text:p>
          </table:table-cell>
          <table:table-cell table:style-name="ce12"/>
          <table:table-cell table:style-name="ce12" office:value-type="string">
            <text:p>TC_WORD_121</text:p>
          </table:table-cell>
          <table:table-cell table:style-name="ce26" office:value-type="string">
            <text:p>Check whether User able to Test application Continuous Integration-stop</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stop tab a pop up box will open and automatically it will generate whether build success or build failure.</text:p>
          </table:table-cell>
          <table:table-cell table:style-name="ce26"/>
          <table:table-cell table:style-name="ce39"/>
          <table:table-cell table:style-name="ce34" office:value-type="string">
            <text:p>User can successfully complete the continuous integration stop process.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5">
          <table:table-cell/>
          <table:table-cell table:style-name="ce12" office:value-type="string">
            <text:p>Edit Application – Continuous Integration – close functionality</text:p>
          </table:table-cell>
          <table:table-cell table:style-name="ce12"/>
          <table:table-cell table:style-name="ce12" office:value-type="string">
            <text:p>TC_WORD_122</text:p>
          </table:table-cell>
          <table:table-cell table:style-name="ce26" office:value-type="string">
            <text:p>Check whether able to Test application Continuous Integration- Close functionality.</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stop tab a pop up box will open and automatically it will generate whether build success or build failure.</text:p>
          </table:table-cell>
          <table:table-cell table:style-name="ce26"/>
          <table:table-cell table:style-name="ce39"/>
          <table:table-cell table:style-name="ce34" office:value-type="string">
            <text:p>Upon clicking the close button,the user can restore to the continuous integration default page. <text: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6">
          <table:table-cell/>
          <table:table-cell table:style-name="ce12" office:value-type="string">
            <text:p>Continuous Integration - Configure tab.</text:p>
          </table:table-cell>
          <table:table-cell table:style-name="ce12"/>
          <table:table-cell table:style-name="ce12" office:value-type="string">
            <text:p>TC_WORD_123</text:p>
          </table:table-cell>
          <table:table-cell table:style-name="ce26" office:value-type="string">
            <text:p>Check whether the User can Test application Continuous Integration- Configure tab.</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Select the Recepients Emails either when success or when failure.</text:p>
            <text:p>9. Select the radio button either daily,weekly or monthly.</text:p>
            <text:p>10.User can select the drop down list box for hours and minutes.</text:p>
          </table:table-cell>
          <table:table-cell table:style-name="ce26"/>
          <table:table-cell table:style-name="ce39"/>
          <table:table-cell table:style-name="ce34" office:value-type="string">
            <text:p>Upon clicking the configure button Name,SVN URL,Username,Password,Sender Email,Sender Password,Recipients Email- When Success[checkbox],When Failure[checkbox],Schedule,Daily[Radio Button],Weekly[radio button],Monthly[radio button],Cron Expression,Next and Cancel butto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7">
          <table:table-cell/>
          <table:table-cell table:style-name="ce12" office:value-type="string">
            <text:p><text:s/>Continuous Integration - Configure tab - Cancel Button</text:p>
          </table:table-cell>
          <table:table-cell table:style-name="ce12"/>
          <table:table-cell table:style-name="ce12" office:value-type="string">
            <text:p>TC_WORD_124</text:p>
          </table:table-cell>
          <table:table-cell table:style-name="ce26" office:value-type="string">
            <text:p>Check whether User able to Test application Continuous Integration- Configure tab- Cancel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Select the Recepients Emails either when success or when failure.</text:p>
            <text:p>9. Select the radio button either daily,weekly or monthly.</text:p>
            <text:p>10.User can select the drop down list box for hours and minutes.</text:p>
            <text:p>11.Click cancel button.</text:p>
          </table:table-cell>
          <table:table-cell table:style-name="ce26"/>
          <table:table-cell table:style-name="ce39"/>
          <table:table-cell table:style-name="ce34" office:value-type="string">
            <text:p>Upon clicking the cancel button the user can restore to the continuous integration default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8">
          <table:table-cell/>
          <table:table-cell table:style-name="ce12" office:value-type="string">
            <text:p>Continuous Integration - Configure tab - next Button</text:p>
          </table:table-cell>
          <table:table-cell table:style-name="ce12"/>
          <table:table-cell table:style-name="ce12" office:value-type="string">
            <text:p>TC_WORD_125</text:p>
          </table:table-cell>
          <table:table-cell table:style-name="ce26" office:value-type="string">
            <text:p>Check whether able to Test application Continuous Integration- Configure tab- next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Select the Recepients Emails either when success or when failure.</text:p>
            <text:p>9. Select the radio button either daily,weekly or monthly.</text:p>
            <text:p>10.User can select the drop down list box for hours and minutes.</text:p>
            <text:p>11.Click next button.</text:p>
          </table:table-cell>
          <table:table-cell table:style-name="ce26"/>
          <table:table-cell table:style-name="ce39"/>
          <table:table-cell table:style-name="ce34" office:value-type="string">
            <text:p>Upon clicking the next button the user can restore to the Environment pop up box of the continuous integr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9">
          <table:table-cell/>
          <table:table-cell table:style-name="ce12" office:value-type="string">
            <text:p><text:s/>Continuous Integration - previous button.</text:p>
          </table:table-cell>
          <table:table-cell table:style-name="ce12"/>
          <table:table-cell table:style-name="ce12" office:value-type="string">
            <text:p>TC_WORD_126</text:p>
          </table:table-cell>
          <table:table-cell table:style-name="ce26" office:value-type="string">
            <text:p>Check whether able to Test application Continuous Integration- previous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Select the Recepients Emails either when success or when failure.</text:p>
            <text:p>9. Select the radio button either daily,weekly or monthly.</text:p>
            <text:p>10.User can select the drop down list box for hours and minutes.</text:p>
            <text:p>11.Click previous button.</text:p>
          </table:table-cell>
          <table:table-cell table:style-name="ce26"/>
          <table:table-cell table:style-name="ce39"/>
          <table:table-cell table:style-name="ce34" office:value-type="string">
            <text:p>Upon clicking the previous button in will go to the continuous integration page popup box.<text:tab/><text:tab/><text:tab/></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00">
          <table:table-cell/>
          <table:table-cell table:style-name="ce12" office:value-type="string">
            <text:p>Continuous Integration – Cancel button.</text:p>
          </table:table-cell>
          <table:table-cell table:style-name="ce12"/>
          <table:table-cell table:style-name="ce12" office:value-type="string">
            <text:p>TC_WORD_127</text:p>
          </table:table-cell>
          <table:table-cell table:style-name="ce26" office:value-type="string">
            <text:p>Check whether able to Test application Continuous Integration- Environment popup box Cancel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Select the Recepients Emails either when success or when failure.</text:p>
            <text:p>9. Select the radio button either daily,weekly or monthly.</text:p>
            <text:p>10.User can select the drop down list box for hours and minutes.</text:p>
            <text:p>11.Click cancel button.</text:p>
          </table:table-cell>
          <table:table-cell table:style-name="ce26"/>
          <table:table-cell table:style-name="ce39"/>
          <table:table-cell table:style-name="ce34" office:value-type="string">
            <text:p>Upon clicking the cancel button the user can restore to the continuous integration default page. <text: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01">
          <table:table-cell/>
          <table:table-cell table:style-name="ce12" office:value-type="string">
            <text:p><text:s/>Continuous Integration - Save button</text:p>
          </table:table-cell>
          <table:table-cell table:style-name="ce12"/>
          <table:table-cell table:style-name="ce12" office:value-type="string">
            <text:p>TC_WORD_128</text:p>
          </table:table-cell>
          <table:table-cell table:style-name="ce26" office:value-type="string">
            <text:p>Check whether User able to Test application Continuous Integration- Save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Select the Recepients Emails either when success or when failure.</text:p>
            <text:p>9. Select the radio button either daily,weekly or monthly.</text:p>
            <text:p>10.User can select the drop down list box for hours and minutes.</text:p>
            <text:p>11.Click save button.</text:p>
          </table:table-cell>
          <table:table-cell table:style-name="ce26"/>
          <table:table-cell table:style-name="ce39"/>
          <table:table-cell table:style-name="ce34" office:value-type="string">
            <text:p>Upon clicking the save button the user can go to Build tab of continuous integr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02">
          <table:table-cell/>
          <table:table-cell table:style-name="ce12" office:value-type="string">
            <text:p>Continuous Integration - Build</text:p>
          </table:table-cell>
          <table:table-cell table:style-name="ce12"/>
          <table:table-cell table:style-name="ce12" office:value-type="string">
            <text:p>TC_WORD_129</text:p>
          </table:table-cell>
          <table:table-cell table:style-name="ce26" office:value-type="string">
            <text:p>Check whether User able to Test application Continuous Integration- Build</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Click Build tab.</text:p>
          </table:table-cell>
          <table:table-cell table:style-name="ce26"/>
          <table:table-cell table:style-name="ce39"/>
          <table:table-cell table:style-name="ce34" office:value-type="string">
            <text:p>Upon clicking the build tab, build will starts in jenkins and finally the project will be created successful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03">
          <table:table-cell/>
          <table:table-cell table:style-name="ce12" office:value-type="string">
            <text:p>Continuous Integration - Delete Build</text:p>
          </table:table-cell>
          <table:table-cell table:style-name="ce12"/>
          <table:table-cell table:style-name="ce12" office:value-type="string">
            <text:p>TC_WORD_130</text:p>
          </table:table-cell>
          <table:table-cell table:style-name="ce26" office:value-type="string">
            <text:p>Check whether User able to Test application Continuous Integration- Delete Build</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Click Delete Build tab.</text:p>
          </table:table-cell>
          <table:table-cell table:style-name="ce26"/>
          <table:table-cell table:style-name="ce39"/>
          <table:table-cell table:style-name="ce34" office:value-type="string">
            <text:p>Build selection is done successful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2">
          <table:table-cell/>
          <table:table-cell table:style-name="ce12" office:value-type="string">
            <text:p>Continuous Integration - Delete job.</text:p>
          </table:table-cell>
          <table:table-cell table:style-name="ce12"/>
          <table:table-cell table:style-name="ce12" office:value-type="string">
            <text:p>TC_WORD_131</text:p>
          </table:table-cell>
          <table:table-cell table:style-name="ce26" office:value-type="string">
            <text:p>Check whether User able to Test application Continuous Integration- Delete job.</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Click Delete job tab.</text:p>
          </table:table-cell>
          <table:table-cell table:style-name="ce26"/>
          <table:table-cell table:style-name="ce39"/>
          <table:table-cell table:style-name="ce34" office:value-type="string">
            <text:p>Continuous integration - Delete job is done successful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04">
          <table:table-cell/>
          <table:table-cell table:style-name="ce12" office:value-type="string">
            <text:p>Edit Application – Download - Server</text:p>
          </table:table-cell>
          <table:table-cell table:style-name="ce12"/>
          <table:table-cell table:style-name="ce12" office:value-type="string">
            <text:p>TC_WORD_132</text:p>
          </table:table-cell>
          <table:table-cell table:style-name="ce26" office:value-type="string">
            <text:p>Check whether the validation for the download tab for server.</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Download tab.</text:p>
            <text:p>7. It will show what and all the <text:span text:style-name="T3">software's </text:span>installed for server,database and editors.</text:p>
            <text:p>8. User can able to view for Servers,Database and Editors.</text:p>
          </table:table-cell>
          <table:table-cell table:style-name="ce26"/>
          <table:table-cell table:style-name="ce39"/>
          <table:table-cell table:style-name="ce34" office:value-type="string">
            <text:p>Clicking the download tab automatically will display that the server for Wordpress software has install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05">
          <table:table-cell/>
          <table:table-cell table:style-name="ce12" office:value-type="string">
            <text:p>Edit Application – Download – Database</text:p>
          </table:table-cell>
          <table:table-cell table:style-name="ce12"/>
          <table:table-cell table:style-name="ce12" office:value-type="string">
            <text:p>TC_WORD_133</text:p>
          </table:table-cell>
          <table:table-cell table:style-name="ce26" office:value-type="string">
            <text:p>Check whether the validation for the download tab for database.</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Download tab.</text:p>
            <text:p>7. It will show what and all the<text:span text:style-name="T3"> software's</text:span> installed for server,database and editors.</text:p>
            <text:p>8. User can able to view for Servers,Database and Editors.</text:p>
            <text:p>9. Select Database.</text:p>
          </table:table-cell>
          <table:table-cell table:style-name="ce26"/>
          <table:table-cell table:style-name="ce39"/>
          <table:table-cell table:style-name="ce34" office:value-type="string">
            <text:p>Selection of <text:s/>the database will display the software for the Wordpress project has install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2">
          <table:table-cell/>
          <table:table-cell table:style-name="ce12" office:value-type="string">
            <text:p>Edit Application – Download – Editors</text:p>
          </table:table-cell>
          <table:table-cell table:style-name="ce12"/>
          <table:table-cell table:style-name="ce12" office:value-type="string">
            <text:p>TC_WORD_134</text:p>
          </table:table-cell>
          <table:table-cell table:style-name="ce26" office:value-type="string">
            <text:p>Check whether the validation for the download tab for editors.</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Download tab.</text:p>
            <text:p>7. It will show what and all the <text:span text:style-name="T3">software's</text:span> installed for server,database and editors.</text:p>
            <text:p>8. User can able to view for Servers,Database and Editors.</text:p>
            <text:p>9. Select Editors.</text:p>
          </table:table-cell>
          <table:table-cell table:style-name="ce35"/>
          <table:table-cell table:style-name="ce39"/>
          <table:table-cell table:style-name="ce34" office:value-type="string">
            <text:p>selection of the editors will display the softwares for the Wordpress project has install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06">
          <table:table-cell/>
          <table:table-cell table:style-name="ce10" office:value-type="string">
            <text:p>Register</text:p>
          </table:table-cell>
          <table:table-cell table:style-name="ce10"/>
          <table:table-cell table:style-name="ce12" office:value-type="string">
            <text:p>TC_WORD_135</text:p>
          </table:table-cell>
          <table:table-cell table:style-name="ce25" office:value-type="string">
            <text:p>Check whether "administrator Wordpress" able to create new<text:span text:style-name="T1"> User account</text:span></text:p>
          </table:table-cell>
          <table:table-cell table:style-name="ce16" office:value-type="string">
            <text:p>1. Open a web browser.</text:p>
            <text:p>2.Type the URL: http://localhost/[ProjectName] <text:s/>in the address bar. <text:s text:c="48"/>3.Click on the Register link. <text:s text:c="36"/>4.User needs to enter user name. <text:s text:c="7"/></text:p>
            <text:p>4.User needs to enter user email.</text:p>
            <text:p>5.User needs to enter password.</text:p>
            <text:p>6.User needs to click Register button.</text:p>
          </table:table-cell>
          <table:table-cell table:style-name="ce25"/>
          <table:table-cell table:style-name="ce37"/>
          <table:table-cell table:style-name="ce40" office:value-type="string">
            <text:p>Check whether "administrator Wordpress" able to create new<text:span text:style-name="T1"> User account</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107">
          <table:table-cell/>
          <table:table-cell table:style-name="ce10" office:value-type="string">
            <text:p>Login[View]</text:p>
          </table:table-cell>
          <table:table-cell table:style-name="ce10"/>
          <table:table-cell table:style-name="ce12" office:value-type="string">
            <text:p>TC_WORD_136</text:p>
          </table:table-cell>
          <table:table-cell table:style-name="ce25" office:value-type="string">
            <text:p>Check whether "administrator Wordpress" able to view <text:span text:style-name="T1">Login page</text:span></text:p>
          </table:table-cell>
          <table:table-cell table:style-name="ce16" office:value-type="string">
            <text:p>1. Open a web browser.</text:p>
            <text:p>2.Type the URL: http://localhost/[ProjectName] <text:s/>in the address bar. <text:s text:c="48"/>3.Click on the login link.</text:p>
            <text:p>4.User needs to enter user email.</text:p>
            <text:p>5.User needs to enter password.</text:p>
            <text:p>6.User needs to click Login button.</text:p>
          </table:table-cell>
          <table:table-cell table:style-name="ce25"/>
          <table:table-cell table:style-name="ce37"/>
          <table:table-cell table:style-name="ce40" office:value-type="string">
            <text:p>Check whether"Administrator Wordpress" should be able to land in <text:s/>"User <text:span text:style-name="T1">welcome page"</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108">
          <table:table-cell/>
          <table:table-cell table:style-name="ce10" office:value-type="string">
            <text:p>Login[Edit]</text:p>
          </table:table-cell>
          <table:table-cell table:style-name="ce10"/>
          <table:table-cell table:style-name="ce12" office:value-type="string">
            <text:p>TC_WORD_137</text:p>
          </table:table-cell>
          <table:table-cell table:style-name="ce25" office:value-type="string">
            <text:p>Check whether "administrator Wordpress" able to view <text:span text:style-name="T2">Login page[Edit].</text:span></text:p>
          </table:table-cell>
          <table:table-cell table:style-name="ce16" office:value-type="string">
            <text:p>1. Open a web browser.</text:p>
            <text:p>2.Type the URL: http://localhost/[ProjectName] <text:s/>in the address bar. <text:s text:c="48"/>3.Click on the login link.</text:p>
            <text:p>4.User needs to enter user email.</text:p>
            <text:p>5.User needs to enter password.</text:p>
            <text:p>6.User needs to click Login button. <text:s text:c="26"/>7.User needs to click Dashboard. <text:s text:c="28"/>8.User needs to click Myaccount. <text:s text:c="28"/>9.User needs to enter UserName. <text:s text:c="28"/>10.User needs to enter user email. <text:s text:c="26"/>11.User needs to enter password. <text:s text:c="28"/>12.User needs to click Enabled. <text:s text:c="30"/>13.User needs to click login button.</text:p>
          </table:table-cell>
          <table:table-cell table:style-name="ce25"/>
          <table:table-cell table:style-name="ce37"/>
          <table:table-cell table:style-name="ce40" office:value-type="string">
            <text:p>"Administrator Wordpress" should be able to view <text:s text:c="2"/>"User Information edit page<text:span text:style-name="T2">"</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107">
          <table:table-cell/>
          <table:table-cell table:style-name="ce10" office:value-type="string">
            <text:p>Login[View]</text:p>
          </table:table-cell>
          <table:table-cell table:style-name="ce10"/>
          <table:table-cell table:style-name="ce12" office:value-type="string">
            <text:p>TC_WORD_138</text:p>
          </table:table-cell>
          <table:table-cell table:style-name="ce25" office:value-type="string">
            <text:p>Check whether "administrator Wordpress" able to view <text:span text:style-name="T1">Login page[Topics]</text:span></text:p>
          </table:table-cell>
          <table:table-cell table:style-name="ce16" office:value-type="string">
            <text:p>1. Open a web browser.</text:p>
            <text:p>2.Type the URL: http://localhost/[ProjectName] <text:s/>in the address bar. <text:s text:c="48"/>3.Click on the login link.</text:p>
            <text:p>4.User needs to enter user email.</text:p>
            <text:p>5.User needs to enter password.</text:p>
            <text:p>6.User needs to click Login button.</text:p>
          </table:table-cell>
          <table:table-cell table:style-name="ce25"/>
          <table:table-cell table:style-name="ce37"/>
          <table:table-cell table:style-name="ce40" office:value-type="string">
            <text:p>"Administrator Wordpress" should be able to land in <text:s/>"User <text:span text:style-name="T1">welcome page"[Topics]</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68">
          <table:table-cell/>
          <table:table-cell table:style-name="ce10" office:value-type="string">
            <text:p>DashBoard<text:span text:style-name="T1">[AddTopics]</text:span></text:p>
          </table:table-cell>
          <table:table-cell table:style-name="ce10"/>
          <table:table-cell table:style-name="ce12" office:value-type="string">
            <text:p>TC_WORD_139</text:p>
          </table:table-cell>
          <table:table-cell table:style-name="ce25" office:value-type="string">
            <text:p>Check whether "administrator Wordpress" able to view DashBoard<text:span text:style-name="T1">[AddTopics]</text:span></text:p>
          </table:table-cell>
          <table:table-cell table:style-name="ce16" office:value-type="string">
            <text:p>1. Open a web browser.</text:p>
            <text:p>2.Type the URL: http://localhost/[ProjectName] <text:s/>in the address bar. <text:s text:c="48"/>3.Click on the Dashboard link. <text:s text:c="33"/>4.Click on the AddTopics link. <text:s text:c="7"/></text:p>
            <text:p>5.User needs to enter Dashboard category name.</text:p>
            <text:p>6.User needs to enter Username. <text:s text:c="28"/>7.User needs to enter Topic title.</text:p>
            <text:p>8.User needs to enter Topic text. <text:s text:c="29"/>9.User needs to click Submit button.</text:p>
          </table:table-cell>
          <table:table-cell table:style-name="ce25"/>
          <table:table-cell table:style-name="ce37"/>
          <table:table-cell table:style-name="ce40" office:value-type="string">
            <text:p>Check whether "administrator Wordpress" able to view DashBoard<text:span text:style-name="T1">[AddTopics]</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68">
          <table:table-cell/>
          <table:table-cell table:style-name="ce10" office:value-type="string">
            <text:p>DashBoard<text:span text:style-name="T1">[UpdateTopics]</text:span></text:p>
          </table:table-cell>
          <table:table-cell table:style-name="ce10"/>
          <table:table-cell table:style-name="ce12" office:value-type="string">
            <text:p>TC_WORD_140</text:p>
          </table:table-cell>
          <table:table-cell table:style-name="ce25" office:value-type="string">
            <text:p>Check whether "administrator Wordpress" able to view DashBoard<text:span text:style-name="T1">[UpdateTopics]</text:span></text:p>
          </table:table-cell>
          <table:table-cell table:style-name="ce16" office:value-type="string">
            <text:p>1. Open a web browser.</text:p>
            <text:p>2.Type the URL: http://localhost/[ProjectName] <text:s/>in the address bar. <text:s text:c="48"/>3.Click on the Dashboard link. <text:s text:c="33"/>4.Click on the EditTopics link. <text:s text:c="7"/></text:p>
            <text:p>5.User needs to enter updated Dashboard category name.</text:p>
            <text:p>6.User needs to enter updated User name. <text:s text:c="16"/>7.User needs to enter updated Topic title.</text:p>
            <text:p>8.User needs to enter updated Topic text. <text:s text:c="16"/>9.User needs to click Submit button.</text:p>
          </table:table-cell>
          <table:table-cell table:style-name="ce25"/>
          <table:table-cell table:style-name="ce37"/>
          <table:table-cell table:style-name="ce40" office:value-type="string">
            <text:p>Check whether "administrator Wordpress" able to view DashBoard<text:span text:style-name="T1">[UpdateTopics]</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68">
          <table:table-cell/>
          <table:table-cell table:style-name="ce10" office:value-type="string">
            <text:p>Dashboard<text:span text:style-name="T1">[Delete Topics]</text:span></text:p>
          </table:table-cell>
          <table:table-cell table:style-name="ce10"/>
          <table:table-cell table:style-name="ce12" office:value-type="string">
            <text:p>TC_WORD_141</text:p>
          </table:table-cell>
          <table:table-cell table:style-name="ce25" office:value-type="string">
            <text:p>Check whether "administrator Wordpress" able to view DashBoard<text:span text:style-name="T1">[DeleteTopics]</text:span></text:p>
          </table:table-cell>
          <table:table-cell table:style-name="ce16" office:value-type="string">
            <text:p>1.Open a web browser. <text:s text:c="43"/>2.Type the URL:http://localhost/[ProjectName] in the address bar. <text:s text:c="58"/>3.Click on the Dashboard link. <text:s text:c="33"/>4.Click on the Delete button to delete the topic</text:p>
          </table:table-cell>
          <table:table-cell table:style-name="ce25"/>
          <table:table-cell table:style-name="Default"/>
          <table:table-cell table:style-name="ce40" office:value-type="string">
            <text:p>Check whether "administrator Wordpress" able to view DashBoard<text:span text:style-name="T1">[DeleteTopics]</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68">
          <table:table-cell/>
          <table:table-cell table:style-name="ce10" office:value-type="string">
            <text:p>Categories<text:span text:style-name="T1">[AddCategories]</text:span></text:p>
          </table:table-cell>
          <table:table-cell table:style-name="ce10"/>
          <table:table-cell table:style-name="ce12" office:value-type="string">
            <text:p>TC_WORD_142</text:p>
          </table:table-cell>
          <table:table-cell table:style-name="ce25" office:value-type="string">
            <text:p>Check whether "administrator Wordpress" able to view Categories<text:span text:style-name="T1">[AddCategories]</text:span></text:p>
          </table:table-cell>
          <table:table-cell table:style-name="ce16" office:value-type="string">
            <text:p>1.Open a web browser.</text:p>
            <text:p>2.Type the URL: http://localhost/[ProjectName] <text:s/>in the address bar. <text:s text:c="48"/>3.Click on the Categories link. <text:s text:c="33"/>4.Click on the Addcategory link. <text:s text:c="7"/></text:p>
            <text:p>5.User needs to enter category name.</text:p>
            <text:p>6.User needs to enter category description. <text:s text:c="14"/>7.User needs to click Submit button.</text:p>
          </table:table-cell>
          <table:table-cell table:style-name="ce25"/>
          <table:table-cell table:style-name="ce37"/>
          <table:table-cell table:style-name="ce40" office:value-type="string">
            <text:p>Check whether "administrator Wordpress" able to view Categories<text:span text:style-name="T1">[AddCategories]</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68">
          <table:table-cell/>
          <table:table-cell table:style-name="ce10" office:value-type="string">
            <text:p>Categories<text:span text:style-name="T1">[UpdateCategories]</text:span></text:p>
          </table:table-cell>
          <table:table-cell table:style-name="ce10"/>
          <table:table-cell table:style-name="ce12" office:value-type="string">
            <text:p>TC_WORD_143</text:p>
          </table:table-cell>
          <table:table-cell table:style-name="ce25" office:value-type="string">
            <text:p>Check whether "administrator Wordpress" able to view Categories<text:span text:style-name="T1">[UpdateCategories]</text:span></text:p>
          </table:table-cell>
          <table:table-cell table:style-name="ce16" office:value-type="string">
            <text:p>1.Open a web browser.</text:p>
            <text:p>2.Type the URL: http://localhost/[ProjectName] <text:s/>in the address bar. <text:s text:c="48"/>3.Click on the Categories link. <text:s text:c="33"/>4.Click on the Editcategory link. <text:s text:c="7"/></text:p>
            <text:p>5.User needs to enter updated category name.</text:p>
            <text:p>6.User needs to enter updated category description. <text:s/>7.User needs to click Submit button.</text:p>
          </table:table-cell>
          <table:table-cell table:style-name="ce25"/>
          <table:table-cell table:style-name="ce37"/>
          <table:table-cell table:style-name="ce40" office:value-type="string">
            <text:p>Check whether "administrator Wordpress" able to view Categories<text:span text:style-name="T1">[UpdateCategories]</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68">
          <table:table-cell/>
          <table:table-cell table:style-name="ce10" office:value-type="string">
            <text:p>Categories<text:span text:style-name="T1">[DeleteCategories]</text:span></text:p>
          </table:table-cell>
          <table:table-cell table:style-name="ce10"/>
          <table:table-cell table:style-name="ce12" office:value-type="string">
            <text:p>TC_WORD_144</text:p>
          </table:table-cell>
          <table:table-cell table:style-name="ce25" office:value-type="string">
            <text:p>Check whether "administrator Wordpress" able to view Categories<text:span text:style-name="T1">[DeleteCategories]</text:span></text:p>
          </table:table-cell>
          <table:table-cell table:style-name="ce16" office:value-type="string">
            <text:p>1.Open a web browser. <text:s text:c="44"/>2.Type the URL:http://localhost/[ProjectName] in the address bar. <text:s text:c="58"/>3.Click on the Categories link. <text:s text:c="33"/>4.Click on the Delete button to delete the Added Category.</text:p>
          </table:table-cell>
          <table:table-cell table:style-name="ce25"/>
          <table:table-cell table:style-name="ce37"/>
          <table:table-cell table:style-name="ce40" office:value-type="string">
            <text:p>Check whether "administrator Wordpress" able to view Categories<text:span text:style-name="T1">[DeleteCategories]</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68">
          <table:table-cell/>
          <table:table-cell table:style-name="ce10" office:value-type="string">
            <text:p>Search Topics</text:p>
          </table:table-cell>
          <table:table-cell table:style-name="ce10"/>
          <table:table-cell table:style-name="ce12" office:value-type="string">
            <text:p>TC_WORD_145</text:p>
          </table:table-cell>
          <table:table-cell table:style-name="ce25" office:value-type="string">
            <text:p>Check whether "administrator Wordpress" able to view Search Topics</text:p>
          </table:table-cell>
          <table:table-cell table:style-name="ce16" office:value-type="string">
            <text:p>1. Open a web browser. <text:s text:c="42"/>2.Type the URL:http://localhost/[ProjectName] in the address bar. <text:s text:c="58"/>3.User needs to enter the topic to search. <text:s text:c="16"/>4.User needs to select both in options. <text:s text:c="20"/>5.Click on Search button. </text:p>
          </table:table-cell>
          <table:table-cell table:style-name="ce36"/>
          <table:table-cell table:style-name="ce37"/>
          <table:table-cell table:style-name="ce40" office:value-type="string">
            <text:p>Check whether "administrator Wordpress" able to view Search Topics</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109" table:number-rows-repeated="62">
          <table:table-cell table:number-columns-repeated="3"/>
          <table:table-cell table:style-name="ce3"/>
          <table:table-cell table:number-columns-repeated="253"/>
          <table:table-cell table:style-name="ce3" table:number-columns-repeated="767"/>
        </table:table-row>
        <table:table-row table:style-name="ro109" table:number-rows-repeated="65315">
          <table:table-cell table:number-columns-repeated="1024"/>
        </table:table-row>
        <table:table-row table:style-name="ro109">
          <table:table-cell table:number-columns-repeated="1024"/>
        </table:table-row>
      </table:table>
      <table:table table:name="Test Report" table:style-name="ta2" table:print-ranges="'Test Report'.A1:'Test Report'.X22">
        <office:forms form:automatic-focus="false" form:apply-design-mode="false"/>
        <table:table-column table:style-name="co16" table:default-cell-style-name="ce62"/>
        <table:table-column table:style-name="co17" table:default-cell-style-name="ce62"/>
        <table:table-column table:style-name="co18" table:default-cell-style-name="ce62"/>
        <table:table-column table:style-name="co19" table:default-cell-style-name="ce62"/>
        <table:table-column table:style-name="co20" table:default-cell-style-name="ce62"/>
        <table:table-column table:style-name="co21" table:default-cell-style-name="ce62"/>
        <table:table-column table:style-name="co22" table:default-cell-style-name="ce62"/>
        <table:table-column table:style-name="co23" table:default-cell-style-name="ce62"/>
        <table:table-column table:style-name="co22" table:number-columns-repeated="13" table:default-cell-style-name="ce62"/>
        <table:table-column table:style-name="co24" table:default-cell-style-name="ce62"/>
        <table:table-column table:style-name="co25" table:number-columns-repeated="2" table:default-cell-style-name="ce62"/>
        <table:table-column table:style-name="co26" table:default-cell-style-name="ce62"/>
        <table:table-column table:style-name="co27" table:number-columns-repeated="232" table:default-cell-style-name="ce62"/>
        <table:table-column table:style-name="co15" table:number-columns-repeated="767" table:default-cell-style-name="Default"/>
        <table:table-row table:style-name="ro110">
          <table:table-cell table:style-name="ce51" office:value-type="string" table:number-columns-spanned="24" table:number-rows-spanned="1">
            <text:p>Pilot Project for WORDPRESS - Test Report</text:p>
            <draw:frame table:end-cell-address="'Test Report'.C1" table:end-x="0.5843in" table:end-y="0.613in" draw:z-index="0" draw:name="Picture 1" draw:style-name="gr1" draw:text-style-name="P1" svg:width="2.1524in" svg:height="0.5909in" svg:x="0.0335in" svg:y="0.022in">
              <draw:image xlink:href="Pictures/100000000000007F00000025956CFB12.jpg" xlink:type="simple" xlink:show="embed" xlink:actuate="onLoad">
                <text:p/>
              </draw:image>
            </draw:frame>
          </table:table-cell>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table-cell table:number-columns-repeated="1000"/>
        </table:table-row>
        <table:table-row table:style-name="ro109">
          <table:table-cell table:style-name="ce52"/>
          <table:table-cell table:style-name="ce63" table:number-columns-repeated="2"/>
          <table:table-cell table:style-name="ce77"/>
          <table:table-cell table:style-name="ce63" table:number-columns-repeated="19"/>
          <table:table-cell table:style-name="ce106"/>
          <table:table-cell table:number-columns-repeated="1000"/>
        </table:table-row>
        <table:table-row table:style-name="ro109">
          <table:table-cell table:style-name="ce53" office:value-type="string">
            <text:p>Project Name:</text:p>
          </table:table-cell>
          <table:table-cell table:style-name="ce64"/>
          <table:table-cell table:style-name="ce70" table:number-columns-spanned="2" table:number-rows-spanned="1"/>
          <table:covered-table-cell table:style-name="ce70"/>
          <table:table-cell table:style-name="ce83" office:value-type="string">
            <text:p>Tested By</text:p>
          </table:table-cell>
          <table:table-cell table:style-name="ce86"/>
          <table:table-cell table:style-name="ce63" table:number-columns-repeated="17"/>
          <table:table-cell table:style-name="ce106"/>
          <table:table-cell table:number-columns-repeated="1000"/>
        </table:table-row>
        <table:table-row table:style-name="ro109">
          <table:table-cell table:style-name="ce54" office:value-type="string">
            <text:p>Project ID:</text:p>
          </table:table-cell>
          <table:table-cell table:style-name="ce63"/>
          <table:table-cell table:style-name="ce71" table:number-columns-spanned="2" table:number-rows-spanned="1"/>
          <table:covered-table-cell table:style-name="ce71"/>
          <table:table-cell table:style-name="ce84" office:value-type="string">
            <text:p>Testing Period</text:p>
          </table:table-cell>
          <table:table-cell table:style-name="ce87"/>
          <table:table-cell table:style-name="ce63" table:number-columns-repeated="17"/>
          <table:table-cell table:style-name="ce106"/>
          <table:table-cell table:number-columns-repeated="1000"/>
        </table:table-row>
        <table:table-row table:style-name="ro109">
          <table:table-cell table:style-name="ce54" office:value-type="string">
            <text:p>Module:</text:p>
          </table:table-cell>
          <table:table-cell table:style-name="ce63"/>
          <table:table-cell table:style-name="ce71" table:number-columns-spanned="2" table:number-rows-spanned="1"/>
          <table:covered-table-cell table:style-name="ce71"/>
          <table:table-cell table:style-name="ce85" office:value-type="string">
            <text:p>Test Data</text:p>
          </table:table-cell>
          <table:table-cell table:style-name="ce88"/>
          <table:table-cell table:style-name="ce63" table:number-columns-repeated="17"/>
          <table:table-cell table:style-name="ce106"/>
          <table:table-cell table:number-columns-repeated="1000"/>
        </table:table-row>
        <table:table-row table:style-name="ro109">
          <table:table-cell table:style-name="ce55" office:value-type="string">
            <text:p>SubModule:</text:p>
          </table:table-cell>
          <table:table-cell table:style-name="ce63"/>
          <table:table-cell table:style-name="ce71" table:number-columns-spanned="2" table:number-rows-spanned="1"/>
          <table:covered-table-cell table:style-name="ce71"/>
          <table:table-cell table:style-name="ce63" table:number-columns-repeated="19"/>
          <table:table-cell table:style-name="ce106"/>
          <table:table-cell table:number-columns-repeated="1000"/>
        </table:table-row>
        <table:table-row table:style-name="ro109">
          <table:table-cell table:style-name="ce56" office:value-type="string">
            <text:p>Verison No.</text:p>
          </table:table-cell>
          <table:table-cell table:style-name="ce65"/>
          <table:table-cell table:style-name="ce72" table:number-columns-spanned="2" table:number-rows-spanned="1"/>
          <table:covered-table-cell table:style-name="ce72"/>
          <table:table-cell table:style-name="ce63" table:number-columns-repeated="19"/>
          <table:table-cell table:style-name="ce106"/>
          <table:table-cell table:number-columns-repeated="1000"/>
        </table:table-row>
        <table:table-row table:style-name="ro109">
          <table:table-cell table:style-name="ce57"/>
          <table:table-cell table:style-name="ce63" table:number-columns-repeated="22"/>
          <table:table-cell table:style-name="ce106"/>
          <table:table-cell table:number-columns-repeated="1000"/>
        </table:table-row>
        <table:table-row table:style-name="ro109">
          <table:table-cell table:style-name="ce52"/>
          <table:table-cell table:style-name="ce63" table:number-columns-repeated="22"/>
          <table:table-cell table:style-name="ce106"/>
          <table:table-cell table:number-columns-repeated="1000"/>
        </table:table-row>
        <table:table-row table:style-name="ro109">
          <table:table-cell table:style-name="ce52"/>
          <table:table-cell table:style-name="ce63" table:number-columns-repeated="10"/>
          <table:table-cell table:style-name="ce100" office:value-type="string">
            <text:p>Defect Summary</text:p>
          </table:table-cell>
          <table:table-cell table:style-name="ce100" table:number-columns-repeated="2"/>
          <table:table-cell table:style-name="ce63" table:number-columns-repeated="9"/>
          <table:table-cell table:style-name="ce106"/>
          <table:table-cell table:number-columns-repeated="1000"/>
        </table:table-row>
        <table:table-row table:style-name="ro109">
          <table:table-cell table:style-name="ce52"/>
          <table:table-cell table:style-name="ce63" table:number-columns-repeated="22"/>
          <table:table-cell table:style-name="ce106"/>
          <table:table-cell table:number-columns-repeated="1000"/>
        </table:table-row>
        <table:table-row table:style-name="ro111">
          <table:table-cell table:style-name="ce58" office:value-type="string" table:number-columns-spanned="1" table:number-rows-spanned="2">
            <text:p>Test Cycle</text:p>
          </table:table-cell>
          <table:table-cell table:style-name="ce66" office:value-type="string" table:number-columns-spanned="1" table:number-rows-spanned="2">
            <text:p>Test Actual Execution Effort (Hrs)</text:p>
          </table:table-cell>
          <table:table-cell table:style-name="ce73" office:value-type="string" table:number-columns-spanned="1" table:number-rows-spanned="2">
            <text:p>No.of Test Cases Not Applicable </text:p>
          </table:table-cell>
          <table:table-cell table:style-name="ce78" office:value-type="string" table:number-columns-spanned="1" table:number-rows-spanned="2">
            <text:p>No.of Test Cases Passed </text:p>
          </table:table-cell>
          <table:table-cell table:style-name="ce78" office:value-type="string" table:number-columns-spanned="1" table:number-rows-spanned="2">
            <text:p>No.of Test Cases Failed </text:p>
          </table:table-cell>
          <table:table-cell table:style-name="ce89" office:value-type="string" table:number-columns-spanned="1" table:number-rows-spanned="2">
            <text:p>No.of Test Cases Not Executed</text:p>
          </table:table-cell>
          <table:table-cell table:style-name="ce96" office:value-type="string" table:number-columns-spanned="5" table:number-rows-spanned="1">
            <text:p>Defects Detected</text:p>
          </table:table-cell>
          <table:covered-table-cell table:style-name="ce96"/>
          <table:covered-table-cell table:style-name="ce96"/>
          <table:covered-table-cell table:style-name="ce96"/>
          <table:covered-table-cell table:style-name="ce96"/>
          <table:table-cell table:style-name="ce101" office:value-type="string" table:number-columns-spanned="5" table:number-rows-spanned="1">
            <text:p>Defects Terminated / Duplicated / Unverified</text:p>
          </table:table-cell>
          <table:covered-table-cell table:style-name="ce101"/>
          <table:covered-table-cell table:style-name="ce101"/>
          <table:covered-table-cell table:style-name="ce101"/>
          <table:covered-table-cell table:style-name="ce101"/>
          <table:table-cell table:style-name="ce102" office:value-type="string" table:number-columns-spanned="5" table:number-rows-spanned="1">
            <text:p>Defects Verified</text:p>
          </table:table-cell>
          <table:covered-table-cell table:style-name="ce102"/>
          <table:covered-table-cell table:style-name="ce102"/>
          <table:covered-table-cell table:style-name="ce102"/>
          <table:covered-table-cell table:style-name="ce102"/>
          <table:table-cell table:style-name="ce103" office:value-type="string" table:number-columns-spanned="1" table:number-rows-spanned="2">
            <text:p>Cumulative Defects Detected</text:p>
          </table:table-cell>
          <table:table-cell table:style-name="ce103" office:value-type="string" table:number-columns-spanned="1" table:number-rows-spanned="2">
            <text:p>Cumulative Defects T / D / U</text:p>
          </table:table-cell>
          <table:table-cell table:style-name="ce103" office:value-type="string" table:number-columns-spanned="1" table:number-rows-spanned="2">
            <text:p>Cumulative Defects Verified</text:p>
          </table:table-cell>
          <table:table-cell table:style-name="ce63"/>
          <table:table-cell table:style-name="ce108" table:number-columns-repeated="11"/>
          <table:table-cell table:style-name="ce110" table:number-columns-repeated="988"/>
        </table:table-row>
        <table:table-row table:style-name="ro112">
          <table:covered-table-cell table:style-name="ce58"/>
          <table:covered-table-cell table:style-name="ce66"/>
          <table:covered-table-cell table:style-name="ce73"/>
          <table:covered-table-cell table:style-name="ce78"/>
          <table:covered-table-cell table:style-name="ce78"/>
          <table:covered-table-cell table:style-name="ce89"/>
          <table:table-cell table:style-name="ce97" office:value-type="string">
            <text:p>Sev0</text:p>
          </table:table-cell>
          <table:table-cell table:style-name="ce99" office:value-type="string">
            <text:p>Sev1</text:p>
          </table:table-cell>
          <table:table-cell table:style-name="ce99" office:value-type="string">
            <text:p>Sev2</text:p>
          </table:table-cell>
          <table:table-cell table:style-name="ce99" office:value-type="string">
            <text:p>Sev3</text:p>
          </table:table-cell>
          <table:table-cell table:style-name="ce99" office:value-type="string">
            <text:p>Sev4</text:p>
          </table:table-cell>
          <table:table-cell table:style-name="ce97" office:value-type="string">
            <text:p>Sev0</text:p>
          </table:table-cell>
          <table:table-cell table:style-name="ce99" office:value-type="string">
            <text:p>Sev1</text:p>
          </table:table-cell>
          <table:table-cell table:style-name="ce99" office:value-type="string">
            <text:p>Sev2</text:p>
          </table:table-cell>
          <table:table-cell table:style-name="ce99" office:value-type="string">
            <text:p>Sev3</text:p>
          </table:table-cell>
          <table:table-cell table:style-name="ce99" office:value-type="string">
            <text:p>Sev4</text:p>
          </table:table-cell>
          <table:table-cell table:style-name="ce97" office:value-type="string">
            <text:p>Sev0</text:p>
          </table:table-cell>
          <table:table-cell table:style-name="ce99" office:value-type="string">
            <text:p>Sev1</text:p>
          </table:table-cell>
          <table:table-cell table:style-name="ce99" office:value-type="string">
            <text:p>Sev2</text:p>
          </table:table-cell>
          <table:table-cell table:style-name="ce99" office:value-type="string">
            <text:p>Sev3</text:p>
          </table:table-cell>
          <table:table-cell table:style-name="ce99" office:value-type="string">
            <text:p>Sev4</text:p>
          </table:table-cell>
          <table:covered-table-cell table:style-name="ce103"/>
          <table:covered-table-cell table:style-name="ce103"/>
          <table:covered-table-cell table:style-name="ce103"/>
          <table:table-cell table:style-name="ce63"/>
          <table:table-cell table:style-name="ce109" table:number-columns-repeated="11"/>
          <table:table-cell table:style-name="ce111" table:number-columns-repeated="988"/>
        </table:table-row>
        <table:table-row table:style-name="ro113">
          <table:table-cell table:style-name="ce59"/>
          <table:table-cell table:style-name="ce67" table:number-columns-repeated="4"/>
          <table:table-cell table:style-name="ce90"/>
          <table:table-cell table:style-name="ce98"/>
          <table:table-cell table:style-name="ce67" table:number-columns-repeated="4"/>
          <table:table-cell table:style-name="ce68" table:number-columns-repeated="9"/>
          <table:table-cell table:style-name="ce91"/>
          <table:table-cell table:style-name="ce104" table:formula="of:=SUM([.G14:.K14])" office:value-type="float" office:value="0">
            <text:p>0</text:p>
          </table:table-cell>
          <table:table-cell table:style-name="ce104" table:formula="of:=SUM([.L14:.P14])" office:value-type="float" office:value="0">
            <text:p>0</text:p>
          </table:table-cell>
          <table:table-cell table:style-name="ce104" table:formula="of:=SUM([.Q14:.U14])" office:value-type="float" office:value="0">
            <text:p>0</text:p>
          </table:table-cell>
          <table:table-cell table:style-name="ce63" table:number-columns-repeated="12"/>
          <table:table-cell table:style-name="ce112" table:number-columns-repeated="988"/>
        </table:table-row>
        <table:table-row table:style-name="ro113">
          <table:table-cell table:style-name="ce59"/>
          <table:table-cell table:style-name="ce68" table:number-columns-repeated="4"/>
          <table:table-cell table:style-name="ce91"/>
          <table:table-cell table:style-name="ce59"/>
          <table:table-cell table:style-name="ce68" table:number-columns-repeated="13"/>
          <table:table-cell table:style-name="ce91"/>
          <table:table-cell table:style-name="ce104" table:formula="of:=SUM([.G15:.K15])" office:value-type="float" office:value="0">
            <text:p>0</text:p>
          </table:table-cell>
          <table:table-cell table:style-name="ce104" table:formula="of:=SUM([.L15:.P15])" office:value-type="float" office:value="0">
            <text:p>0</text:p>
          </table:table-cell>
          <table:table-cell table:style-name="ce104" table:formula="of:=SUM([.Q15:.U15])" office:value-type="float" office:value="0">
            <text:p>0</text:p>
          </table:table-cell>
          <table:table-cell table:style-name="ce63" table:number-columns-repeated="12"/>
          <table:table-cell table:style-name="ce112" table:number-columns-repeated="988"/>
        </table:table-row>
        <table:table-row table:style-name="ro113">
          <table:table-cell table:style-name="ce60"/>
          <table:table-cell table:style-name="ce69" table:number-columns-repeated="4"/>
          <table:table-cell table:style-name="ce92"/>
          <table:table-cell table:style-name="ce60"/>
          <table:table-cell table:style-name="ce69" table:number-columns-repeated="13"/>
          <table:table-cell table:style-name="ce92"/>
          <table:table-cell table:style-name="ce105" table:formula="of:=SUM([.G16:.K16])" office:value-type="float" office:value="0">
            <text:p>0</text:p>
          </table:table-cell>
          <table:table-cell table:style-name="ce105" table:formula="of:=SUM([.L16:.P16])" office:value-type="float" office:value="0">
            <text:p>0</text:p>
          </table:table-cell>
          <table:table-cell table:style-name="ce105" table:formula="of:=SUM([.Q16:.U16])" office:value-type="float" office:value="0">
            <text:p>0</text:p>
          </table:table-cell>
          <table:table-cell table:style-name="ce63" table:number-columns-repeated="12"/>
          <table:table-cell table:style-name="ce112" table:number-columns-repeated="988"/>
        </table:table-row>
        <table:table-row table:style-name="ro109">
          <table:table-cell table:style-name="ce52"/>
          <table:table-cell table:style-name="ce63" table:number-columns-repeated="2"/>
          <table:table-cell table:style-name="ce79" office:value-type="string">
            <text:p>Test Case Coverage</text:p>
          </table:table-cell>
          <table:table-cell table:style-name="ce63" table:number-columns-repeated="19"/>
          <table:table-cell table:style-name="ce106"/>
          <table:table-cell table:style-name="ce63" table:number-columns-repeated="12"/>
          <table:table-cell table:number-columns-repeated="988"/>
        </table:table-row>
        <table:table-row table:style-name="ro114">
          <table:table-cell table:style-name="ce52"/>
          <table:table-cell table:style-name="ce63"/>
          <table:table-cell table:style-name="ce74" table:formula="of:=SUM([.C14:.C16])" office:value-type="float" office:value="0">
            <text:p>0</text:p>
          </table:table-cell>
          <table:table-cell table:style-name="ce80" table:formula="of:=SUM([.D14:.D16])" office:value-type="float" office:value="0">
            <text:p>0</text:p>
          </table:table-cell>
          <table:table-cell table:style-name="ce80" table:formula="of:=SUM([.E14:.E16])" office:value-type="float" office:value="0">
            <text:p>0</text:p>
          </table:table-cell>
          <table:table-cell table:style-name="ce93" table:formula="of:=SUM([.F14:.F16])" office:value-type="float" office:value="0">
            <text:p>0</text:p>
          </table:table-cell>
          <table:table-cell table:style-name="ce63" table:number-columns-repeated="17"/>
          <table:table-cell table:style-name="ce106"/>
          <table:table-cell table:style-name="ce63" table:number-columns-repeated="12"/>
          <table:table-cell table:number-columns-repeated="988"/>
        </table:table-row>
        <table:table-row table:style-name="ro112">
          <table:table-cell table:style-name="ce52"/>
          <table:table-cell table:style-name="ce63"/>
          <table:table-cell table:style-name="ce75" office:value-type="string">
            <text:p>% Test Cases NA</text:p>
          </table:table-cell>
          <table:table-cell table:style-name="ce81" office:value-type="string">
            <text:p>% Test Cases Passed</text:p>
          </table:table-cell>
          <table:table-cell table:style-name="ce81" office:value-type="string">
            <text:p>% Test Cases Failed</text:p>
          </table:table-cell>
          <table:table-cell table:style-name="ce94" office:value-type="string">
            <text:p>% Test Cases Not Executed</text:p>
          </table:table-cell>
          <table:table-cell table:style-name="ce63" table:number-columns-repeated="17"/>
          <table:table-cell table:style-name="ce106"/>
          <table:table-cell table:style-name="ce63" table:number-columns-repeated="12"/>
          <table:table-cell table:number-columns-repeated="988"/>
        </table:table-row>
        <table:table-row table:style-name="ro115">
          <table:table-cell table:style-name="ce52"/>
          <table:table-cell table:style-name="ce63"/>
          <table:table-cell table:style-name="ce76"/>
          <table:table-cell table:style-name="ce82" table:number-columns-repeated="2"/>
          <table:table-cell table:style-name="ce95"/>
          <table:table-cell table:style-name="ce63" table:number-columns-repeated="17"/>
          <table:table-cell table:style-name="ce106"/>
          <table:table-cell table:style-name="ce63" table:number-columns-repeated="12"/>
          <table:table-cell table:number-columns-repeated="988"/>
        </table:table-row>
        <table:table-row table:style-name="ro109">
          <table:table-cell table:style-name="ce52"/>
          <table:table-cell table:style-name="ce63" table:number-columns-repeated="22"/>
          <table:table-cell table:style-name="ce106"/>
          <table:table-cell table:style-name="ce63" table:number-columns-repeated="12"/>
          <table:table-cell table:number-columns-repeated="988"/>
        </table:table-row>
        <table:table-row table:style-name="ro109">
          <table:table-cell table:style-name="ce61"/>
          <table:table-cell table:style-name="ce65" table:number-columns-repeated="22"/>
          <table:table-cell table:style-name="ce107"/>
          <table:table-cell table:style-name="ce63" table:number-columns-repeated="12"/>
          <table:table-cell table:number-columns-repeated="988"/>
        </table:table-row>
        <table:table-row table:style-name="ro109" table:number-rows-repeated="2">
          <table:table-cell table:number-columns-repeated="24"/>
          <table:table-cell table:style-name="ce63" table:number-columns-repeated="12"/>
          <table:table-cell table:number-columns-repeated="988"/>
        </table:table-row>
        <table:table-row table:style-name="ro109" table:number-rows-repeated="65511">
          <table:table-cell table:number-columns-repeated="1024"/>
        </table:table-row>
        <table:table-row table:style-name="ro109">
          <table:table-cell table:number-columns-repeated="1024"/>
        </table:table-row>
      </table:table>
      <table:table table:name="Automation Test data" table:style-name="ta3">
        <table:table-column table:style-name="co28" table:default-cell-style-name="Normal_20_2"/>
        <table:table-column table:style-name="co29" table:default-cell-style-name="Normal_20_2"/>
        <table:table-column table:style-name="co30" table:default-cell-style-name="ce118"/>
        <table:table-column table:style-name="co28" table:number-columns-repeated="4" table:default-cell-style-name="ce118"/>
        <table:table-column table:style-name="co31" table:default-cell-style-name="Normal_20_2"/>
        <table:table-column table:style-name="co32" table:default-cell-style-name="Normal_20_2"/>
        <table:table-column table:style-name="co33" table:default-cell-style-name="Normal_20_2"/>
        <table:table-column table:style-name="co27" table:number-columns-repeated="247" table:default-cell-style-name="Normal_20_2"/>
        <table:table-column table:style-name="co15" table:number-columns-repeated="767" table:default-cell-style-name="Default"/>
        <table:table-row table:style-name="ro116">
          <table:table-cell table:style-name="Default">
            <draw:frame table:end-cell-address="'Automation Test data'.B1" table:end-x="1.4409in" table:end-y="0.7976in" draw:z-index="0" draw:name="Picture 9" draw:style-name="gr1" draw:text-style-name="P1" svg:width="3.3559in" svg:height="0.7169in" svg:x="0.076in" svg:y="0.0807in">
              <draw:image xlink:href="Pictures/100000000000007F00000025956CFB12.jpg" xlink:type="simple" xlink:show="embed" xlink:actuate="onLoad">
                <text:p/>
              </draw:image>
            </draw:frame>
          </table:table-cell>
          <table:table-cell table:style-name="Default"/>
          <table:table-cell table:style-name="ce117" office:value-type="string">
            <text:p>Pilot Project for WORDPRESS Application</text:p>
          </table:table-cell>
          <table:table-cell table:style-name="Default" table:number-columns-repeated="4"/>
          <table:table-cell table:number-columns-repeated="1017"/>
        </table:table-row>
        <table:table-row table:style-name="ro117">
          <table:table-cell table:style-name="ce113" office:value-type="string">
            <text:p>TestCase Id</text:p>
          </table:table-cell>
          <table:table-cell table:style-name="ce116" office:value-type="string">
            <text:p><text:s/>TestCase Method Name</text:p>
          </table:table-cell>
          <table:table-cell table:style-name="ce116" office:value-type="string">
            <text:p><text:s/>Test Case Description</text:p>
          </table:table-cell>
          <table:table-cell table:style-name="ce116" office:value-type="string">
            <text:p>Automation Testing Tool</text:p>
          </table:table-cell>
          <table:table-cell table:style-name="ce116" office:value-type="string">
            <text:p>Windows/Browsers</text:p>
          </table:table-cell>
          <table:table-cell table:style-name="ce116" office:value-type="string">
            <text:p>Mac/Browsers</text:p>
          </table:table-cell>
          <table:table-cell table:style-name="ce116" office:value-type="string">
            <text:p>Linux/Browsers</text:p>
          </table:table-cell>
          <table:table-cell table:number-columns-repeated="1017"/>
        </table:table-row>
        <table:table-row table:style-name="ro118">
          <table:table-cell table:style-name="ce114" office:value-type="string">
            <text:p>TC_1 </text:p>
          </table:table-cell>
          <table:table-cell table:style-name="ce114" office:value-type="string">
            <text:p>testRegisters</text:p>
          </table:table-cell>
          <table:table-cell table:style-name="ce114" office:value-type="string">
            <text:p>U<text:span text:style-name="T5">ser can create new account using register</text:span></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2</text:p>
          </table:table-cell>
          <table:table-cell table:style-name="ce114" office:value-type="string">
            <text:p>testLoginLogout_User</text:p>
          </table:table-cell>
          <table:table-cell table:style-name="ce114" office:value-type="string">
            <text:p>U<text:span text:style-name="T5">ser can able to login with login credentials</text:span></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3</text:p>
          </table:table-cell>
          <table:table-cell table:style-name="ce114" office:value-type="string">
            <text:p>testAccountUpdate</text:p>
          </table:table-cell>
          <table:table-cell table:style-name="ce114" office:value-type="string">
            <text:p>User can able to update their account</text:p>
            <text:p/>
            <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4</text:p>
          </table:table-cell>
          <table:table-cell table:style-name="ce114" office:value-type="string">
            <text:p>testSearch</text:p>
          </table:table-cell>
          <table:table-cell table:style-name="ce114" office:value-type="string">
            <text:p>U<text:span text:style-name="T5">ser can able to have results based on their search</text:span></text:p>
            <text:p><text:span text:style-name="T5"/></text:p>
            <text:p><text:span text:style-name="T5"/></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5</text:p>
          </table:table-cell>
          <table:table-cell table:style-name="ce114" office:value-type="string">
            <text:p>testCat</text:p>
          </table:table-cell>
          <table:table-cell table:style-name="ce114" office:value-type="string">
            <text:p>User can able to add category and its corresponding description</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6</text:p>
          </table:table-cell>
          <table:table-cell table:style-name="ce114" office:value-type="string">
            <text:p>testDash</text:p>
          </table:table-cell>
          <table:table-cell table:style-name="ce114" office:value-type="string">
            <text:p>User can able to add topic and its corresponding description</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7</text:p>
          </table:table-cell>
          <table:table-cell table:style-name="ce114" office:value-type="string">
            <text:p>testCatEdit</text:p>
          </table:table-cell>
          <table:table-cell table:style-name="ce114" office:value-type="string">
            <text:p>User can able to edit category and its corresponding description</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8</text:p>
          </table:table-cell>
          <table:table-cell table:style-name="ce114" office:value-type="string">
            <text:p>testEditTopic</text:p>
          </table:table-cell>
          <table:table-cell table:style-name="ce114" office:value-type="string">
            <text:p>User can able to edit topic and its corresponding description</text:p>
            <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9</text:p>
          </table:table-cell>
          <table:table-cell table:style-name="ce114" office:value-type="string">
            <text:p>testDeleteTopic</text:p>
          </table:table-cell>
          <table:table-cell table:style-name="ce114" office:value-type="string">
            <text:p>User can able to delete category and its corresponding description</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10</text:p>
          </table:table-cell>
          <table:table-cell table:style-name="ce114" office:value-type="string">
            <text:p>testCatDelete</text:p>
          </table:table-cell>
          <table:table-cell table:style-name="ce114" office:value-type="string">
            <text:p>User can able to delete topic and its corresponding description</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09">
          <table:table-cell table:style-name="ce115" table:number-columns-repeated="7"/>
          <table:table-cell table:number-columns-repeated="1017"/>
        </table:table-row>
        <table:table-row table:style-name="ro109" table:number-rows-repeated="65522">
          <table:table-cell table:number-columns-repeated="1024"/>
        </table:table-row>
        <table:table-row table:style-name="ro109">
          <table:table-cell table:number-columns-repeated="1024"/>
        </table:table-row>
      </table:table>
      <table:table table:name="Performance test Url's" table:style-name="ta4">
        <office:forms form:automatic-focus="false" form:apply-design-mode="false"/>
        <table:table-column table:style-name="co28" table:default-cell-style-name="ce119"/>
        <table:table-column table:style-name="co28" table:default-cell-style-name="ce125"/>
        <table:table-column table:style-name="co34" table:default-cell-style-name="Default"/>
        <table:table-column table:style-name="co35" table:number-columns-repeated="254" table:default-cell-style-name="Default"/>
        <table:table-column table:style-name="co36" table:number-columns-repeated="767" table:default-cell-style-name="Default"/>
        <table:table-row table:style-name="ro116">
          <table:table-cell>
            <draw:frame table:end-cell-address="'Performance test Url''s'.B1" table:end-x="1.274in" table:end-y="0.7169in" draw:z-index="0" draw:name="Picture 9" draw:style-name="gr1" draw:text-style-name="P1" svg:width="3.265in" svg:height="0.7169in" svg:x="0in" svg:y="0in">
              <draw:image xlink:href="Pictures/100000000000007F00000025956CFB12.jpg" xlink:type="simple" xlink:show="embed" xlink:actuate="onLoad">
                <text:p/>
              </draw:image>
            </draw:frame>
          </table:table-cell>
          <table:table-cell table:style-name="ce122"/>
          <table:table-cell table:style-name="ce126" office:value-type="string">
            <text:p>WORDPRESS Pilot Project URLs-Perf test-server </text:p>
          </table:table-cell>
          <table:table-cell table:number-columns-repeated="1021"/>
        </table:table-row>
        <table:table-row table:style-name="ro117">
          <table:table-cell table:style-name="ce120" office:value-type="string">
            <text:p>URL Id</text:p>
          </table:table-cell>
          <table:table-cell table:style-name="ce123" office:value-type="string">
            <text:p>Name</text:p>
          </table:table-cell>
          <table:table-cell table:style-name="ce120" office:value-type="string">
            <text:p>Context</text:p>
          </table:table-cell>
          <table:table-cell table:number-columns-repeated="1021"/>
        </table:table-row>
        <table:table-row table:style-name="ro118">
          <table:table-cell table:style-name="ce121" office:value-type="float" office:value="1">
            <text:p>1</text:p>
          </table:table-cell>
          <table:table-cell table:style-name="ce124" office:value-type="string">
            <text:p>Blog</text:p>
          </table:table-cell>
          <table:table-cell table:style-name="ce127" office:value-type="string">
            <text:p>public_html/blog/index.php?view=blog</text:p>
          </table:table-cell>
          <table:table-cell table:number-columns-repeated="1021"/>
        </table:table-row>
        <table:table-row table:style-name="ro118">
          <table:table-cell table:style-name="ce121" office:value-type="float" office:value="2">
            <text:p>2</text:p>
          </table:table-cell>
          <table:table-cell table:style-name="ce124" office:value-type="string">
            <text:p>Register</text:p>
          </table:table-cell>
          <table:table-cell table:style-name="ce127" office:value-type="string">
            <text:p>public_html/blog/index.php?view=register</text:p>
          </table:table-cell>
          <table:table-cell table:number-columns-repeated="1021"/>
        </table:table-row>
        <table:table-row table:style-name="ro118">
          <table:table-cell table:style-name="ce121" office:value-type="float" office:value="3">
            <text:p>3</text:p>
          </table:table-cell>
          <table:table-cell table:style-name="ce124" office:value-type="string">
            <text:p>Login</text:p>
          </table:table-cell>
          <table:table-cell table:style-name="ce127" office:value-type="string">
            <text:p>resources/templates/blog/admin/index.php</text:p>
          </table:table-cell>
          <table:table-cell table:number-columns-repeated="1021"/>
        </table:table-row>
        <table:table-row table:style-name="ro118">
          <table:table-cell table:style-name="ce121" office:value-type="float" office:value="4">
            <text:p>4</text:p>
          </table:table-cell>
          <table:table-cell table:style-name="ce124" office:value-type="string">
            <text:p>Home</text:p>
          </table:table-cell>
          <table:table-cell table:style-name="ce127" office:value-type="string">
            <text:p>public_html/blog/index.php</text:p>
          </table:table-cell>
          <table:table-cell table:number-columns-repeated="1021"/>
        </table:table-row>
        <table:table-row table:style-name="ro118">
          <table:table-cell table:style-name="ce121" office:value-type="float" office:value="5">
            <text:p>5</text:p>
          </table:table-cell>
          <table:table-cell table:style-name="ce124" office:value-type="string">
            <text:p>Dashboard</text:p>
          </table:table-cell>
          <table:table-cell table:style-name="ce127" office:value-type="string">
            <text:p>resources/templates/blog/admin/index.php?page=posts</text:p>
          </table:table-cell>
          <table:table-cell table:number-columns-repeated="1021"/>
        </table:table-row>
        <table:table-row table:style-name="ro118">
          <table:table-cell table:style-name="ce121" office:value-type="float" office:value="6">
            <text:p>6</text:p>
          </table:table-cell>
          <table:table-cell table:style-name="ce124" office:value-type="string">
            <text:p>Categories</text:p>
          </table:table-cell>
          <table:table-cell table:style-name="ce127" office:value-type="string">
            <text:p>resources/templates/blog/admin/index.php?page=categories</text:p>
          </table:table-cell>
          <table:table-cell table:number-columns-repeated="1021"/>
        </table:table-row>
        <table:table-row table:style-name="ro118">
          <table:table-cell table:style-name="ce121" office:value-type="float" office:value="7">
            <text:p>7</text:p>
          </table:table-cell>
          <table:table-cell table:style-name="ce124" office:value-type="string">
            <text:p>Update Account</text:p>
          </table:table-cell>
          <table:table-cell table:style-name="ce127" office:value-type="string">
            <text:p>resources/templates/blog/admin/index.php?page=users&amp;userID=3</text:p>
          </table:table-cell>
          <table:table-cell table:number-columns-repeated="1021"/>
        </table:table-row>
        <table:table-row table:style-name="ro118">
          <table:table-cell table:style-name="ce121" office:value-type="float" office:value="8">
            <text:p>8</text:p>
          </table:table-cell>
          <table:table-cell table:style-name="ce124" office:value-type="string">
            <text:p>Logoff</text:p>
          </table:table-cell>
          <table:table-cell table:style-name="ce127" office:value-type="string">
            <text:p>resources/templates/blog/admin/logoff.php</text:p>
          </table:table-cell>
          <table:table-cell table:number-columns-repeated="1021"/>
        </table:table-row>
        <table:table-row table:style-name="ro118" table:number-rows-repeated="10">
          <table:table-cell table:style-name="Default" table:number-columns-repeated="2"/>
          <table:table-cell table:number-columns-repeated="1022"/>
        </table:table-row>
        <table:table-row table:style-name="ro109" table:number-rows-repeated="65515">
          <table:table-cell table:number-columns-repeated="1024"/>
        </table:table-row>
        <table:table-row table:style-name="ro109">
          <table:table-cell table:number-columns-repeated="1024"/>
        </table:table-row>
      </table:table>
      <table:named-expressions>
        <table:named-range table:name="Excel_BuiltIn_Print_Area_2" table:base-cell-address="$WORDPRESS.$A$1" table:cell-range-address="$'Test Report'.$A$1:.$X$2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Palatino Linotype" svg:font-family="'Palatino Linotype'" style:font-family-generic="roman"/>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month/>
      <number:text>/</number:text>
      <number:day/>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page-width="11in" fo:page-height="8.5in" style:num-format="1" style:print-orientation="landscape" fo:margin-top="0.5in" fo:margin-bottom="0.5in" fo:margin-left="0.75in" fo:margin-right="0.75in" style:first-page-number="continue" style:scale-to="60%" style:writing-mode="lr-tb"/>
      <style:header-style>
        <style:header-footer-properties fo:min-height="0.2957in" fo:margin-left="0in" fo:margin-right="0in" fo:margin-bottom="0.222in"/>
      </style:header-style>
      <style:footer-style>
        <style:header-footer-properties fo:min-height="0.2957in" fo:margin-left="0in" fo:margin-right="0in" fo:margin-top="0.222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4">05/04/2012</text:date>, <text:time>14:58:09</text:time></text:p>
        </style:region-right>
      </style:header>
      <style:header-left style:display="false"/>
      <style:footer>
        <text:p>Page <text:page-number>1</text:page-number> / <text:page-count>99</text:page-count></text:p>
      </style:footer>
      <style:footer-left style:display="false"/>
    </style:master-page>
    <style:master-page style:name="PageStyle_5f_PHP" style:display-name="PageStyle_PHP" style:page-layout-name="Mpm3">
      <style:header style:display="false"/>
      <style:header-left style:display="false"/>
      <style:footer style:display="false"/>
      <style:footer-left style:display="false"/>
    </style:master-page>
    <style:master-page style:name="PageStyle_5f_Test_20_Report" style:display-name="PageStyle_Test Report" style:page-layout-name="Mpm4">
      <style:header>
        <style:region-left>
          <text:p><text:span text:style-name="MT1">TP_ENG_12</text:span></text:p>
        </style:region-left>
        <style:region-center>
          <text:p><text:span text:style-name="MT1">Test Report</text:span></text:p>
        </style:region-center>
        <style:region-right>
          <text:p><text:span text:style-name="MT1">Ver.1.0</text:span></text:p>
          <text:p><text:span text:style-name="MT1">JULY 2007</text:span></text:p>
        </style:region-right>
      </style:header>
      <style:header-left style:display="false">
        <style:region-left>
          <text:p><text:span text:style-name="MT1">TP_ENG_12</text:span></text:p>
        </style:region-left>
        <style:region-center>
          <text:p><text:span text:style-name="MT1">Test Report</text:span></text:p>
        </style:region-center>
        <style:region-right>
          <text:p><text:span text:style-name="MT1">Ver.1.0</text:span></text:p>
          <text:p><text:span text:style-name="MT1">JULY 2007</text:span></text:p>
        </style:region-right>
      </style:header-left>
      <style:footer>
        <style:region-center>
          <text:p><text:span text:style-name="MT1">For any clarification, please contact sepg@photoninfotech.com</text:span></text:p>
          <text:p><text:span text:style-name="MT1">Photon InfoTech Confidential – Not to be shared outside</text:span></text:p>
        </style:region-center>
        <style:region-right>
          <text:p><text:span text:style-name="MT1">Page </text:span><text:span text:style-name="MT1"><text:page-number>1</text:page-number></text:span><text:span text:style-name="MT1">of </text:span><text:span text:style-name="MT1"><text:page-count>99</text:page-count></text:span></text:p>
        </style:region-right>
      </style:footer>
      <style:footer-left style:display="false">
        <style:region-center>
          <text:p><text:span text:style-name="MT1">For any clarification, please contact sepg@photoninfotech.com</text:span></text:p>
          <text:p><text:span text:style-name="MT1">Photon InfoTech Confidential – Not to be shared outside</text:span></text:p>
        </style:region-center>
        <style:region-right>
          <text:p><text:span text:style-name="MT1">Page </text:span><text:span text:style-name="MT1"><text:page-number>1</text:page-number></text:span><text:span text:style-name="MT1">of </text:span><text:span text:style-name="MT1"><text:page-count>99</text:page-count></text:span></text:p>
        </style:region-right>
      </style:footer-left>
    </style:master-page>
    <style:master-page style:name="PageStyle_5f_Automation_20_Test_20_data" style:display-name="PageStyle_Automation Test data" style:page-layout-name="Mpm3">
      <style:header style:display="false"/>
      <style:header-left style:display="false"/>
      <style:footer style:display="false"/>
      <style:footer-left style:display="false"/>
    </style:master-page>
    <style:master-page style:name="PageStyle_5f_Performance_20_test_20_Url_27_s" style:display-name="PageStyle_Performance test Url's" style:page-layout-name="Mpm5">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1-22T15:17:39</meta:creation-date>
    <dc:date>2012-05-04T14:58:08.90</dc:date>
    <meta:editing-cycles>351</meta:editing-cycles>
    <meta:editing-duration>PT50H32M16S</meta:editing-duration>
    <meta:generator>OpenOffice.org/3.1$Win32 OpenOffice.org_project/310m19$Build-9420</meta:generator>
    <meta:document-statistic meta:table-count="4" meta:cell-count="921" meta:object-count="12"/>
  </office:meta>
</office:document-meta>
</file>